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ss3t="http://www.w3.org/TR/css3-text/" xmlns:loext="urn:org:documentfoundation:names:experimental:office:xmlns:loext:1.0" xmlns:calcext="urn:org:documentfoundation:names:experimental:calc:xmlns:calcext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09in"/>
    </style:style>
    <style:style style:name="co3" style:family="table-column">
      <style:table-column-properties fo:break-before="auto" style:column-width="1.4189in"/>
    </style:style>
    <style:style style:name="co4" style:family="table-column">
      <style:table-column-properties fo:break-before="auto" style:column-width="1.2984in"/>
    </style:style>
    <style:style style:name="co5" style:family="table-column">
      <style:table-column-properties fo:break-before="auto" style:column-width="2.1071in"/>
    </style:style>
    <style:style style:name="co6" style:family="table-column">
      <style:table-column-properties fo:break-before="auto" style:column-width="0.9717in"/>
    </style:style>
    <style:style style:name="co7" style:family="table-column">
      <style:table-column-properties fo:break-before="auto" style:column-width="0.5311in"/>
    </style:style>
    <style:style style:name="co8" style:family="table-column">
      <style:table-column-properties fo:break-before="auto" style:column-width="0.4161in"/>
    </style:style>
    <style:style style:name="co9" style:family="table-column">
      <style:table-column-properties fo:break-before="auto" style:column-width="0.502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0.622in"/>
    </style:style>
    <style:style style:name="co12" style:family="table-column">
      <style:table-column-properties fo:break-before="auto" style:column-width="0.7744in"/>
    </style:style>
    <style:style style:name="co13" style:family="table-column">
      <style:table-column-properties fo:break-before="auto" style:column-width="0.8091in"/>
    </style:style>
    <style:style style:name="co14" style:family="table-column">
      <style:table-column-properties fo:break-before="auto" style:column-width="0.5543in"/>
    </style:style>
    <style:style style:name="co15" style:family="table-column">
      <style:table-column-properties fo:break-before="auto" style:column-width="0.7626in"/>
    </style:style>
    <style:style style:name="co17" style:family="table-column">
      <style:table-column-properties fo:break-before="auto" style:column-width="0.892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6256in" fo:break-before="auto" style:use-optimal-row-height="true"/>
    </style:style>
    <style:style style:name="ro5" style:family="table-row">
      <style:table-row-properties style:row-height="0.1618in" fo:break-before="auto" style:use-optimal-row-height="true"/>
    </style:style>
    <style:style style:name="ro6" style:family="table-row">
      <style:table-row-properties style:row-height="0.3264in" fo:break-before="auto" style:use-optimal-row-height="true"/>
    </style:style>
    <style:style style:name="ro7" style:family="table-row">
      <style:table-row-properties style:row-height="0.4764in" fo:break-before="auto" style:use-optimal-row-height="true"/>
    </style:style>
    <style:style style:name="ro8" style:family="table-row">
      <style:table-row-properties style:row-height="1.0756in" fo:break-before="auto" style:use-optimal-row-height="true"/>
    </style:style>
    <style:style style:name="ro9" style:family="table-row">
      <style:table-row-properties style:row-height="0.3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fo:wrap-option="wrap"/>
      <style:text-properties fo:color="#999999"/>
    </style:style>
    <style:style style:name="ce6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color="#999999"/>
    </style:style>
    <style:style style:name="ce8" style:family="table-cell" style:parent-style-name="Default">
      <style:text-properties fo:color="#999999" fo:font-weight="normal" style:font-weight-asian="normal" style:font-weight-complex="normal"/>
    </style:style>
    <style:style style:name="ce9" style:family="table-cell" style:parent-style-name="Default">
      <style:text-properties fo:color="#000000"/>
    </style:style>
    <style:style style:name="ce10" style:family="table-cell" style:parent-style-name="Default">
      <style:text-properties fo:color="#808080"/>
    </style:style>
    <style:style style:name="ce11" style:family="table-cell" style:parent-style-name="Default">
      <style:text-properties fo:color="#b2b2b2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20" style:family="table-cell" style:parent-style-name="Default" style:data-style-name="N104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fo:wrap-option="wrap"/>
      <style:text-properties fo:color="#000000"/>
    </style:style>
    <style:style style:name="ce22" style:family="table-cell" style:parent-style-name="Default">
      <style:text-properties fo:color="#000000" fo:font-weight="normal" style:font-weight-asian="normal" style:font-weight-complex="normal"/>
    </style:style>
    <style:style style:name="ce23" style:family="table-cell" style:parent-style-name="Default">
      <style:text-properties fo:color="#c9211e" fo:font-weight="bold" style:font-weight-asian="bold" style:font-weight-complex="bold"/>
    </style:style>
    <style:style style:name="ce24" style:family="table-cell" style:parent-style-name="Default">
      <style:text-properties fo:color="#ff0000" fo:font-weight="bold" style:font-weight-asian="bold" style:font-weight-complex="bold"/>
    </style:style>
    <style:style style:name="ce25" style:family="table-cell" style:parent-style-name="Default" style:data-style-name="N120">
      <style:table-cell-properties fo:wrap-option="wrap"/>
      <style:text-properties fo:color="#000000"/>
    </style:style>
    <style:style style:name="ce26" style:family="table-cell" style:parent-style-name="Default" style:data-style-name="N120">
      <style:text-properties fo:color="#000000"/>
    </style:style>
    <style:style style:name="ce28" style:family="table-cell" style:parent-style-name="Default" style:data-style-name="N120">
      <style:text-properties fo:color="#000000" fo:font-weight="bold" style:font-weight-asian="bold" style:font-weight-complex="bold"/>
    </style:style>
    <style:style style:name="ce29" style:family="table-cell" style:parent-style-name="Default" style:data-style-name="N120">
      <style:text-properties fo:color="#000000" fo:font-weight="normal" style:font-weight-asian="normal" style:font-weight-complex="normal"/>
    </style:style>
    <style:style style:name="ce30" style:family="table-cell" style:parent-style-name="Default" style:data-style-name="N120">
      <style:text-properties fo:color="#999999"/>
    </style:style>
    <style:style style:name="ce31" style:family="table-cell" style:parent-style-name="Default" style:data-style-name="N104">
      <style:table-cell-properties fo:wrap-option="wrap"/>
      <style:text-properties fo:color="#000000"/>
    </style:style>
    <style:style style:name="ce32" style:family="table-cell" style:parent-style-name="Default" style:data-style-name="N104">
      <style:text-properties fo:color="#000000"/>
    </style:style>
    <style:style style:name="ce33" style:family="table-cell" style:parent-style-name="Default" style:data-style-name="N104"/>
    <style:style style:name="ce34" style:family="table-cell" style:parent-style-name="Default" style:data-style-name="N104">
      <style:text-properties fo:color="#999999"/>
    </style:style>
    <style:style style:name="ce37" style:family="table-cell" style:parent-style-name="Default" style:data-style-name="N0">
      <style:table-cell-properties fo:wrap-option="wrap"/>
      <style:text-properties fo:color="#00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999999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999999"/>
    </style:style>
    <style:style style:name="T4" style:family="text">
      <style:text-properties fo:color="#808080"/>
    </style:style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1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column table:style-name="co10" table:default-cell-style-name="ce30"/>
        <table:table-column table:style-name="co11" table:default-cell-style-name="ce34"/>
        <table:table-column table:style-name="co12" table:default-cell-style-name="ce3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number-columns-repeated="31" table:default-cell-style-name="Default"/>
        <table:table-column table:style-name="co16" table:number-columns-repeated="19" table:default-cell-style-name="Default"/>
        <table:table-row table:style-name="ro2">
          <table:table-cell table:number-columns-repeated="2"/>
          <table:table-cell table:style-name="ce27"/>
          <table:table-cell table:style-name="ce35" table:number-columns-repeated="3"/>
          <table:table-cell table:style-name="ce52"/>
          <table:table-cell/>
          <table:table-cell table:style-name="ce25"/>
          <table:table-cell table:style-name="ce31"/>
          <table:table-cell table:style-name="ce37" office:value-type="float" office:value="10">
            <text:p>10</text:p>
          </table:table-cell>
          <table:table-cell table:style-name="ce35" table:number-columns-repeated="34"/>
          <table:table-cell table:number-columns-repeated="19"/>
        </table:table-row>
        <table:table-row table:style-name="ro4">
          <table:table-cell office:value-type="string">
            <text:p>How Installed</text:p>
          </table:table-cell>
          <table:table-cell office:value-type="string">
            <text:p>Where Used</text:p>
          </table:table-cell>
          <table:table-cell table:style-name="ce27" office:value-type="string">
            <text:p>Supplier</text:p>
          </table:table-cell>
          <table:table-cell table:style-name="ce35" office:value-type="string">
            <text:p>Part Number</text:p>
          </table:table-cell>
          <table:table-cell table:style-name="ce27" office:value-type="string">
            <text:p>Value</text:p>
          </table:table-cell>
          <table:table-cell table:style-name="ce35" office:value-type="string">
            <text:p>Part Height</text:p>
          </table:table-cell>
          <table:table-cell table:style-name="ce21" office:value-type="string">
            <text:p>P&amp;P</text:p>
            <text:p>Tape</text:p>
            <text:p>Width</text:p>
          </table:table-cell>
          <table:table-cell office:value-type="string">
            <text:p>QTY/</text:p>
            <text:p>LiBCM</text:p>
          </table:table-cell>
          <table:table-cell table:style-name="ce25" office:value-type="string">
            <text:p>$/</text:p>
            <text:p>Part</text:p>
          </table:table-cell>
          <table:table-cell table:style-name="ce31" office:value-type="string">
            <text:p>$/</text:p>
            <text:p>LiBCM</text:p>
          </table:table-cell>
          <table:table-cell table:style-name="ce31" office:value-type="string">
            <text:p>$/</text:p>
            <text:p>QTY n</text:p>
            <text:p>LiBCMs</text:p>
            <text:p>(n=above)</text:p>
          </table:table-cell>
          <table:table-cell table:style-name="ce35" office:value-type="string">
            <text:p>QTY</text:p>
            <text:p>Required</text:p>
            <text:p>For n LiBCMs</text:p>
          </table:table-cell>
          <table:table-cell table:style-name="ce35" office:value-type="string">
            <text:p>QTY on hand</text:p>
          </table:table-cell>
          <table:table-cell table:style-name="ce35" office:value-type="string">
            <text:p>Additional</text:p>
            <text:p>parts to Order for n</text:p>
            <text:p>LiBCMs</text:p>
          </table:table-cell>
          <table:table-cell table:style-name="ce35" office:value-type="string">
            <text:p>Need more</text:p>
            <text:p>for QTY6 protos?</text:p>
          </table:table-cell>
          <table:table-cell table:style-name="ce35" table:number-columns-repeated="30"/>
          <table:table-cell table:number-columns-repeated="19"/>
        </table:table-row>
        <table:table-row table:style-name="ro5">
          <table:table-cell table:style-name="ce36" office:value-type="string">
            <text:p>Pick &amp; Place</text:p>
          </table:table-cell>
          <table:table-cell/>
          <table:table-cell table:style-name="ce27"/>
          <table:table-cell table:style-name="ce35"/>
          <table:table-cell table:style-name="ce27"/>
          <table:table-cell table:style-name="ce35"/>
          <table:table-cell table:style-name="ce52"/>
          <table:table-cell/>
          <table:table-cell table:style-name="ce25"/>
          <table:table-cell table:style-name="ce31" table:number-columns-repeated="2"/>
          <table:table-cell table:style-name="ce35" table:number-columns-repeated="34"/>
          <table:table-cell table:number-columns-repeated="19"/>
        </table:table-row>
        <table:table-row table:style-name="ro5">
          <table:table-cell table:style-name="ce6" office:value-type="string">
            <text:p>PCB</text:p>
          </table:table-cell>
          <table:table-cell table:style-name="ce6" office:value-type="string">
            <text:p>Raw PCB</text:p>
          </table:table-cell>
          <table:table-cell office:value-type="string">
            <text:p>Seeedstudio</text:p>
          </table:table-cell>
          <table:table-cell office:value-type="string">
            <text:p>RevB</text:p>
          </table:table-cell>
          <table:table-cell table:style-name="ce12" office:value-type="string">
            <text:p>-</text:p>
          </table:table-cell>
          <table:table-cell office:value-type="string">
            <text:p>-</text:p>
          </table:table-cell>
          <table:table-cell table:style-name="ce9" office:value-type="string">
            <text:p>-</text:p>
          </table:table-cell>
          <table:table-cell office:value-type="float" office:value="1">
            <text:p>1</text:p>
          </table:table-cell>
          <table:table-cell table:style-name="ce26" office:value-type="currency" office:currency="USD" office:value="11.93">
            <text:p>$11.930</text:p>
          </table:table-cell>
          <table:table-cell table:style-name="ce32" table:formula="of:=[.I4]*[.H4]" office:value-type="currency" office:currency="USD" office:value="11.93">
            <text:p>$11.93</text:p>
          </table:table-cell>
          <table:table-cell table:style-name="ce32" table:formula="of:=[.J4]*[.K$1]" office:value-type="currency" office:currency="USD" office:value="119.3">
            <text:p>$119.30</text:p>
          </table:table-cell>
          <table:table-cell table:formula="of:=[.H4]*[.$K$1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f:=MAX(0;([.L4]-[.M4]))" office:value-type="float" office:value="0">
            <text:p>0</text:p>
          </table:table-cell>
          <table:table-cell table:style-name="ce9" office:value-type="string">
            <text:p>-</text:p>
          </table:table-cell>
          <table:table-cell table:number-columns-repeated="49"/>
        </table:table-row>
        <table:table-row table:style-name="ro5">
          <table:table-cell table:style-name="ce6" office:value-type="string">
            <text:p>P&amp;P - S Tip</text:p>
          </table:table-cell>
          <table:table-cell table:style-name="ce6" office:value-type="string">
            <text:p>Resistor</text:p>
          </table:table-cell>
          <table:table-cell office:value-type="string">
            <text:p>Digikey</text:p>
          </table:table-cell>
          <table:table-cell office:value-type="string">
            <text:p>311-3.30KCRTR-ND</text:p>
          </table:table-cell>
          <table:table-cell table:style-name="ce14" office:value-type="string">
            <text:p>3.3k</text:p>
          </table:table-cell>
          <table:table-cell table:style-name="ce7" office:value-type="float" office:value="0.6">
            <text:p>0.6</text:p>
          </table:table-cell>
          <table:table-cell table:style-name="ce9" office:value-type="float" office:value="8">
            <text:p>8</text:p>
          </table:table-cell>
          <table:table-cell office:value-type="float" office:value="83">
            <text:p>83</text:p>
          </table:table-cell>
          <table:table-cell table:style-name="ce26" office:value-type="currency" office:currency="USD" office:value="0.00544">
            <text:p>$0.005</text:p>
          </table:table-cell>
          <table:table-cell table:style-name="ce32" table:formula="of:=[.I5]*[.H5]" office:value-type="currency" office:currency="USD" office:value="0.45152">
            <text:p>$0.45</text:p>
          </table:table-cell>
          <table:table-cell table:style-name="ce32" table:formula="of:=[.J5]*[.K$1]" office:value-type="currency" office:currency="USD" office:value="4.5152">
            <text:p>$4.52</text:p>
          </table:table-cell>
          <table:table-cell table:formula="of:=[.H5]*[.$K$1]" office:value-type="float" office:value="830">
            <text:p>830</text:p>
          </table:table-cell>
          <table:table-cell office:value-type="float" office:value="10000">
            <text:p>10000</text:p>
          </table:table-cell>
          <table:table-cell table:formula="of:=MAX(0;([.L5]-[.M5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table:style-name="ce6" office:value-type="string">
            <text:p>P&amp;P - S Tip</text:p>
          </table:table-cell>
          <table:table-cell table:style-name="ce6" office:value-type="string">
            <text:p>Resistor</text:p>
          </table:table-cell>
          <table:table-cell office:value-type="string">
            <text:p>Digikey</text:p>
          </table:table-cell>
          <table:table-cell office:value-type="string">
            <text:p>311-82.0CRTR-ND</text:p>
          </table:table-cell>
          <table:table-cell table:style-name="ce14" office:value-type="float" office:value="82">
            <text:p>82</text:p>
          </table:table-cell>
          <table:table-cell table:style-name="ce7" office:value-type="float" office:value="0.6">
            <text:p>0.6</text:p>
          </table:table-cell>
          <table:table-cell table:style-name="ce9" office:value-type="float" office:value="8">
            <text:p>8</text:p>
          </table:table-cell>
          <table:table-cell office:value-type="float" office:value="81">
            <text:p>81</text:p>
          </table:table-cell>
          <table:table-cell table:style-name="ce26" office:value-type="currency" office:currency="USD" office:value="0.00544">
            <text:p>$0.005</text:p>
          </table:table-cell>
          <table:table-cell table:style-name="ce32" table:formula="of:=[.I6]*[.H6]" office:value-type="currency" office:currency="USD" office:value="0.44064">
            <text:p>$0.44</text:p>
          </table:table-cell>
          <table:table-cell table:style-name="ce32" table:formula="of:=[.J6]*[.K$1]" office:value-type="currency" office:currency="USD" office:value="4.4064">
            <text:p>$4.41</text:p>
          </table:table-cell>
          <table:table-cell table:formula="of:=[.H6]*[.$K$1]" office:value-type="float" office:value="810">
            <text:p>810</text:p>
          </table:table-cell>
          <table:table-cell office:value-type="float" office:value="10000">
            <text:p>10000</text:p>
          </table:table-cell>
          <table:table-cell table:formula="of:=MAX(0;([.L6]-[.M6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table:style-name="ce6" office:value-type="string">
            <text:p>P&amp;P - M Tip</text:p>
          </table:table-cell>
          <table:table-cell table:style-name="ce6" office:value-type="string">
            <text:p>Resistor</text:p>
          </table:table-cell>
          <table:table-cell office:value-type="string">
            <text:p>Digikey</text:p>
          </table:table-cell>
          <table:table-cell office:value-type="string">
            <text:p>ERJ-12ZYJ750U</text:p>
          </table:table-cell>
          <table:table-cell table:style-name="ce14" office:value-type="float" office:value="75">
            <text:p>75</text:p>
          </table:table-cell>
          <table:table-cell table:style-name="ce7" office:value-type="float" office:value="0.7">
            <text:p>0.7</text:p>
          </table:table-cell>
          <table:table-cell table:style-name="ce9" office:value-type="float" office:value="12">
            <text:p>12</text:p>
          </table:table-cell>
          <table:table-cell office:value-type="float" office:value="61">
            <text:p>61</text:p>
          </table:table-cell>
          <table:table-cell table:style-name="ce26" office:value-type="currency" office:currency="USD" office:value="0.03174">
            <text:p>$0.032</text:p>
          </table:table-cell>
          <table:table-cell table:style-name="ce32" table:formula="of:=[.I7]*[.H7]" office:value-type="currency" office:currency="USD" office:value="1.93614">
            <text:p>$1.94</text:p>
          </table:table-cell>
          <table:table-cell table:style-name="ce32" table:formula="of:=[.J7]*[.K$1]" office:value-type="currency" office:currency="USD" office:value="19.3614">
            <text:p>$19.36</text:p>
          </table:table-cell>
          <table:table-cell table:formula="of:=[.H7]*[.$K$1]" office:value-type="float" office:value="610">
            <text:p>610</text:p>
          </table:table-cell>
          <table:table-cell office:value-type="float" office:value="5000">
            <text:p>5000</text:p>
          </table:table-cell>
          <table:table-cell table:formula="of:=MAX(0;([.L7]-[.M7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2">
          <table:table-cell table:style-name="ce6" office:value-type="string">
            <text:p>P&amp;P - S Tip</text:p>
          </table:table-cell>
          <table:table-cell table:style-name="ce6" office:value-type="string">
            <text:p>Resistor</text:p>
          </table:table-cell>
          <table:table-cell office:value-type="string">
            <text:p>Digikey</text:p>
          </table:table-cell>
          <table:table-cell table:style-name="ce9" office:value-type="string">
            <text:p>2019-RK73H2ATTD1002FTR-ND</text:p>
          </table:table-cell>
          <table:table-cell table:style-name="ce14" office:value-type="string">
            <text:p><text:a xlink:href="mailto:10k@250mW">10k@250mW</text:a></text:p>
          </table:table-cell>
          <table:table-cell table:style-name="ce7" office:value-type="float" office:value="0.6">
            <text:p>0.6</text:p>
          </table:table-cell>
          <table:table-cell table:style-name="ce9" office:value-type="float" office:value="8">
            <text:p>8</text:p>
          </table:table-cell>
          <table:table-cell office:value-type="float" office:value="27">
            <text:p>27</text:p>
          </table:table-cell>
          <table:table-cell table:style-name="ce26" office:value-type="currency" office:currency="USD" office:value="0.00459">
            <text:p>$0.005</text:p>
          </table:table-cell>
          <table:table-cell table:style-name="ce32" table:formula="of:=[.I8]*[.H8]" office:value-type="currency" office:currency="USD" office:value="0.12393">
            <text:p>$0.12</text:p>
          </table:table-cell>
          <table:table-cell table:style-name="ce32" table:formula="of:=[.J8]*[.K$1]" office:value-type="currency" office:currency="USD" office:value="1.2393">
            <text:p>$1.24</text:p>
          </table:table-cell>
          <table:table-cell table:formula="of:=[.H8]*[.$K$1]" office:value-type="float" office:value="270">
            <text:p>270</text:p>
          </table:table-cell>
          <table:table-cell office:value-type="float" office:value="5000">
            <text:p>5000</text:p>
          </table:table-cell>
          <table:table-cell table:formula="of:=MAX(0;([.L8]-[.M8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table:style-name="ce6" office:value-type="string">
            <text:p>P&amp;P - S Tip</text:p>
          </table:table-cell>
          <table:table-cell table:style-name="ce6" office:value-type="string">
            <text:p>Resistor</text:p>
          </table:table-cell>
          <table:table-cell office:value-type="string">
            <text:p>Digikey</text:p>
          </table:table-cell>
          <table:table-cell office:value-type="string">
            <text:p>311-1.00KCRTR-ND</text:p>
          </table:table-cell>
          <table:table-cell table:style-name="ce14" office:value-type="string">
            <text:p>1k</text:p>
          </table:table-cell>
          <table:table-cell table:style-name="ce7" office:value-type="float" office:value="0.6">
            <text:p>0.6</text:p>
          </table:table-cell>
          <table:table-cell table:style-name="ce9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26" office:value-type="currency" office:currency="USD" office:value="0.00544">
            <text:p>$0.005</text:p>
          </table:table-cell>
          <table:table-cell table:style-name="ce32" table:formula="of:=[.I9]*[.H9]" office:value-type="currency" office:currency="USD" office:value="0.08704">
            <text:p>$0.09</text:p>
          </table:table-cell>
          <table:table-cell table:style-name="ce32" table:formula="of:=[.J9]*[.K$1]" office:value-type="currency" office:currency="USD" office:value="0.8704">
            <text:p>$0.87</text:p>
          </table:table-cell>
          <table:table-cell table:formula="of:=[.H9]*[.$K$1]" office:value-type="float" office:value="160">
            <text:p>160</text:p>
          </table:table-cell>
          <table:table-cell office:value-type="float" office:value="5000">
            <text:p>5000</text:p>
          </table:table-cell>
          <table:table-cell table:formula="of:=MAX(0;([.L9]-[.M9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table:style-name="ce6" office:value-type="string">
            <text:p>P&amp;P - S Tip</text:p>
          </table:table-cell>
          <table:table-cell table:style-name="ce6" office:value-type="string">
            <text:p>Resistor</text:p>
          </table:table-cell>
          <table:table-cell office:value-type="string">
            <text:p>Digikey</text:p>
          </table:table-cell>
          <table:table-cell office:value-type="string">
            <text:p>ERJ-P06J104V</text:p>
          </table:table-cell>
          <table:table-cell table:style-name="ce14" office:value-type="string">
            <text:p>100k</text:p>
          </table:table-cell>
          <table:table-cell table:style-name="ce7" office:value-type="float" office:value="0.7">
            <text:p>0.7</text:p>
          </table:table-cell>
          <table:table-cell table:style-name="ce9" office:value-type="float" office:value="8">
            <text:p>8</text:p>
          </table:table-cell>
          <table:table-cell office:value-type="float" office:value="10">
            <text:p>10</text:p>
          </table:table-cell>
          <table:table-cell table:style-name="ce28" office:value-type="currency" office:currency="USD" office:value="0.01408">
            <text:p>$0.014</text:p>
          </table:table-cell>
          <table:table-cell table:style-name="ce32" table:formula="of:=[.I10]*[.H10]" office:value-type="currency" office:currency="USD" office:value="0.1408">
            <text:p>$0.14</text:p>
          </table:table-cell>
          <table:table-cell table:style-name="ce32" table:formula="of:=[.J10]*[.K$1]" office:value-type="currency" office:currency="USD" office:value="1.408">
            <text:p>$1.41</text:p>
          </table:table-cell>
          <table:table-cell table:formula="of:=[.H10]*[.$K$1]" office:value-type="float" office:value="100">
            <text:p>100</text:p>
          </table:table-cell>
          <table:table-cell office:value-type="float" office:value="1000">
            <text:p>1000</text:p>
          </table:table-cell>
          <table:table-cell table:formula="of:=MAX(0;([.L10]-[.M10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table:style-name="ce6" office:value-type="string">
            <text:p>P&amp;P - S Tip</text:p>
          </table:table-cell>
          <table:table-cell table:style-name="ce6" office:value-type="string">
            <text:p>Resistor</text:p>
          </table:table-cell>
          <table:table-cell office:value-type="string">
            <text:p>Digikey</text:p>
          </table:table-cell>
          <table:table-cell office:value-type="string">
            <text:p>RMCF1206JT5M10</text:p>
          </table:table-cell>
          <table:table-cell table:style-name="ce14" office:value-type="string">
            <text:p>5M1</text:p>
          </table:table-cell>
          <table:table-cell table:style-name="ce7" office:value-type="float" office:value="0.7">
            <text:p>0.7</text:p>
          </table:table-cell>
          <table:table-cell table:style-name="ce9" office:value-type="float" office:value="8">
            <text:p>8</text:p>
          </table:table-cell>
          <table:table-cell office:value-type="float" office:value="10">
            <text:p>10</text:p>
          </table:table-cell>
          <table:table-cell table:style-name="ce26" office:value-type="currency" office:currency="USD" office:value="0.00371">
            <text:p>$0.004</text:p>
          </table:table-cell>
          <table:table-cell table:style-name="ce32" table:formula="of:=[.I11]*[.H11]" office:value-type="currency" office:currency="USD" office:value="0.0371">
            <text:p>$0.04</text:p>
          </table:table-cell>
          <table:table-cell table:style-name="ce32" table:formula="of:=[.J11]*[.K$1]" office:value-type="currency" office:currency="USD" office:value="0.371">
            <text:p>$0.37</text:p>
          </table:table-cell>
          <table:table-cell table:formula="of:=[.H11]*[.$K$1]" office:value-type="float" office:value="100">
            <text:p>100</text:p>
          </table:table-cell>
          <table:table-cell office:value-type="float" office:value="5000">
            <text:p>5000</text:p>
          </table:table-cell>
          <table:table-cell table:formula="of:=MAX(0;([.L11]-[.M11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table:style-name="ce6" office:value-type="string">
            <text:p>P&amp;P - S Tip</text:p>
          </table:table-cell>
          <table:table-cell table:style-name="ce6" office:value-type="string">
            <text:p>Resistor</text:p>
          </table:table-cell>
          <table:table-cell office:value-type="string">
            <text:p>Digikey</text:p>
          </table:table-cell>
          <table:table-cell office:value-type="string">
            <text:p>311-220ARCT-ND</text:p>
          </table:table-cell>
          <table:table-cell table:style-name="ce14" office:value-type="float" office:value="220">
            <text:p>220</text:p>
          </table:table-cell>
          <table:table-cell table:style-name="ce7" office:value-type="float" office:value="0.6">
            <text:p>0.6</text:p>
          </table:table-cell>
          <table:table-cell table:style-name="ce9" office:value-type="float" office:value="8">
            <text:p>8</text:p>
          </table:table-cell>
          <table:table-cell office:value-type="float" office:value="5">
            <text:p>5</text:p>
          </table:table-cell>
          <table:table-cell table:style-name="ce26" office:value-type="currency" office:currency="USD" office:value="0.00468">
            <text:p>$0.005</text:p>
          </table:table-cell>
          <table:table-cell table:style-name="ce32" table:formula="of:=[.I12]*[.H12]" office:value-type="currency" office:currency="USD" office:value="0.0234">
            <text:p>$0.02</text:p>
          </table:table-cell>
          <table:table-cell table:style-name="ce32" table:formula="of:=[.J12]*[.K$1]" office:value-type="currency" office:currency="USD" office:value="0.234">
            <text:p>$0.23</text:p>
          </table:table-cell>
          <table:table-cell table:formula="of:=[.H12]*[.$K$1]" office:value-type="float" office:value="50">
            <text:p>50</text:p>
          </table:table-cell>
          <table:table-cell office:value-type="float" office:value="5000">
            <text:p>5000</text:p>
          </table:table-cell>
          <table:table-cell table:formula="of:=MAX(0;([.L12]-[.M12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table:style-name="ce6" office:value-type="string">
            <text:p>P&amp;P - S Tip</text:p>
          </table:table-cell>
          <table:table-cell table:style-name="ce6" office:value-type="string">
            <text:p>Resistor</text:p>
          </table:table-cell>
          <table:table-cell office:value-type="string">
            <text:p>Digikey</text:p>
          </table:table-cell>
          <table:table-cell office:value-type="string">
            <text:p>RMCF0805FT71K5</text:p>
          </table:table-cell>
          <table:table-cell table:style-name="ce14" office:value-type="string">
            <text:p>71.5k</text:p>
          </table:table-cell>
          <table:table-cell table:style-name="ce7" office:value-type="float" office:value="0.65">
            <text:p>0.65</text:p>
          </table:table-cell>
          <table:table-cell table:style-name="ce9"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26" office:value-type="currency" office:currency="USD" office:value="0.0035">
            <text:p>$0.004</text:p>
          </table:table-cell>
          <table:table-cell table:style-name="ce32" table:formula="of:=[.I13]*[.H13]" office:value-type="currency" office:currency="USD" office:value="0.014">
            <text:p>$0.01</text:p>
          </table:table-cell>
          <table:table-cell table:style-name="ce32" table:formula="of:=[.J13]*[.K$1]" office:value-type="currency" office:currency="USD" office:value="0.14">
            <text:p>$0.14</text:p>
          </table:table-cell>
          <table:table-cell table:formula="of:=[.H13]*[.$K$1]" office:value-type="float" office:value="40">
            <text:p>40</text:p>
          </table:table-cell>
          <table:table-cell office:value-type="float" office:value="5000">
            <text:p>5000</text:p>
          </table:table-cell>
          <table:table-cell table:formula="of:=MAX(0;([.L13]-[.M13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table:style-name="ce6" office:value-type="string">
            <text:p>P&amp;P - S Tip</text:p>
          </table:table-cell>
          <table:table-cell table:style-name="ce6" office:value-type="string">
            <text:p>Resistor</text:p>
          </table:table-cell>
          <table:table-cell office:value-type="string">
            <text:p>Digikey</text:p>
          </table:table-cell>
          <table:table-cell office:value-type="string">
            <text:p>311-120CRCT-ND</text:p>
          </table:table-cell>
          <table:table-cell table:style-name="ce14" office:value-type="float" office:value="120">
            <text:p>120</text:p>
          </table:table-cell>
          <table:table-cell table:style-name="ce7" office:value-type="float" office:value="0.6">
            <text:p>0.6</text:p>
          </table:table-cell>
          <table:table-cell table:style-name="ce9" office:value-type="float" office:value="8">
            <text:p>8</text:p>
          </table:table-cell>
          <table:table-cell office:value-type="float" office:value="9">
            <text:p>9</text:p>
          </table:table-cell>
          <table:table-cell table:style-name="ce26" office:value-type="currency" office:currency="USD" office:value="0.00544">
            <text:p>$0.005</text:p>
          </table:table-cell>
          <table:table-cell table:style-name="ce32" table:formula="of:=[.I14]*[.H14]" office:value-type="currency" office:currency="USD" office:value="0.04896">
            <text:p>$0.05</text:p>
          </table:table-cell>
          <table:table-cell table:style-name="ce32" table:formula="of:=[.J14]*[.K$1]" office:value-type="currency" office:currency="USD" office:value="0.4896">
            <text:p>$0.49</text:p>
          </table:table-cell>
          <table:table-cell table:formula="of:=[.H14]*[.$K$1]" office:value-type="float" office:value="90">
            <text:p>90</text:p>
          </table:table-cell>
          <table:table-cell office:value-type="float" office:value="5000">
            <text:p>5000</text:p>
          </table:table-cell>
          <table:table-cell table:formula="of:=MAX(0;([.L14]-[.M14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table:style-name="ce6" office:value-type="string">
            <text:p>P&amp;P - S Tip</text:p>
          </table:table-cell>
          <table:table-cell table:style-name="ce6" office:value-type="string">
            <text:p>Resistor</text:p>
          </table:table-cell>
          <table:table-cell office:value-type="string">
            <text:p>Digikey</text:p>
          </table:table-cell>
          <table:table-cell table:style-name="ce9" office:value-type="string">
            <text:p>541-20.0KTCT-ND</text:p>
          </table:table-cell>
          <table:table-cell table:style-name="ce15" office:value-type="string">
            <text:p>20k@500mW</text:p>
          </table:table-cell>
          <table:table-cell table:style-name="ce7" office:value-type="float" office:value="0.5">
            <text:p>0.5</text:p>
          </table:table-cell>
          <table:table-cell table:style-name="ce9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8" office:value-type="currency" office:currency="USD" office:value="0.03622">
            <text:p>$0.036</text:p>
          </table:table-cell>
          <table:table-cell table:style-name="ce32" table:formula="of:=[.I15]*[.H15]" office:value-type="currency" office:currency="USD" office:value="0.07244">
            <text:p>$0.07</text:p>
          </table:table-cell>
          <table:table-cell table:style-name="ce32" table:formula="of:=[.J15]*[.K$1]" office:value-type="currency" office:currency="USD" office:value="0.7244">
            <text:p>$0.72</text:p>
          </table:table-cell>
          <table:table-cell table:formula="of:=[.H15]*[.$K$1]" office:value-type="float" office:value="20">
            <text:p>20</text:p>
          </table:table-cell>
          <table:table-cell table:style-name="ce9" office:value-type="float" office:value="1000">
            <text:p>1000</text:p>
          </table:table-cell>
          <table:table-cell table:formula="of:=MAX(0;([.L15]-[.M15]))" office:value-type="float" office:value="0">
            <text:p>0</text:p>
          </table:table-cell>
          <table:table-cell table:style-name="ce9" office:value-type="string">
            <text:p>-</text:p>
          </table:table-cell>
          <table:table-cell table:style-name="ce7" table:number-columns-repeated="39"/>
          <table:table-cell table:number-columns-repeated="10"/>
        </table:table-row>
        <table:table-row table:style-name="ro5">
          <table:table-cell table:style-name="ce6" office:value-type="string">
            <text:p>P&amp;P - S Tip</text:p>
          </table:table-cell>
          <table:table-cell table:style-name="ce6" office:value-type="string">
            <text:p>Capacitor</text:p>
          </table:table-cell>
          <table:table-cell office:value-type="string">
            <text:p>Digikey</text:p>
          </table:table-cell>
          <table:table-cell office:value-type="string">
            <text:p>1276-1015-2-ND</text:p>
          </table:table-cell>
          <table:table-cell table:style-name="ce14" office:value-type="string">
            <text:p>10n</text:p>
          </table:table-cell>
          <table:table-cell table:style-name="ce7" office:value-type="float" office:value="0.75">
            <text:p>0.75</text:p>
          </table:table-cell>
          <table:table-cell table:style-name="ce9" office:value-type="float" office:value="8">
            <text:p>8</text:p>
          </table:table-cell>
          <table:table-cell office:value-type="float" office:value="66">
            <text:p>66</text:p>
          </table:table-cell>
          <table:table-cell table:style-name="ce28" office:value-type="currency" office:currency="USD" office:value="0.00984">
            <text:p>$0.010</text:p>
          </table:table-cell>
          <table:table-cell table:style-name="ce32" table:formula="of:=[.I16]*[.H16]" office:value-type="currency" office:currency="USD" office:value="0.64944">
            <text:p>$0.65</text:p>
          </table:table-cell>
          <table:table-cell table:style-name="ce32" table:formula="of:=[.J16]*[.K$1]" office:value-type="currency" office:currency="USD" office:value="6.4944">
            <text:p>$6.49</text:p>
          </table:table-cell>
          <table:table-cell table:formula="of:=[.H16]*[.$K$1]" office:value-type="float" office:value="660">
            <text:p>660</text:p>
          </table:table-cell>
          <table:table-cell office:value-type="float" office:value="8000">
            <text:p>8000</text:p>
          </table:table-cell>
          <table:table-cell table:formula="of:=MAX(0;([.L16]-[.M16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table:style-name="ce6" office:value-type="string">
            <text:p>P&amp;P - S Tip</text:p>
          </table:table-cell>
          <table:table-cell table:style-name="ce6" office:value-type="string">
            <text:p>Capacitor</text:p>
          </table:table-cell>
          <table:table-cell office:value-type="string">
            <text:p>Digikey</text:p>
          </table:table-cell>
          <table:table-cell office:value-type="string">
            <text:p>1276-2447-2-ND</text:p>
          </table:table-cell>
          <table:table-cell table:style-name="ce14" office:value-type="string">
            <text:p>100n</text:p>
          </table:table-cell>
          <table:table-cell office:value-type="float" office:value="0.95">
            <text:p>0.95</text:p>
          </table:table-cell>
          <table:table-cell table:style-name="ce9" office:value-type="float" office:value="8">
            <text:p>8</text:p>
          </table:table-cell>
          <table:table-cell office:value-type="float" office:value="24">
            <text:p>24</text:p>
          </table:table-cell>
          <table:table-cell table:style-name="ce28" office:value-type="currency" office:currency="USD" office:value="0.05122">
            <text:p>$0.051</text:p>
          </table:table-cell>
          <table:table-cell table:style-name="ce32" table:formula="of:=[.I17]*[.H17]" office:value-type="currency" office:currency="USD" office:value="1.22928">
            <text:p>$1.23</text:p>
          </table:table-cell>
          <table:table-cell table:style-name="ce32" table:formula="of:=[.J17]*[.K$1]" office:value-type="currency" office:currency="USD" office:value="12.2928">
            <text:p>$12.29</text:p>
          </table:table-cell>
          <table:table-cell table:formula="of:=[.H17]*[.$K$1]" office:value-type="float" office:value="240">
            <text:p>240</text:p>
          </table:table-cell>
          <table:table-cell office:value-type="float" office:value="4000">
            <text:p>4000</text:p>
          </table:table-cell>
          <table:table-cell table:formula="of:=MAX(0;([.L17]-[.M17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table:style-name="ce6" office:value-type="string">
            <text:p>P&amp;P - S Tip</text:p>
          </table:table-cell>
          <table:table-cell table:style-name="ce6" office:value-type="string">
            <text:p>Capacitor</text:p>
          </table:table-cell>
          <table:table-cell office:value-type="string">
            <text:p>Digikey</text:p>
          </table:table-cell>
          <table:table-cell office:value-type="string">
            <text:p>1276-1066-2-ND</text:p>
          </table:table-cell>
          <table:table-cell table:style-name="ce14" office:value-type="string">
            <text:p>1u</text:p>
          </table:table-cell>
          <table:table-cell office:value-type="float" office:value="1.35">
            <text:p>1.35</text:p>
          </table:table-cell>
          <table:table-cell table:style-name="ce9" office:value-type="float" office:value="8">
            <text:p>8</text:p>
          </table:table-cell>
          <table:table-cell office:value-type="float" office:value="23">
            <text:p>23</text:p>
          </table:table-cell>
          <table:table-cell table:style-name="ce28" office:value-type="currency" office:currency="USD" office:value="0.01699">
            <text:p>$0.017</text:p>
          </table:table-cell>
          <table:table-cell table:style-name="ce32" table:formula="of:=[.I18]*[.H18]" office:value-type="currency" office:currency="USD" office:value="0.39077">
            <text:p>$0.39</text:p>
          </table:table-cell>
          <table:table-cell table:style-name="ce32" table:formula="of:=[.J18]*[.K$1]" office:value-type="currency" office:currency="USD" office:value="3.9077">
            <text:p>$3.91</text:p>
          </table:table-cell>
          <table:table-cell table:formula="of:=[.H18]*[.$K$1]" office:value-type="float" office:value="230">
            <text:p>230</text:p>
          </table:table-cell>
          <table:table-cell office:value-type="float" office:value="2000">
            <text:p>2000</text:p>
          </table:table-cell>
          <table:table-cell table:formula="of:=MAX(0;([.L18]-[.M18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table:style-name="ce6" office:value-type="string">
            <text:p>P&amp;P - S Tip</text:p>
          </table:table-cell>
          <table:table-cell table:style-name="ce6" office:value-type="string">
            <text:p>Capacitor</text:p>
          </table:table-cell>
          <table:table-cell office:value-type="string">
            <text:p>Digikey</text:p>
          </table:table-cell>
          <table:table-cell office:value-type="string">
            <text:p>1276-3391-2-ND</text:p>
          </table:table-cell>
          <table:table-cell table:style-name="ce14" office:value-type="string">
            <text:p>22u</text:p>
          </table:table-cell>
          <table:table-cell office:value-type="float" office:value="2.7">
            <text:p>2.7</text:p>
          </table:table-cell>
          <table:table-cell table:style-name="ce9" office:value-type="float" office:value="8">
            <text:p>8</text:p>
          </table:table-cell>
          <table:table-cell office:value-type="float" office:value="10">
            <text:p>10</text:p>
          </table:table-cell>
          <table:table-cell table:style-name="ce28" office:value-type="currency" office:currency="USD" office:value="0.22283">
            <text:p>$0.223</text:p>
          </table:table-cell>
          <table:table-cell table:style-name="ce32" table:formula="of:=[.I19]*[.H19]" office:value-type="currency" office:currency="USD" office:value="2.2283">
            <text:p>$2.23</text:p>
          </table:table-cell>
          <table:table-cell table:style-name="ce32" table:formula="of:=[.J19]*[.K$1]" office:value-type="currency" office:currency="USD" office:value="22.283">
            <text:p>$22.28</text:p>
          </table:table-cell>
          <table:table-cell table:formula="of:=[.H19]*[.$K$1]" office:value-type="float" office:value="100">
            <text:p>100</text:p>
          </table:table-cell>
          <table:table-cell office:value-type="float" office:value="1000">
            <text:p>1000</text:p>
          </table:table-cell>
          <table:table-cell table:formula="of:=MAX(0;([.L19]-[.M19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table:style-name="ce6" office:value-type="string">
            <text:p>P&amp;P - S Tip</text:p>
          </table:table-cell>
          <table:table-cell table:style-name="ce6" office:value-type="string">
            <text:p>Capacitor</text:p>
          </table:table-cell>
          <table:table-cell office:value-type="string">
            <text:p>Digikey</text:p>
          </table:table-cell>
          <table:table-cell office:value-type="string">
            <text:p>1276-1829-1-ND</text:p>
          </table:table-cell>
          <table:table-cell table:style-name="ce14" office:value-type="string">
            <text:p>20p</text:p>
          </table:table-cell>
          <table:table-cell office:value-type="float" office:value="0.75">
            <text:p>0.75</text:p>
          </table:table-cell>
          <table:table-cell table:style-name="ce9" office:value-type="float" office:value="8">
            <text:p>8</text:p>
          </table:table-cell>
          <table:table-cell office:value-type="float" office:value="6">
            <text:p>6</text:p>
          </table:table-cell>
          <table:table-cell table:style-name="ce28" office:value-type="currency" office:currency="USD" office:value="0.0208">
            <text:p>$0.021</text:p>
          </table:table-cell>
          <table:table-cell table:style-name="ce32" table:formula="of:=[.I20]*[.H20]" office:value-type="currency" office:currency="USD" office:value="0.1248">
            <text:p>$0.12</text:p>
          </table:table-cell>
          <table:table-cell table:style-name="ce32" table:formula="of:=[.J20]*[.K$1]" office:value-type="currency" office:currency="USD" office:value="1.248">
            <text:p>$1.25</text:p>
          </table:table-cell>
          <table:table-cell table:formula="of:=[.H20]*[.$K$1]" office:value-type="float" office:value="60">
            <text:p>60</text:p>
          </table:table-cell>
          <table:table-cell office:value-type="float" office:value="1000">
            <text:p>1000</text:p>
          </table:table-cell>
          <table:table-cell table:formula="of:=MAX(0;([.L20]-[.M20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table:style-name="ce6" office:value-type="string">
            <text:p>P&amp;P - S Tip</text:p>
          </table:table-cell>
          <table:table-cell table:style-name="ce6" office:value-type="string">
            <text:p>Capacitor - HVDC</text:p>
          </table:table-cell>
          <table:table-cell office:value-type="string">
            <text:p>Digikey</text:p>
          </table:table-cell>
          <table:table-cell office:value-type="string">
            <text:p>CGA5K4X7R2J223K130AA</text:p>
          </table:table-cell>
          <table:table-cell table:style-name="ce14" office:value-type="string">
            <text:p>22n</text:p>
          </table:table-cell>
          <table:table-cell office:value-type="float" office:value="1.5">
            <text:p>1.5</text:p>
          </table:table-cell>
          <table:table-cell table:style-name="ce9" office:value-type="float" office:value="8">
            <text:p>8</text:p>
          </table:table-cell>
          <table:table-cell office:value-type="float" office:value="17">
            <text:p>17</text:p>
          </table:table-cell>
          <table:table-cell table:style-name="ce28" office:value-type="currency" office:currency="USD" office:value="0.0792">
            <text:p>$0.079</text:p>
          </table:table-cell>
          <table:table-cell table:style-name="ce32" table:formula="of:=[.I21]*[.H21]" office:value-type="currency" office:currency="USD" office:value="1.3464">
            <text:p>$1.35</text:p>
          </table:table-cell>
          <table:table-cell table:style-name="ce32" table:formula="of:=[.J21]*[.K$1]" office:value-type="currency" office:currency="USD" office:value="13.464">
            <text:p>$13.46</text:p>
          </table:table-cell>
          <table:table-cell table:formula="of:=[.H21]*[.$K$1]" office:value-type="float" office:value="170">
            <text:p>170</text:p>
          </table:table-cell>
          <table:table-cell office:value-type="float" office:value="2050">
            <text:p>2050</text:p>
          </table:table-cell>
          <table:table-cell table:formula="of:=MAX(0;([.L21]-[.M21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6">
          <table:table-cell table:style-name="ce6" office:value-type="string">
            <text:p>P&amp;P - M Tip</text:p>
          </table:table-cell>
          <table:table-cell office:value-type="string">
            <text:p>BMS Discharge</text:p>
          </table:table-cell>
          <table:table-cell office:value-type="string">
            <text:p>Digikey</text:p>
          </table:table-cell>
          <table:table-cell table:style-name="ce12" office:value-type="string">
            <text:p>RSC002P03T316</text:p>
            <text:p><text:span text:style-name="T2">DMP3099L</text:span></text:p>
          </table:table-cell>
          <table:table-cell table:style-name="ce14" office:value-type="string">
            <text:p>PFET</text:p>
          </table:table-cell>
          <table:table-cell office:value-type="float" office:value="1.1">
            <text:p>1.1</text:p>
          </table:table-cell>
          <table:table-cell table:style-name="ce9" office:value-type="float" office:value="8">
            <text:p>8</text:p>
          </table:table-cell>
          <table:table-cell office:value-type="float" office:value="61">
            <text:p>61</text:p>
          </table:table-cell>
          <table:table-cell table:style-name="ce26" office:value-type="currency" office:currency="USD" office:value="0.0506">
            <text:p>$0.051</text:p>
          </table:table-cell>
          <table:table-cell table:style-name="ce32" table:formula="of:=[.I22]*[.H22]" office:value-type="currency" office:currency="USD" office:value="3.0866">
            <text:p>$3.09</text:p>
          </table:table-cell>
          <table:table-cell table:style-name="ce32" table:formula="of:=[.J22]*[.K$1]" office:value-type="currency" office:currency="USD" office:value="30.866">
            <text:p>$30.87</text:p>
          </table:table-cell>
          <table:table-cell table:formula="of:=[.H22]*[.$K$1]" office:value-type="float" office:value="610">
            <text:p>610</text:p>
          </table:table-cell>
          <table:table-cell office:value-type="float" office:value="6000">
            <text:p>6000</text:p>
          </table:table-cell>
          <table:table-cell table:formula="of:=MAX(0;([.L22]-[.M22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table:style-name="ce6" office:value-type="string">
            <text:p>P&amp;P - S Tip</text:p>
          </table:table-cell>
          <table:table-cell office:value-type="string">
            <text:p>LED</text:p>
          </table:table-cell>
          <table:table-cell office:value-type="string">
            <text:p>Digikey</text:p>
          </table:table-cell>
          <table:table-cell office:value-type="string">
            <text:p>LTST-C171GKT</text:p>
          </table:table-cell>
          <table:table-cell table:style-name="ce14" office:value-type="string">
            <text:p>Green</text:p>
          </table:table-cell>
          <table:table-cell office:value-type="float" office:value="0.9">
            <text:p>0.9</text:p>
          </table:table-cell>
          <table:table-cell table:style-name="ce9" office:value-type="float" office:value="8">
            <text:p>8</text:p>
          </table:table-cell>
          <table:table-cell office:value-type="float" office:value="12">
            <text:p>12</text:p>
          </table:table-cell>
          <table:table-cell table:style-name="ce26" office:value-type="currency" office:currency="USD" office:value="0.04747">
            <text:p>$0.047</text:p>
          </table:table-cell>
          <table:table-cell table:style-name="ce32" table:formula="of:=[.I23]*[.H23]" office:value-type="currency" office:currency="USD" office:value="0.56964">
            <text:p>$0.57</text:p>
          </table:table-cell>
          <table:table-cell table:style-name="ce32" table:formula="of:=[.J23]*[.K$1]" office:value-type="currency" office:currency="USD" office:value="5.6964">
            <text:p>$5.70</text:p>
          </table:table-cell>
          <table:table-cell table:formula="of:=[.H23]*[.$K$1]" office:value-type="float" office:value="120">
            <text:p>120</text:p>
          </table:table-cell>
          <table:table-cell office:value-type="float" office:value="500">
            <text:p>500</text:p>
          </table:table-cell>
          <table:table-cell table:formula="of:=MAX(0;([.L23]-[.M23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7">
          <table:table-cell table:style-name="ce6" office:value-type="string">
            <text:p>P&amp;P - M Tip</text:p>
          </table:table-cell>
          <table:table-cell office:value-type="string">
            <text:p>Open Drains</text:p>
          </table:table-cell>
          <table:table-cell office:value-type="string">
            <text:p>Digikey</text:p>
          </table:table-cell>
          <table:table-cell office:value-type="string">
            <text:p><text:span text:style-name="T1">SSM3K329R</text:span></text:p>
            <text:p><text:span text:style-name="T3">IRLML2060TRPBF</text:span></text:p>
            <text:p><text:span text:style-name="T3">NXV55UNR</text:span></text:p>
          </table:table-cell>
          <table:table-cell table:style-name="ce14" office:value-type="string">
            <text:p>NFET</text:p>
          </table:table-cell>
          <table:table-cell office:value-type="float" office:value="0.8">
            <text:p>0.8</text:p>
          </table:table-cell>
          <table:table-cell table:style-name="ce9" office:value-type="float" office:value="8">
            <text:p>8</text:p>
          </table:table-cell>
          <table:table-cell office:value-type="float" office:value="9">
            <text:p>9</text:p>
          </table:table-cell>
          <table:table-cell table:style-name="ce26" office:value-type="currency" office:currency="USD" office:value="0.099">
            <text:p>$0.099</text:p>
          </table:table-cell>
          <table:table-cell table:style-name="ce32" table:formula="of:=[.I24]*[.H24]" office:value-type="currency" office:currency="USD" office:value="0.891">
            <text:p>$0.89</text:p>
          </table:table-cell>
          <table:table-cell table:style-name="ce32" table:formula="of:=[.J24]*[.K$1]" office:value-type="currency" office:currency="USD" office:value="8.91">
            <text:p>$8.91</text:p>
          </table:table-cell>
          <table:table-cell table:formula="of:=[.H24]*[.$K$1]" office:value-type="float" office:value="90">
            <text:p>90</text:p>
          </table:table-cell>
          <table:table-cell office:value-type="float" office:value="3100">
            <text:p>3100</text:p>
          </table:table-cell>
          <table:table-cell table:formula="of:=MAX(0;([.L24]-[.M24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table:style-name="ce6" office:value-type="string">
            <text:p>P&amp;P - M Tip</text:p>
          </table:table-cell>
          <table:table-cell office:value-type="string">
            <text:p>LTC 5V Generation</text:p>
          </table:table-cell>
          <table:table-cell office:value-type="string">
            <text:p>Digikey</text:p>
          </table:table-cell>
          <table:table-cell office:value-type="string">
            <text:p>BCP56-16T1GOSTR-ND</text:p>
          </table:table-cell>
          <table:table-cell table:style-name="ce14" office:value-type="string">
            <text:p>NPN</text:p>
          </table:table-cell>
          <table:table-cell office:value-type="float" office:value="1.75">
            <text:p>1.75</text:p>
          </table:table-cell>
          <table:table-cell table:style-name="ce9" office:value-type="float" office:value="12">
            <text:p>12</text:p>
          </table:table-cell>
          <table:table-cell office:value-type="float" office:value="5">
            <text:p>5</text:p>
          </table:table-cell>
          <table:table-cell table:style-name="ce26" office:value-type="currency" office:currency="USD" office:value="0.10215">
            <text:p>$0.102</text:p>
          </table:table-cell>
          <table:table-cell table:style-name="ce32" table:formula="of:=[.I25]*[.H25]" office:value-type="currency" office:currency="USD" office:value="0.51075">
            <text:p>$0.51</text:p>
          </table:table-cell>
          <table:table-cell table:style-name="ce32" table:formula="of:=[.J25]*[.K$1]" office:value-type="currency" office:currency="USD" office:value="5.1075">
            <text:p>$5.11</text:p>
          </table:table-cell>
          <table:table-cell table:formula="of:=[.H25]*[.$K$1]" office:value-type="float" office:value="50">
            <text:p>50</text:p>
          </table:table-cell>
          <table:table-cell office:value-type="float" office:value="1025">
            <text:p>1025</text:p>
          </table:table-cell>
          <table:table-cell table:formula="of:=MAX(0;([.L25]-[.M25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table:style-name="ce6" office:value-type="string">
            <text:p>P&amp;P - S Tip</text:p>
          </table:table-cell>
          <table:table-cell office:value-type="string">
            <text:p>Thermistor</text:p>
          </table:table-cell>
          <table:table-cell office:value-type="string">
            <text:p>Digikey</text:p>
          </table:table-cell>
          <table:table-cell office:value-type="string">
            <text:p>NB12K00103KBB</text:p>
          </table:table-cell>
          <table:table-cell table:style-name="ce14" office:value-type="string">
            <text:p>Temp10k</text:p>
          </table:table-cell>
          <table:table-cell office:value-type="float" office:value="1.25">
            <text:p>1.25</text:p>
          </table:table-cell>
          <table:table-cell table:style-name="ce9" office:value-type="float" office:value="8">
            <text:p>8</text:p>
          </table:table-cell>
          <table:table-cell office:value-type="float" office:value="5">
            <text:p>5</text:p>
          </table:table-cell>
          <table:table-cell table:style-name="ce26" office:value-type="currency" office:currency="USD" office:value="0.13932">
            <text:p>$0.139</text:p>
          </table:table-cell>
          <table:table-cell table:style-name="ce32" table:formula="of:=[.I26]*[.H26]" office:value-type="currency" office:currency="USD" office:value="0.6966">
            <text:p>$0.70</text:p>
          </table:table-cell>
          <table:table-cell table:style-name="ce32" table:formula="of:=[.J26]*[.K$1]" office:value-type="currency" office:currency="USD" office:value="6.966">
            <text:p>$6.97</text:p>
          </table:table-cell>
          <table:table-cell table:formula="of:=[.H26]*[.$K$1]" office:value-type="float" office:value="50">
            <text:p>50</text:p>
          </table:table-cell>
          <table:table-cell office:value-type="float" office:value="525">
            <text:p>525</text:p>
          </table:table-cell>
          <table:table-cell table:formula="of:=MAX(0;([.L26]-[.M26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table:style-name="ce6" office:value-type="string">
            <text:p>P&amp;P - S Tip</text:p>
          </table:table-cell>
          <table:table-cell office:value-type="string">
            <text:p>Flyback Diode</text:p>
          </table:table-cell>
          <table:table-cell office:value-type="string">
            <text:p>Digikey</text:p>
          </table:table-cell>
          <table:table-cell office:value-type="string">
            <text:p>1N4148WRHGTR-ND</text:p>
          </table:table-cell>
          <table:table-cell table:style-name="ce16" office:value-type="string">
            <text:p>Diode</text:p>
          </table:table-cell>
          <table:table-cell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office:value-type="float" office:value="3">
            <text:p>3</text:p>
          </table:table-cell>
          <table:table-cell table:style-name="ce26" office:value-type="currency" office:currency="USD" office:value="0.03085">
            <text:p>$0.031</text:p>
          </table:table-cell>
          <table:table-cell table:style-name="ce32" table:formula="of:=[.I27]*[.H27]" office:value-type="currency" office:currency="USD" office:value="0.09255">
            <text:p>$0.09</text:p>
          </table:table-cell>
          <table:table-cell table:style-name="ce32" table:formula="of:=[.J27]*[.K$1]" office:value-type="currency" office:currency="USD" office:value="0.9255">
            <text:p>$0.93</text:p>
          </table:table-cell>
          <table:table-cell table:formula="of:=[.H27]*[.$K$1]" office:value-type="float" office:value="30">
            <text:p>30</text:p>
          </table:table-cell>
          <table:table-cell office:value-type="float" office:value="3100">
            <text:p>3100</text:p>
          </table:table-cell>
          <table:table-cell table:formula="of:=MAX(0;([.L27]-[.M27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table:style-name="ce6" office:value-type="string">
            <text:p>P&amp;P - M Tip</text:p>
          </table:table-cell>
          <table:table-cell office:value-type="string">
            <text:p>IC</text:p>
          </table:table-cell>
          <table:table-cell office:value-type="string">
            <text:p>Digikey</text:p>
          </table:table-cell>
          <table:table-cell office:value-type="string">
            <text:p>LTC6820HMS#PBF-ND</text:p>
          </table:table-cell>
          <table:table-cell table:style-name="ce14" office:value-type="string">
            <text:p>LTC6820</text:p>
          </table:table-cell>
          <table:table-cell office:value-type="float" office:value="1.1">
            <text:p>1.1</text:p>
          </table:table-cell>
          <table:table-cell table:style-name="ce9"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ce26" office:value-type="currency" office:currency="USD" office:value="5.0435">
            <text:p>$5.044</text:p>
          </table:table-cell>
          <table:table-cell table:style-name="ce32" table:formula="of:=[.I28]*[.H28]" office:value-type="currency" office:currency="USD" office:value="5.0435">
            <text:p>$5.04</text:p>
          </table:table-cell>
          <table:table-cell table:style-name="ce32" table:formula="of:=[.J28]*[.K$1]" office:value-type="currency" office:currency="USD" office:value="50.435">
            <text:p>$50.44</text:p>
          </table:table-cell>
          <table:table-cell table:formula="of:=[.H28]*[.$K$1]" office:value-type="float" office:value="10">
            <text:p>10</text:p>
          </table:table-cell>
          <table:table-cell office:value-type="float" office:value="102">
            <text:p>102</text:p>
          </table:table-cell>
          <table:table-cell table:formula="of:=MAX(0;([.L28]-[.M28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table:style-name="ce6" office:value-type="string">
            <text:p>P&amp;P - ML Tip</text:p>
          </table:table-cell>
          <table:table-cell office:value-type="string">
            <text:p>IC</text:p>
          </table:table-cell>
          <table:table-cell office:value-type="string">
            <text:p>Digikey</text:p>
          </table:table-cell>
          <table:table-cell office:value-type="string">
            <text:p>LTC6804IG-2</text:p>
          </table:table-cell>
          <table:table-cell table:style-name="ce14" office:value-type="string">
            <text:p>LTC6804-2</text:p>
          </table:table-cell>
          <table:table-cell office:value-type="float" office:value="2">
            <text:p>2</text:p>
          </table:table-cell>
          <table:table-cell table:style-name="ce9" office:value-type="string">
            <text:p>tray0</text:p>
          </table:table-cell>
          <table:table-cell office:value-type="float" office:value="5">
            <text:p>5</text:p>
          </table:table-cell>
          <table:table-cell table:style-name="ce26" office:value-type="currency" office:currency="USD" office:value="16.07">
            <text:p>$16.070</text:p>
          </table:table-cell>
          <table:table-cell table:style-name="ce32" table:formula="of:=[.I29]*[.H29]" office:value-type="currency" office:currency="USD" office:value="80.35">
            <text:p>$80.35</text:p>
          </table:table-cell>
          <table:table-cell table:style-name="ce32" table:formula="of:=[.J29]*[.K$1]" office:value-type="currency" office:currency="USD" office:value="803.5">
            <text:p>$803.50</text:p>
          </table:table-cell>
          <table:table-cell table:formula="of:=[.H29]*[.$K$1]" office:value-type="float" office:value="50">
            <text:p>50</text:p>
          </table:table-cell>
          <table:table-cell office:value-type="float" office:value="510">
            <text:p>510</text:p>
          </table:table-cell>
          <table:table-cell table:formula="of:=MAX(0;([.L29]-[.M29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table:number-columns-repeated="2"/>
          <table:table-cell table:style-name="Default"/>
          <table:table-cell/>
          <table:table-cell table:style-name="ce16"/>
          <table:table-cell/>
          <table:table-cell table:style-name="Default"/>
          <table:table-cell/>
          <table:table-cell table:style-name="Default" table:number-columns-repeated="3"/>
          <table:table-cell table:number-columns-repeated="53"/>
        </table:table-row>
        <table:table-row table:style-name="ro7">
          <table:table-cell table:number-columns-repeated="2"/>
          <table:table-cell table:style-name="Default"/>
          <table:table-cell/>
          <table:table-cell table:style-name="ce16"/>
          <table:table-cell/>
          <table:table-cell table:style-name="Default"/>
          <table:table-cell/>
          <table:table-cell table:style-name="ce36" office:value-type="string">
            <text:p>Subtotal</text:p>
            <text:p>To This</text:p>
            <text:p>Line</text:p>
          </table:table-cell>
          <table:table-cell table:style-name="ce33" table:formula="of:=SUM([.J4:.J29])" office:value-type="currency" office:currency="USD" office:value="112.5156">
            <text:p>$112.52</text:p>
          </table:table-cell>
          <table:table-cell table:style-name="Default"/>
          <table:table-cell table:number-columns-repeated="53"/>
        </table:table-row>
        <table:table-row table:style-name="ro5">
          <table:table-cell table:number-columns-repeated="2"/>
          <table:table-cell table:style-name="Default"/>
          <table:table-cell/>
          <table:table-cell table:style-name="ce16"/>
          <table:table-cell/>
          <table:table-cell table:style-name="Default"/>
          <table:table-cell/>
          <table:table-cell table:style-name="Default" table:number-columns-repeated="3"/>
          <table:table-cell table:number-columns-repeated="53"/>
        </table:table-row>
        <table:table-row table:style-name="ro7">
          <table:table-cell table:style-name="ce36" office:value-type="string">
            <text:p>SMT</text:p>
            <text:p>Ideally P&amp;P</text:p>
            <text:p>Hand Placed</text:p>
          </table:table-cell>
          <table:table-cell table:style-name="ce36"/>
          <table:table-cell table:number-columns-repeated="2"/>
          <table:table-cell table:style-name="ce14"/>
          <table:table-cell/>
          <table:table-cell table:style-name="ce9"/>
          <table:table-cell/>
          <table:table-cell table:style-name="ce26"/>
          <table:table-cell table:style-name="ce32" table:number-columns-repeated="2"/>
          <table:table-cell table:number-columns-repeated="53"/>
        </table:table-row>
        <table:table-row table:style-name="ro5">
          <table:table-cell table:style-name="ce6" office:value-type="string">
            <text:p>P&amp;P - M Tip</text:p>
          </table:table-cell>
          <table:table-cell office:value-type="string">
            <text:p>RS485</text:p>
          </table:table-cell>
          <table:table-cell office:value-type="string">
            <text:p>Digikey</text:p>
          </table:table-cell>
          <table:table-cell office:value-type="string">
            <text:p>LTC1487CS8#PBF-ND</text:p>
          </table:table-cell>
          <table:table-cell table:style-name="ce14" office:value-type="string">
            <text:p>In Tube</text:p>
          </table:table-cell>
          <table:table-cell office:value-type="float" office:value="1.75">
            <text:p>1.75</text:p>
          </table:table-cell>
          <table:table-cell table:style-name="ce9" office:value-type="float" office:value="12">
            <text:p>12</text:p>
          </table:table-cell>
          <table:table-cell office:value-type="float" office:value="2">
            <text:p>2</text:p>
          </table:table-cell>
          <table:table-cell table:style-name="ce26" office:value-type="currency" office:currency="USD" office:value="3.5346">
            <text:p>$3.535</text:p>
          </table:table-cell>
          <table:table-cell table:style-name="ce32" table:formula="of:=[.I34]*[.H34]" office:value-type="currency" office:currency="USD" office:value="7.0692">
            <text:p>$7.07</text:p>
          </table:table-cell>
          <table:table-cell table:style-name="ce32" table:formula="of:=[.J34]*[.K$1]" office:value-type="currency" office:currency="USD" office:value="70.692">
            <text:p>$70.69</text:p>
          </table:table-cell>
          <table:table-cell table:formula="of:=[.H34]*[.$K$1]" office:value-type="float" office:value="20">
            <text:p>20</text:p>
          </table:table-cell>
          <table:table-cell office:value-type="float" office:value="204">
            <text:p>204</text:p>
          </table:table-cell>
          <table:table-cell table:formula="of:=MAX(0;([.L34]-[.M34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table:style-name="ce6" office:value-type="string">
            <text:p>P&amp;P - M Tip</text:p>
          </table:table-cell>
          <table:table-cell table:style-name="ce9" office:value-type="string">
            <text:p>OpAmp</text:p>
          </table:table-cell>
          <table:table-cell table:style-name="ce13" office:value-type="string">
            <text:p>Digikey</text:p>
          </table:table-cell>
          <table:table-cell table:style-name="ce9" office:value-type="string">
            <text:p>LT1797CS5#TRMPBFCT-ND </text:p>
          </table:table-cell>
          <table:table-cell table:style-name="ce15" office:value-type="string">
            <text:p>LTC1797</text:p>
          </table:table-cell>
          <table:table-cell table:style-name="ce9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9" office:value-type="float" office:value="1">
            <text:p>1</text:p>
          </table:table-cell>
          <table:table-cell table:style-name="ce26" office:value-type="currency" office:currency="USD" office:value="2.0564">
            <text:p>$2.056</text:p>
          </table:table-cell>
          <table:table-cell table:style-name="ce32" table:formula="of:=[.I35]*[.H35]" office:value-type="currency" office:currency="USD" office:value="2.0564">
            <text:p>$2.06</text:p>
          </table:table-cell>
          <table:table-cell table:style-name="ce32" table:formula="of:=[.J35]*[.K$1]" office:value-type="currency" office:currency="USD" office:value="20.564">
            <text:p>$20.56</text:p>
          </table:table-cell>
          <table:table-cell table:style-name="ce9" table:formula="of:=[.H35]*[.$K$1]" office:value-type="float" office:value="10">
            <text:p>10</text:p>
          </table:table-cell>
          <table:table-cell table:style-name="ce9" office:value-type="float" office:value="500">
            <text:p>500</text:p>
          </table:table-cell>
          <table:table-cell table:style-name="ce9" table:formula="of:=MAX(0;([.L35]-[.M35]))" office:value-type="float" office:value="0">
            <text:p>0</text:p>
          </table:table-cell>
          <table:table-cell table:style-name="ce9" office:value-type="string">
            <text:p>-</text:p>
          </table:table-cell>
          <table:table-cell table:style-name="ce9" table:number-columns-repeated="49"/>
        </table:table-row>
        <table:table-row table:style-name="ro5">
          <table:table-cell table:style-name="ce6" office:value-type="string">
            <text:p>P&amp;P - M Tip</text:p>
          </table:table-cell>
          <table:table-cell office:value-type="string">
            <text:p>Buck Converter</text:p>
          </table:table-cell>
          <table:table-cell office:value-type="string">
            <text:p>Digikey</text:p>
          </table:table-cell>
          <table:table-cell table:style-name="ce12" office:value-type="string">
            <text:p>AP63205WU</text:p>
          </table:table-cell>
          <table:table-cell table:style-name="ce14"/>
          <table:table-cell office:value-type="float" office:value="1">
            <text:p>1</text:p>
          </table:table-cell>
          <table:table-cell table:style-name="ce24"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26" office:value-type="currency" office:currency="USD" office:value="0.6095">
            <text:p>$0.610</text:p>
          </table:table-cell>
          <table:table-cell table:style-name="ce32" table:formula="of:=[.I36]*[.H36]" office:value-type="currency" office:currency="USD" office:value="0.6095">
            <text:p>$0.61</text:p>
          </table:table-cell>
          <table:table-cell table:style-name="ce32" table:formula="of:=[.J36]*[.K$1]" office:value-type="currency" office:currency="USD" office:value="6.095">
            <text:p>$6.10</text:p>
          </table:table-cell>
          <table:table-cell table:formula="of:=[.H36]*[.$K$1]" office:value-type="float" office:value="10">
            <text:p>10</text:p>
          </table:table-cell>
          <table:table-cell office:value-type="float" office:value="100">
            <text:p>100</text:p>
          </table:table-cell>
          <table:table-cell table:formula="of:=MAX(0;([.L36]-[.M36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table:style-name="ce6" office:value-type="string">
            <text:p>P&amp;P - S Tip</text:p>
          </table:table-cell>
          <table:table-cell office:value-type="string">
            <text:p>5V Zener</text:p>
          </table:table-cell>
          <table:table-cell office:value-type="string">
            <text:p>Digikey</text:p>
          </table:table-cell>
          <table:table-cell office:value-type="string">
            <text:p>MMSZ5233B</text:p>
          </table:table-cell>
          <table:table-cell table:style-name="ce14"/>
          <table:table-cell office:value-type="float" office:value="1.25">
            <text:p>1.25</text:p>
          </table:table-cell>
          <table:table-cell table:style-name="ce24"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26" office:value-type="currency" office:currency="USD" office:value="0.1003">
            <text:p>$0.100</text:p>
          </table:table-cell>
          <table:table-cell table:style-name="ce32" table:formula="of:=[.I37]*[.H37]" office:value-type="currency" office:currency="USD" office:value="0.1003">
            <text:p>$0.10</text:p>
          </table:table-cell>
          <table:table-cell table:style-name="ce32" table:formula="of:=[.J37]*[.K$1]" office:value-type="currency" office:currency="USD" office:value="1.003">
            <text:p>$1.00</text:p>
          </table:table-cell>
          <table:table-cell table:formula="of:=[.H37]*[.$K$1]" office:value-type="float" office:value="10">
            <text:p>10</text:p>
          </table:table-cell>
          <table:table-cell office:value-type="float" office:value="100">
            <text:p>100</text:p>
          </table:table-cell>
          <table:table-cell table:formula="of:=MAX(0;([.L37]-[.M37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table:style-name="ce6" office:value-type="string">
            <text:p>P&amp;P - S Tip</text:p>
          </table:table-cell>
          <table:table-cell office:value-type="string">
            <text:p>DCDC Ferrites</text:p>
          </table:table-cell>
          <table:table-cell office:value-type="string">
            <text:p>Digikey</text:p>
          </table:table-cell>
          <table:table-cell office:value-type="string">
            <text:p>587-5925-1-ND</text:p>
          </table:table-cell>
          <table:table-cell table:style-name="ce14"/>
          <table:table-cell office:value-type="float" office:value="1">
            <text:p>1</text:p>
          </table:table-cell>
          <table:table-cell table:style-name="ce24"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26" office:value-type="currency" office:currency="USD" office:value="0.12208">
            <text:p>$0.122</text:p>
          </table:table-cell>
          <table:table-cell table:style-name="ce32" table:formula="of:=[.I38]*[.H38]" office:value-type="currency" office:currency="USD" office:value="0.24416">
            <text:p>$0.24</text:p>
          </table:table-cell>
          <table:table-cell table:style-name="ce32" table:formula="of:=[.J38]*[.K$1]" office:value-type="currency" office:currency="USD" office:value="2.4416">
            <text:p>$2.44</text:p>
          </table:table-cell>
          <table:table-cell table:formula="of:=[.H38]*[.$K$1]" office:value-type="float" office:value="20">
            <text:p>20</text:p>
          </table:table-cell>
          <table:table-cell office:value-type="float" office:value="260">
            <text:p>260</text:p>
          </table:table-cell>
          <table:table-cell table:formula="of:=MAX(0;([.L38]-[.M38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table:style-name="ce6" office:value-type="string">
            <text:p>P&amp;P - S Tip</text:p>
          </table:table-cell>
          <table:table-cell table:style-name="ce6" office:value-type="string">
            <text:p>Capacitor</text:p>
          </table:table-cell>
          <table:table-cell office:value-type="string">
            <text:p>Digikey</text:p>
          </table:table-cell>
          <table:table-cell table:style-name="ce9" office:value-type="string">
            <text:p>399-16724-1-ND</text:p>
          </table:table-cell>
          <table:table-cell table:style-name="ce15" office:value-type="string">
            <text:p>68 nF</text:p>
          </table:table-cell>
          <table:table-cell table:style-name="ce9" office:value-type="float" office:value="1.9">
            <text:p>1.9</text:p>
          </table:table-cell>
          <table:table-cell table:style-name="ce24" office:value-type="float" office:value="8">
            <text:p>8</text:p>
          </table:table-cell>
          <table:table-cell table:style-name="ce9" office:value-type="float" office:value="2">
            <text:p>2</text:p>
          </table:table-cell>
          <table:table-cell table:style-name="ce26" office:value-type="currency" office:currency="USD" office:value="0.13564">
            <text:p>$0.136</text:p>
          </table:table-cell>
          <table:table-cell table:style-name="ce32" table:formula="of:=[.I39]*[.H39]" office:value-type="currency" office:currency="USD" office:value="0.27128">
            <text:p>$0.27</text:p>
          </table:table-cell>
          <table:table-cell table:style-name="ce32" table:formula="of:=[.J39]*[.K$1]" office:value-type="currency" office:currency="USD" office:value="2.7128">
            <text:p>$2.71</text:p>
          </table:table-cell>
          <table:table-cell table:formula="of:=[.H39]*[.$K$1]" office:value-type="float" office:value="20">
            <text:p>20</text:p>
          </table:table-cell>
          <table:table-cell table:style-name="ce9" office:value-type="float" office:value="500">
            <text:p>500</text:p>
          </table:table-cell>
          <table:table-cell table:formula="of:=MAX(0;([.L39]-[.M39]))" office:value-type="float" office:value="0">
            <text:p>0</text:p>
          </table:table-cell>
          <table:table-cell table:style-name="ce9" office:value-type="string">
            <text:p>-</text:p>
          </table:table-cell>
          <table:table-cell table:style-name="ce7" table:number-columns-repeated="39"/>
          <table:table-cell table:number-columns-repeated="10"/>
        </table:table-row>
        <table:table-row table:style-name="ro5">
          <table:table-cell table:style-name="ce6" office:value-type="string">
            <text:p>P&amp;P - S Tip</text:p>
          </table:table-cell>
          <table:table-cell table:style-name="ce6" office:value-type="string">
            <text:p>Resistor</text:p>
          </table:table-cell>
          <table:table-cell office:value-type="string">
            <text:p>Digikey</text:p>
          </table:table-cell>
          <table:table-cell office:value-type="string">
            <text:p>311-7.32KCRTR-ND</text:p>
          </table:table-cell>
          <table:table-cell table:style-name="ce17" office:value-type="string">
            <text:p>7.32k</text:p>
          </table:table-cell>
          <table:table-cell office:value-type="float" office:value="0.6">
            <text:p>0.6</text:p>
          </table:table-cell>
          <table:table-cell table:style-name="ce24"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26" office:value-type="currency" office:currency="USD" office:value="0.00544">
            <text:p>$0.005</text:p>
          </table:table-cell>
          <table:table-cell table:style-name="ce32" table:formula="of:=[.I40]*[.H40]" office:value-type="currency" office:currency="USD" office:value="0.00544">
            <text:p>$0.01</text:p>
          </table:table-cell>
          <table:table-cell table:style-name="ce32" table:formula="of:=[.J40]*[.K$1]" office:value-type="currency" office:currency="USD" office:value="0.0544">
            <text:p>$0.05</text:p>
          </table:table-cell>
          <table:table-cell table:formula="of:=[.H40]*[.$K$1]" office:value-type="float" office:value="10">
            <text:p>10</text:p>
          </table:table-cell>
          <table:table-cell office:value-type="float" office:value="5000">
            <text:p>5000</text:p>
          </table:table-cell>
          <table:table-cell table:formula="of:=MAX(0;([.L40]-[.M40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table:style-name="ce6" table:number-columns-repeated="2"/>
          <table:table-cell table:number-columns-repeated="2"/>
          <table:table-cell table:style-name="ce12"/>
          <table:table-cell/>
          <table:table-cell table:style-name="ce24"/>
          <table:table-cell/>
          <table:table-cell table:style-name="ce26"/>
          <table:table-cell table:style-name="ce32" table:number-columns-repeated="2"/>
          <table:table-cell table:number-columns-repeated="53"/>
        </table:table-row>
        <table:table-row table:style-name="ro7">
          <table:table-cell table:style-name="ce6" table:number-columns-repeated="2"/>
          <table:table-cell table:number-columns-repeated="2"/>
          <table:table-cell table:style-name="ce12"/>
          <table:table-cell/>
          <table:table-cell table:style-name="ce24"/>
          <table:table-cell/>
          <table:table-cell table:style-name="ce36" office:value-type="string">
            <text:p>Subtotal</text:p>
            <text:p>To This</text:p>
            <text:p>Line</text:p>
          </table:table-cell>
          <table:table-cell table:style-name="ce32" table:formula="of:=SUM([.J34:.J40])+[.J31]" office:value-type="currency" office:currency="USD" office:value="122.87188">
            <text:p>$122.87</text:p>
          </table:table-cell>
          <table:table-cell table:style-name="ce32"/>
          <table:table-cell table:number-columns-repeated="53"/>
        </table:table-row>
        <table:table-row table:style-name="ro5">
          <table:table-cell table:number-columns-repeated="4"/>
          <table:table-cell table:style-name="ce12"/>
          <table:table-cell/>
          <table:table-cell table:style-name="ce9"/>
          <table:table-cell/>
          <table:table-cell table:style-name="ce26"/>
          <table:table-cell table:style-name="ce32" table:number-columns-repeated="2"/>
          <table:table-cell table:number-columns-repeated="53"/>
        </table:table-row>
        <table:table-row table:style-name="ro6">
          <table:table-cell table:style-name="ce36" office:value-type="string">
            <text:p>SMT</text:p>
            <text:p>Hand Placed</text:p>
          </table:table-cell>
          <table:table-cell table:number-columns-repeated="3"/>
          <table:table-cell table:style-name="ce12"/>
          <table:table-cell/>
          <table:table-cell table:style-name="ce9"/>
          <table:table-cell/>
          <table:table-cell table:style-name="ce26"/>
          <table:table-cell table:style-name="ce32" table:number-columns-repeated="2"/>
          <table:table-cell table:number-columns-repeated="53"/>
        </table:table-row>
        <table:table-row table:style-name="ro5">
          <table:table-cell office:value-type="string">
            <text:p>Too tall for P&amp;P</text:p>
          </table:table-cell>
          <table:table-cell office:value-type="string">
            <text:p>Buck Inductor</text:p>
          </table:table-cell>
          <table:table-cell office:value-type="string">
            <text:p>Digikey</text:p>
          </table:table-cell>
          <table:table-cell table:style-name="ce12" office:value-type="string">
            <text:p>445-3867-2-ND</text:p>
          </table:table-cell>
          <table:table-cell table:style-name="ce12" office:value-type="string">
            <text:p>4.7 uH</text:p>
          </table:table-cell>
          <table:table-cell/>
          <table:table-cell table:style-name="ce9"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ce26" office:value-type="currency" office:currency="USD" office:value="0.8789">
            <text:p>$0.879</text:p>
          </table:table-cell>
          <table:table-cell table:style-name="ce32" table:formula="of:=[.I45]*[.H45]" office:value-type="currency" office:currency="USD" office:value="0.8789">
            <text:p>$0.88</text:p>
          </table:table-cell>
          <table:table-cell table:style-name="ce32" table:formula="of:=[.J45]*[.K$1]" office:value-type="currency" office:currency="USD" office:value="8.789">
            <text:p>$8.79</text:p>
          </table:table-cell>
          <table:table-cell table:formula="of:=[.H45]*[.$K$1]" office:value-type="float" office:value="10">
            <text:p>10</text:p>
          </table:table-cell>
          <table:table-cell office:value-type="float" office:value="102">
            <text:p>102</text:p>
          </table:table-cell>
          <table:table-cell table:formula="of:=MAX(0;([.L45]-[.M45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office:value-type="string">
            <text:p>Too tall for P&amp;P</text:p>
          </table:table-cell>
          <table:table-cell table:style-name="ce9" office:value-type="string">
            <text:p>Capacitor</text:p>
          </table:table-cell>
          <table:table-cell table:style-name="ce13" office:value-type="string">
            <text:p>Digikey</text:p>
          </table:table-cell>
          <table:table-cell table:style-name="ce9" office:value-type="string">
            <text:p>493-3958-2-ND</text:p>
          </table:table-cell>
          <table:table-cell table:style-name="ce13" office:value-type="string">
            <text:p>220u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 office:value-type="float" office:value="3">
            <text:p>3</text:p>
          </table:table-cell>
          <table:table-cell table:style-name="ce26" office:value-type="currency" office:currency="USD" office:value="0.46824">
            <text:p>$0.468</text:p>
          </table:table-cell>
          <table:table-cell table:style-name="ce32" table:formula="of:=[.I46]*[.H46]" office:value-type="currency" office:currency="USD" office:value="1.40472">
            <text:p>$1.40</text:p>
          </table:table-cell>
          <table:table-cell table:style-name="ce32" table:formula="of:=[.J46]*[.K$1]" office:value-type="currency" office:currency="USD" office:value="14.0472">
            <text:p>$14.05</text:p>
          </table:table-cell>
          <table:table-cell table:style-name="ce9" table:formula="of:=[.H46]*[.$K$1]" office:value-type="float" office:value="30">
            <text:p>30</text:p>
          </table:table-cell>
          <table:table-cell table:style-name="ce9" office:value-type="float" office:value="1000">
            <text:p>1000</text:p>
          </table:table-cell>
          <table:table-cell table:style-name="ce9" table:formula="of:=MAX(0;([.L46]-[.M46]))" office:value-type="float" office:value="0">
            <text:p>0</text:p>
          </table:table-cell>
          <table:table-cell table:style-name="ce9" office:value-type="string">
            <text:p>-</text:p>
          </table:table-cell>
          <table:table-cell table:style-name="ce9" table:number-columns-repeated="49"/>
        </table:table-row>
        <table:table-row table:style-name="ro5">
          <table:table-cell office:value-type="string">
            <text:p>Too tall for P&amp;P</text:p>
          </table:table-cell>
          <table:table-cell office:value-type="string">
            <text:p>Triac</text:p>
          </table:table-cell>
          <table:table-cell office:value-type="string">
            <text:p>Digikey</text:p>
          </table:table-cell>
          <table:table-cell office:value-type="string">
            <text:p>T810-600B</text:p>
          </table:table-cell>
          <table:table-cell table:style-name="ce12"/>
          <table:table-cell/>
          <table:table-cell table:style-name="ce9" office:value-type="string">
            <text:p>tube</text:p>
          </table:table-cell>
          <table:table-cell office:value-type="float" office:value="1">
            <text:p>1</text:p>
          </table:table-cell>
          <table:table-cell table:style-name="ce26" office:value-type="currency" office:currency="USD" office:value="1.0752">
            <text:p>$1.075</text:p>
          </table:table-cell>
          <table:table-cell table:style-name="ce32" table:formula="of:=[.I47]*[.H47]" office:value-type="currency" office:currency="USD" office:value="1.0752">
            <text:p>$1.08</text:p>
          </table:table-cell>
          <table:table-cell table:style-name="ce32" table:formula="of:=[.J47]*[.K$1]" office:value-type="currency" office:currency="USD" office:value="10.752">
            <text:p>$10.75</text:p>
          </table:table-cell>
          <table:table-cell table:formula="of:=[.H47]*[.$K$1]" office:value-type="float" office:value="10">
            <text:p>10</text:p>
          </table:table-cell>
          <table:table-cell office:value-type="float" office:value="110">
            <text:p>110</text:p>
          </table:table-cell>
          <table:table-cell table:formula="of:=MAX(0;([.L47]-[.M47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6">
          <table:table-cell office:value-type="string">
            <text:p>Too tall for P&amp;P</text:p>
          </table:table-cell>
          <table:table-cell office:value-type="string">
            <text:p>Triac Driver</text:p>
          </table:table-cell>
          <table:table-cell office:value-type="string">
            <text:p>Digikey</text:p>
          </table:table-cell>
          <table:table-cell office:value-type="string">
            <text:p>MOC3023S</text:p>
            <text:p>MOC3023S-TA1</text:p>
          </table:table-cell>
          <table:table-cell table:style-name="ce12"/>
          <table:table-cell/>
          <table:table-cell table:style-name="ce9"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ce26" office:value-type="currency" office:currency="USD" office:value="0.2644">
            <text:p>$0.264</text:p>
          </table:table-cell>
          <table:table-cell table:style-name="ce32" table:formula="of:=[.I48]*[.H48]" office:value-type="currency" office:currency="USD" office:value="0.2644">
            <text:p>$0.26</text:p>
          </table:table-cell>
          <table:table-cell table:style-name="ce32" table:formula="of:=[.J48]*[.K$1]" office:value-type="currency" office:currency="USD" office:value="2.644">
            <text:p>$2.64</text:p>
          </table:table-cell>
          <table:table-cell table:formula="of:=[.H48]*[.$K$1]" office:value-type="float" office:value="10">
            <text:p>10</text:p>
          </table:table-cell>
          <table:table-cell office:value-type="float" office:value="110">
            <text:p>110</text:p>
          </table:table-cell>
          <table:table-cell table:formula="of:=MAX(0;([.L48]-[.M48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table:style-name="ce7" office:value-type="string">
            <text:p>Too tall for P&amp;P</text:p>
          </table:table-cell>
          <table:table-cell table:style-name="ce10" office:value-type="string">
            <text:p>Push Button</text:p>
          </table:table-cell>
          <table:table-cell office:value-type="string">
            <text:p>Digikey</text:p>
          </table:table-cell>
          <table:table-cell table:style-name="ce10" office:value-type="string">
            <text:p>EVQ-PUJ02K</text:p>
          </table:table-cell>
          <table:table-cell table:style-name="ce18"/>
          <table:table-cell table:style-name="ce10"/>
          <table:table-cell table:style-name="ce9" office:value-type="float" office:value="12">
            <text:p>12</text:p>
          </table:table-cell>
          <table:table-cell table:style-name="ce10" office:value-type="float" office:value="0">
            <text:p>0</text:p>
          </table:table-cell>
          <table:table-cell table:style-name="ce26"/>
          <table:table-cell table:style-name="ce32" table:formula="of:=[.I49]*[.H49]" office:value-type="currency" office:currency="USD" office:value="0">
            <text:p>$0.00</text:p>
          </table:table-cell>
          <table:table-cell table:style-name="ce32" table:formula="of:=[.J49]*[.K$1]" office:value-type="currency" office:currency="USD" office:value="0">
            <text:p>$0.00</text:p>
          </table:table-cell>
          <table:table-cell table:formula="of:=[.H49]*[.$K$1]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formula="of:=MAX(0;([.L49]-[.M49]))" office:value-type="float" office:value="0">
            <text:p>0</text:p>
          </table:table-cell>
          <table:table-cell table:style-name="ce10" office:value-type="string">
            <text:p>-</text:p>
          </table:table-cell>
          <table:table-cell table:style-name="ce10" table:number-columns-repeated="49"/>
        </table:table-row>
        <table:table-row table:style-name="ro5">
          <table:table-cell office:value-type="string">
            <text:p>Too tall for P&amp;P</text:p>
          </table:table-cell>
          <table:table-cell office:value-type="string">
            <text:p>Slide Switch (DIP)</text:p>
          </table:table-cell>
          <table:table-cell office:value-type="string">
            <text:p>Digikey</text:p>
          </table:table-cell>
          <table:table-cell office:value-type="string">
            <text:p>DS04-254-2-02BK-SMT</text:p>
          </table:table-cell>
          <table:table-cell table:style-name="ce12"/>
          <table:table-cell/>
          <table:table-cell table:style-name="ce9" office:value-type="string">
            <text:p>-</text:p>
          </table:table-cell>
          <table:table-cell office:value-type="float" office:value="1">
            <text:p>1</text:p>
          </table:table-cell>
          <table:table-cell table:style-name="ce26" office:value-type="currency" office:currency="USD" office:value="0.4068">
            <text:p>$0.407</text:p>
          </table:table-cell>
          <table:table-cell table:style-name="ce32" table:formula="of:=[.I50]*[.H50]" office:value-type="currency" office:currency="USD" office:value="0.4068">
            <text:p>$0.41</text:p>
          </table:table-cell>
          <table:table-cell table:style-name="ce32" table:formula="of:=[.J50]*[.K$1]" office:value-type="currency" office:currency="USD" office:value="4.068">
            <text:p>$4.07</text:p>
          </table:table-cell>
          <table:table-cell table:formula="of:=[.H50]*[.$K$1]" office:value-type="float" office:value="10">
            <text:p>10</text:p>
          </table:table-cell>
          <table:table-cell office:value-type="float" office:value="110">
            <text:p>110</text:p>
          </table:table-cell>
          <table:table-cell table:formula="of:=MAX(0;([.L50]-[.M50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office:value-type="string">
            <text:p>Too tall for P&amp;P</text:p>
          </table:table-cell>
          <table:table-cell office:value-type="string">
            <text:p>BMS Isolation</text:p>
          </table:table-cell>
          <table:table-cell office:value-type="string">
            <text:p>Digikey</text:p>
          </table:table-cell>
          <table:table-cell office:value-type="string">
            <text:p>732-5711-1-ND</text:p>
          </table:table-cell>
          <table:table-cell table:style-name="ce12" office:value-type="string">
            <text:p>Trans</text:p>
          </table:table-cell>
          <table:table-cell/>
          <table:table-cell table:style-name="ce9" office:value-type="float" office:value="12">
            <text:p>12</text:p>
          </table:table-cell>
          <table:table-cell office:value-type="float" office:value="3">
            <text:p>3</text:p>
          </table:table-cell>
          <table:table-cell table:style-name="ce26" office:value-type="currency" office:currency="USD" office:value="2.688">
            <text:p>$2.688</text:p>
          </table:table-cell>
          <table:table-cell table:style-name="ce32" table:formula="of:=[.I51]*[.H51]" office:value-type="currency" office:currency="USD" office:value="8.064">
            <text:p>$8.06</text:p>
          </table:table-cell>
          <table:table-cell table:style-name="ce32" table:formula="of:=[.J51]*[.K$1]" office:value-type="currency" office:currency="USD" office:value="80.64">
            <text:p>$80.64</text:p>
          </table:table-cell>
          <table:table-cell table:formula="of:=[.H51]*[.$K$1]" office:value-type="float" office:value="30">
            <text:p>30</text:p>
          </table:table-cell>
          <table:table-cell office:value-type="float" office:value="353">
            <text:p>353</text:p>
          </table:table-cell>
          <table:table-cell table:formula="of:=MAX(0;([.L51]-[.M51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8">
          <table:table-cell office:value-type="string">
            <text:p>Too tall for P&amp;P</text:p>
          </table:table-cell>
          <table:table-cell office:value-type="string">
            <text:p>ConnE isolation</text:p>
          </table:table-cell>
          <table:table-cell office:value-type="string">
            <text:p>Digikey</text:p>
          </table:table-cell>
          <table:table-cell table:style-name="ce9" office:value-type="string">
            <office:annotation draw:style-name="gr1" draw:text-style-name="P1" svg:width="1.1413in" svg:height="0.7083in" svg:x="6.3311in" svg:y="9.9in" draw:caption-point-x="-0.263in" draw:caption-point-y="0.5618in">
              <dc:date>2021-05-03T00:00:00</dc:date>
              <text:p text:style-name="P1"><text:span text:style-name="T1">Replacement for Darlington</text:span></text:p>
            </office:annotation>
            <text:p>H11D1SR2VM</text:p>
            <text:p><text:span text:style-name="T3">H11D1SR2M</text:span></text:p>
            <text:p><text:span text:style-name="T2">H11D2SR2VM</text:span></text:p>
            <text:p><text:span text:style-name="T3">H11D1-X009T</text:span></text:p>
            <text:p><text:span text:style-name="T3">H11D1-X007T</text:span></text:p>
            <text:p><text:span text:style-name="T3">PC851XNNIP1H</text:span></text:p>
            <text:p><text:span text:style-name="T3">MOC8204SM</text:span></text:p>
          </table:table-cell>
          <table:table-cell table:number-columns-repeated="2"/>
          <table:table-cell table:style-name="ce9"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6" office:value-type="currency" office:currency="USD" office:value="0.5863">
            <text:p>$0.586</text:p>
          </table:table-cell>
          <table:table-cell table:style-name="ce32" table:formula="of:=[.I52]*[.H52]" office:value-type="currency" office:currency="USD" office:value="0.5863">
            <text:p>$0.59</text:p>
          </table:table-cell>
          <table:table-cell table:style-name="ce32" table:formula="of:=[.J52]*[.K$1]" office:value-type="currency" office:currency="USD" office:value="5.863">
            <text:p>$5.86</text:p>
          </table:table-cell>
          <table:table-cell table:formula="of:=[.H52]*[.$K$1]" office:value-type="float" office:value="10">
            <text:p>10</text:p>
          </table:table-cell>
          <table:table-cell office:value-type="float" office:value="100">
            <text:p>100</text:p>
          </table:table-cell>
          <table:table-cell table:formula="of:=MAX(0;([.L52]-[.M52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office:value-type="string">
            <text:p>Too tall for P&amp;P</text:p>
          </table:table-cell>
          <table:table-cell office:value-type="string">
            <text:p>optoIsolator</text:p>
          </table:table-cell>
          <table:table-cell office:value-type="string">
            <text:p>Digikey</text:p>
          </table:table-cell>
          <table:table-cell office:value-type="string">
            <text:p>SFH620A-2X007T</text:p>
          </table:table-cell>
          <table:table-cell table:style-name="ce12"/>
          <table:table-cell/>
          <table:table-cell table:style-name="ce9" office:value-type="float" office:value="12">
            <text:p>12</text:p>
          </table:table-cell>
          <table:table-cell office:value-type="float" office:value="2">
            <text:p>2</text:p>
          </table:table-cell>
          <table:table-cell table:style-name="ce26" office:value-type="currency" office:currency="USD" office:value="0.657">
            <text:p>$0.657</text:p>
          </table:table-cell>
          <table:table-cell table:style-name="ce32" table:formula="of:=[.I53]*[.H53]" office:value-type="currency" office:currency="USD" office:value="1.314">
            <text:p>$1.31</text:p>
          </table:table-cell>
          <table:table-cell table:style-name="ce32" table:formula="of:=[.J53]*[.K$1]" office:value-type="currency" office:currency="USD" office:value="13.14">
            <text:p>$13.14</text:p>
          </table:table-cell>
          <table:table-cell table:formula="of:=[.H53]*[.$K$1]" office:value-type="float" office:value="20">
            <text:p>20</text:p>
          </table:table-cell>
          <table:table-cell office:value-type="float" office:value="316">
            <text:p>316</text:p>
          </table:table-cell>
          <table:table-cell table:formula="of:=MAX(0;([.L53]-[.M53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table:number-columns-repeated="4"/>
          <table:table-cell table:style-name="ce12"/>
          <table:table-cell/>
          <table:table-cell table:style-name="ce9"/>
          <table:table-cell/>
          <table:table-cell table:style-name="ce26"/>
          <table:table-cell table:style-name="ce32" table:number-columns-repeated="2"/>
          <table:table-cell table:number-columns-repeated="53"/>
        </table:table-row>
        <table:table-row table:style-name="ro7">
          <table:table-cell table:number-columns-repeated="4"/>
          <table:table-cell table:style-name="ce12"/>
          <table:table-cell/>
          <table:table-cell table:style-name="ce9"/>
          <table:table-cell/>
          <table:table-cell table:style-name="ce36" office:value-type="string">
            <text:p>Subtotal</text:p>
            <text:p>To This</text:p>
            <text:p>Line</text:p>
          </table:table-cell>
          <table:table-cell table:style-name="ce32" table:formula="of:=SUM([.J45:.J53])+[.J42]" office:value-type="currency" office:currency="USD" office:value="136.8662">
            <text:p>$136.87</text:p>
          </table:table-cell>
          <table:table-cell table:style-name="ce32"/>
          <table:table-cell table:number-columns-repeated="53"/>
        </table:table-row>
        <table:table-row table:style-name="ro5">
          <table:table-cell table:number-columns-repeated="4"/>
          <table:table-cell table:style-name="ce12"/>
          <table:table-cell/>
          <table:table-cell table:style-name="ce9"/>
          <table:table-cell/>
          <table:table-cell table:style-name="ce26"/>
          <table:table-cell table:style-name="ce32" table:number-columns-repeated="2"/>
          <table:table-cell table:number-columns-repeated="53"/>
        </table:table-row>
        <table:table-row table:style-name="ro5">
          <table:table-cell table:style-name="ce36" office:value-type="string">
            <text:p>Post-SMT Solder</text:p>
          </table:table-cell>
          <table:table-cell table:number-columns-repeated="3"/>
          <table:table-cell table:style-name="ce12"/>
          <table:table-cell/>
          <table:table-cell table:style-name="ce9"/>
          <table:table-cell/>
          <table:table-cell table:style-name="ce26"/>
          <table:table-cell table:style-name="ce32" table:number-columns-repeated="2"/>
          <table:table-cell table:number-columns-repeated="53"/>
        </table:table-row>
        <table:table-row table:style-name="ro5">
          <table:table-cell table:style-name="ce6" office:value-type="string">
            <text:p>Thru Hole</text:p>
          </table:table-cell>
          <table:table-cell office:value-type="string">
            <text:p>HVDC→DC</text:p>
          </table:table-cell>
          <table:table-cell table:style-name="Default" office:value-type="string">
            <text:p>OnlineComponents</text:p>
          </table:table-cell>
          <table:table-cell table:style-name="ce12" office:value-type="string">
            <text:p>EPM1210SJ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hand</text:p>
          </table:table-cell>
          <table:table-cell office:value-type="float" office:value="1">
            <text:p>1</text:p>
          </table:table-cell>
          <table:table-cell table:style-name="ce26" office:value-type="currency" office:currency="USD" office:value="5.01">
            <text:p>$5.010</text:p>
          </table:table-cell>
          <table:table-cell table:style-name="ce32" table:formula="of:=[.I58]*[.H58]" office:value-type="currency" office:currency="USD" office:value="5.01">
            <text:p>$5.01</text:p>
          </table:table-cell>
          <table:table-cell table:style-name="ce32" table:formula="of:=[.J58]*[.K$1]" office:value-type="currency" office:currency="USD" office:value="50.1">
            <text:p>$50.10</text:p>
          </table:table-cell>
          <table:table-cell table:formula="of:=[.H58]*[.$K$1]" office:value-type="float" office:value="10">
            <text:p>10</text:p>
          </table:table-cell>
          <table:table-cell office:value-type="float" office:value="53">
            <text:p>53</text:p>
          </table:table-cell>
          <table:table-cell table:formula="of:=MAX(0;([.L58]-[.M58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table:style-name="ce6" office:value-type="string">
            <text:p>Thru Hole</text:p>
          </table:table-cell>
          <table:table-cell office:value-type="string">
            <text:p>BCM Connector</text:p>
          </table:table-cell>
          <table:table-cell office:value-type="string">
            <text:p>Mouser</text:p>
          </table:table-cell>
          <table:table-cell office:value-type="string">
            <text:p>174917-6</text:p>
          </table:table-cell>
          <table:table-cell table:style-name="ce12"/>
          <table:table-cell/>
          <table:table-cell table:style-name="ce9" office:value-type="string">
            <text:p>hand</text:p>
          </table:table-cell>
          <table:table-cell office:value-type="float" office:value="1">
            <text:p>1</text:p>
          </table:table-cell>
          <table:table-cell table:style-name="ce26" office:value-type="currency" office:currency="USD" office:value="5.94">
            <text:p>$5.940</text:p>
          </table:table-cell>
          <table:table-cell table:style-name="ce32" table:formula="of:=[.I59]*[.H59]" office:value-type="currency" office:currency="USD" office:value="5.94">
            <text:p>$5.94</text:p>
          </table:table-cell>
          <table:table-cell table:style-name="ce32" table:formula="of:=[.J59]*[.K$1]" office:value-type="currency" office:currency="USD" office:value="59.4">
            <text:p>$59.40</text:p>
          </table:table-cell>
          <table:table-cell table:formula="of:=[.H59]*[.$K$1]" office:value-type="float" office:value="10">
            <text:p>10</text:p>
          </table:table-cell>
          <table:table-cell office:value-type="float" office:value="51">
            <text:p>51</text:p>
          </table:table-cell>
          <table:table-cell table:formula="of:=MAX(0;([.L59]-[.M59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table:style-name="ce6" office:value-type="string">
            <text:p>Thru Hole</text:p>
          </table:table-cell>
          <table:table-cell office:value-type="string">
            <text:p>Capacitor - HVDC</text:p>
          </table:table-cell>
          <table:table-cell office:value-type="string">
            <text:p>Digikey</text:p>
          </table:table-cell>
          <table:table-cell office:value-type="string">
            <text:p>493-11256-ND</text:p>
          </table:table-cell>
          <table:table-cell table:style-name="ce12" office:value-type="string">
            <text:p>33u</text:p>
          </table:table-cell>
          <table:table-cell/>
          <table:table-cell table:style-name="ce9" office:value-type="string">
            <text:p>hand</text:p>
          </table:table-cell>
          <table:table-cell office:value-type="float" office:value="1">
            <text:p>1</text:p>
          </table:table-cell>
          <table:table-cell table:style-name="ce26" office:value-type="currency" office:currency="USD" office:value="1.2332">
            <text:p>$1.233</text:p>
          </table:table-cell>
          <table:table-cell table:style-name="ce32" table:formula="of:=[.I60]*[.H60]" office:value-type="currency" office:currency="USD" office:value="1.2332">
            <text:p>$1.23</text:p>
          </table:table-cell>
          <table:table-cell table:style-name="ce32" table:formula="of:=[.J60]*[.K$1]" office:value-type="currency" office:currency="USD" office:value="12.332">
            <text:p>$12.33</text:p>
          </table:table-cell>
          <table:table-cell table:formula="of:=[.H60]*[.$K$1]" office:value-type="float" office:value="10">
            <text:p>10</text:p>
          </table:table-cell>
          <table:table-cell office:value-type="float" office:value="110">
            <text:p>110</text:p>
          </table:table-cell>
          <table:table-cell table:formula="of:=MAX(0;([.L60]-[.M60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table:style-name="ce6" office:value-type="string">
            <text:p>Thru Hole</text:p>
          </table:table-cell>
          <table:table-cell office:value-type="string">
            <text:p>Fuse Holder</text:p>
          </table:table-cell>
          <table:table-cell office:value-type="string">
            <text:p>Digikey</text:p>
          </table:table-cell>
          <table:table-cell office:value-type="string">
            <text:p>486-1258-ND</text:p>
          </table:table-cell>
          <table:table-cell table:style-name="ce12"/>
          <table:table-cell/>
          <table:table-cell table:style-name="ce9" office:value-type="string">
            <text:p>hand</text:p>
          </table:table-cell>
          <table:table-cell office:value-type="float" office:value="2">
            <text:p>2</text:p>
          </table:table-cell>
          <table:table-cell table:style-name="ce26" office:value-type="currency" office:currency="USD" office:value="0.608">
            <text:p>$0.608</text:p>
          </table:table-cell>
          <table:table-cell table:style-name="ce32" table:formula="of:=[.I61]*[.H61]" office:value-type="currency" office:currency="USD" office:value="1.216">
            <text:p>$1.22</text:p>
          </table:table-cell>
          <table:table-cell table:style-name="ce32" table:formula="of:=[.J61]*[.K$1]" office:value-type="currency" office:currency="USD" office:value="12.16">
            <text:p>$12.16</text:p>
          </table:table-cell>
          <table:table-cell table:formula="of:=[.H61]*[.$K$1]" office:value-type="float" office:value="20">
            <text:p>20</text:p>
          </table:table-cell>
          <table:table-cell office:value-type="float" office:value="200">
            <text:p>200</text:p>
          </table:table-cell>
          <table:table-cell table:formula="of:=MAX(0;([.L61]-[.M61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table:style-name="ce6" office:value-type="string">
            <text:p>Thru Hole</text:p>
          </table:table-cell>
          <table:table-cell office:value-type="string">
            <text:p>Screw Terminal – 8</text:p>
          </table:table-cell>
          <table:table-cell office:value-type="string">
            <text:p>Digikey</text:p>
          </table:table-cell>
          <table:table-cell office:value-type="string">
            <text:p>277-5792-ND</text:p>
          </table:table-cell>
          <table:table-cell table:style-name="ce12"/>
          <table:table-cell/>
          <table:table-cell table:style-name="ce9" office:value-type="string">
            <text:p>hand</text:p>
          </table:table-cell>
          <table:table-cell office:value-type="float" office:value="2">
            <text:p>2</text:p>
          </table:table-cell>
          <table:table-cell table:style-name="ce26" office:value-type="currency" office:currency="USD" office:value="4.00204">
            <text:p>$4.002</text:p>
          </table:table-cell>
          <table:table-cell table:style-name="ce32" table:formula="of:=[.I62]*[.H62]" office:value-type="currency" office:currency="USD" office:value="8.00408">
            <text:p>$8.00</text:p>
          </table:table-cell>
          <table:table-cell table:style-name="ce32" table:formula="of:=[.J62]*[.K$1]" office:value-type="currency" office:currency="USD" office:value="80.0408">
            <text:p>$80.04</text:p>
          </table:table-cell>
          <table:table-cell table:formula="of:=[.H62]*[.$K$1]" office:value-type="float" office:value="20">
            <text:p>20</text:p>
          </table:table-cell>
          <table:table-cell office:value-type="float" office:value="300">
            <text:p>300</text:p>
          </table:table-cell>
          <table:table-cell table:formula="of:=MAX(0;([.L62]-[.M62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table:style-name="ce6" office:value-type="string">
            <text:p>Thru Hole</text:p>
          </table:table-cell>
          <table:table-cell office:value-type="string">
            <text:p>0.1” 1x8</text:p>
          </table:table-cell>
          <table:table-cell office:value-type="string">
            <text:p>Digikey</text:p>
          </table:table-cell>
          <table:table-cell office:value-type="string">
            <text:p>WM24407-ND</text:p>
          </table:table-cell>
          <table:table-cell table:style-name="ce12"/>
          <table:table-cell/>
          <table:table-cell table:style-name="ce9" office:value-type="string">
            <text:p>hand</text:p>
          </table:table-cell>
          <table:table-cell office:value-type="float" office:value="7">
            <text:p>7</text:p>
          </table:table-cell>
          <table:table-cell table:style-name="ce26" office:value-type="currency" office:currency="USD" office:value="0.28064">
            <text:p>$0.281</text:p>
          </table:table-cell>
          <table:table-cell table:style-name="ce32" table:formula="of:=[.I63]*[.H63]" office:value-type="currency" office:currency="USD" office:value="1.96448">
            <text:p>$1.96</text:p>
          </table:table-cell>
          <table:table-cell table:style-name="ce32" table:formula="of:=[.J63]*[.K$1]" office:value-type="currency" office:currency="USD" office:value="19.6448">
            <text:p>$19.64</text:p>
          </table:table-cell>
          <table:table-cell table:formula="of:=[.H63]*[.$K$1]" office:value-type="float" office:value="70">
            <text:p>70</text:p>
          </table:table-cell>
          <table:table-cell office:value-type="float" office:value="1020">
            <text:p>1020</text:p>
          </table:table-cell>
          <table:table-cell table:formula="of:=MAX(0;([.L63]-[.M63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table:style-name="ce6" office:value-type="string">
            <text:p>Thru Hole</text:p>
          </table:table-cell>
          <table:table-cell office:value-type="string">
            <text:p>20P Ribbon Header</text:p>
          </table:table-cell>
          <table:table-cell office:value-type="string">
            <text:p>Digikey</text:p>
          </table:table-cell>
          <table:table-cell office:value-type="string">
            <text:p>SBH11-PBPC-D10-ST-BK</text:p>
          </table:table-cell>
          <table:table-cell table:style-name="ce12"/>
          <table:table-cell/>
          <table:table-cell table:style-name="ce9" office:value-type="string">
            <text:p>hand</text:p>
          </table:table-cell>
          <table:table-cell office:value-type="float" office:value="2">
            <text:p>2</text:p>
          </table:table-cell>
          <table:table-cell table:style-name="ce26" office:value-type="currency" office:currency="USD" office:value="0.39125">
            <text:p>$0.391</text:p>
          </table:table-cell>
          <table:table-cell table:style-name="ce32" table:formula="of:=[.I64]*[.H64]" office:value-type="currency" office:currency="USD" office:value="0.7825">
            <text:p>$0.78</text:p>
          </table:table-cell>
          <table:table-cell table:style-name="ce32" table:formula="of:=[.J64]*[.K$1]" office:value-type="currency" office:currency="USD" office:value="7.825">
            <text:p>$7.83</text:p>
          </table:table-cell>
          <table:table-cell table:formula="of:=[.H64]*[.$K$1]" office:value-type="float" office:value="20">
            <text:p>20</text:p>
          </table:table-cell>
          <table:table-cell office:value-type="float" office:value="90">
            <text:p>90</text:p>
          </table:table-cell>
          <table:table-cell table:formula="of:=MAX(0;([.L64]-[.M64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table:style-name="ce6" office:value-type="string">
            <text:p>Thru Hole</text:p>
          </table:table-cell>
          <table:table-cell office:value-type="string">
            <text:p>14P Ribbon Header</text:p>
          </table:table-cell>
          <table:table-cell office:value-type="string">
            <text:p>Digikey</text:p>
          </table:table-cell>
          <table:table-cell office:value-type="string">
            <text:p>SBH11-PBPC-D07-ST-BK</text:p>
          </table:table-cell>
          <table:table-cell table:style-name="ce12"/>
          <table:table-cell/>
          <table:table-cell table:style-name="ce9" office:value-type="string">
            <text:p>hand</text:p>
          </table:table-cell>
          <table:table-cell office:value-type="float" office:value="2">
            <text:p>2</text:p>
          </table:table-cell>
          <table:table-cell table:style-name="ce26" office:value-type="currency" office:currency="USD" office:value="0.2898">
            <text:p>$0.290</text:p>
          </table:table-cell>
          <table:table-cell table:style-name="ce32" table:formula="of:=[.I65]*[.H65]" office:value-type="currency" office:currency="USD" office:value="0.5796">
            <text:p>$0.58</text:p>
          </table:table-cell>
          <table:table-cell table:style-name="ce32" table:formula="of:=[.J65]*[.K$1]" office:value-type="currency" office:currency="USD" office:value="5.796">
            <text:p>$5.80</text:p>
          </table:table-cell>
          <table:table-cell table:formula="of:=[.H65]*[.$K$1]" office:value-type="float" office:value="20">
            <text:p>20</text:p>
          </table:table-cell>
          <table:table-cell office:value-type="float" office:value="210">
            <text:p>210</text:p>
          </table:table-cell>
          <table:table-cell table:formula="of:=MAX(0;([.L65]-[.M65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table:style-name="ce8" office:value-type="string">
            <text:p>Thru Hole</text:p>
          </table:table-cell>
          <table:table-cell table:style-name="ce11" office:value-type="string">
            <text:p>0.1” 3x2</text:p>
          </table:table-cell>
          <table:table-cell office:value-type="string">
            <text:p>Digikey</text:p>
          </table:table-cell>
          <table:table-cell table:style-name="ce11" office:value-type="string">
            <text:p>SAM1068-03-ND</text:p>
          </table:table-cell>
          <table:table-cell table:style-name="ce19"/>
          <table:table-cell table:style-name="ce11"/>
          <table:table-cell table:style-name="ce9" office:value-type="string">
            <text:p>hand</text:p>
          </table:table-cell>
          <table:table-cell table:style-name="ce11" office:value-type="float" office:value="0">
            <text:p>0</text:p>
          </table:table-cell>
          <table:table-cell table:style-name="ce26"/>
          <table:table-cell table:style-name="ce32" table:formula="of:=[.I66]*[.H66]" office:value-type="currency" office:currency="USD" office:value="0">
            <text:p>$0.00</text:p>
          </table:table-cell>
          <table:table-cell table:style-name="ce32" table:formula="of:=[.J66]*[.K$1]" office:value-type="currency" office:currency="USD" office:value="0">
            <text:p>$0.00</text:p>
          </table:table-cell>
          <table:table-cell table:formula="of:=[.H66]*[.$K$1]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formula="of:=MAX(0;([.L66]-[.M66]))" office:value-type="float" office:value="0">
            <text:p>0</text:p>
          </table:table-cell>
          <table:table-cell table:style-name="ce11" office:value-type="string">
            <text:p>-</text:p>
          </table:table-cell>
          <table:table-cell table:style-name="ce7" table:number-columns-repeated="39"/>
          <table:table-cell table:number-columns-repeated="10"/>
        </table:table-row>
        <table:table-row table:style-name="ro5">
          <table:table-cell table:number-columns-repeated="4"/>
          <table:table-cell table:style-name="ce12"/>
          <table:table-cell/>
          <table:table-cell table:style-name="ce9"/>
          <table:table-cell/>
          <table:table-cell table:style-name="ce26"/>
          <table:table-cell table:style-name="ce32" table:number-columns-repeated="2"/>
          <table:table-cell table:number-columns-repeated="53"/>
        </table:table-row>
        <table:table-row table:style-name="ro7">
          <table:table-cell table:number-columns-repeated="4"/>
          <table:table-cell table:style-name="ce12"/>
          <table:table-cell/>
          <table:table-cell table:style-name="ce9"/>
          <table:table-cell/>
          <table:table-cell table:style-name="ce36" office:value-type="string">
            <text:p>Subtotal</text:p>
            <text:p>To This</text:p>
            <text:p>Line</text:p>
          </table:table-cell>
          <table:table-cell table:style-name="ce32" table:formula="of:=SUM([.J58:.J66])+[.J55]" office:value-type="currency" office:currency="USD" office:value="161.59606">
            <text:p>$161.60</text:p>
          </table:table-cell>
          <table:table-cell table:style-name="ce32"/>
          <table:table-cell table:number-columns-repeated="53"/>
        </table:table-row>
        <table:table-row table:style-name="ro5">
          <table:table-cell table:number-columns-repeated="4"/>
          <table:table-cell table:style-name="ce12"/>
          <table:table-cell/>
          <table:table-cell table:style-name="ce9"/>
          <table:table-cell/>
          <table:table-cell table:style-name="ce26"/>
          <table:table-cell table:style-name="ce32" table:number-columns-repeated="2"/>
          <table:table-cell table:number-columns-repeated="53"/>
        </table:table-row>
        <table:table-row table:style-name="ro5">
          <table:table-cell table:style-name="ce36" office:value-type="string">
            <text:p>Bolt-On</text:p>
          </table:table-cell>
          <table:table-cell table:number-columns-repeated="3"/>
          <table:table-cell table:style-name="ce12"/>
          <table:table-cell/>
          <table:table-cell table:style-name="ce9"/>
          <table:table-cell/>
          <table:table-cell table:style-name="ce26"/>
          <table:table-cell table:style-name="ce32" table:number-columns-repeated="2"/>
          <table:table-cell table:number-columns-repeated="53"/>
        </table:table-row>
        <table:table-row table:style-name="ro5">
          <table:table-cell office:value-type="string">
            <text:p>Electronics</text:p>
          </table:table-cell>
          <table:table-cell office:value-type="string">
            <text:p>Fan</text:p>
          </table:table-cell>
          <table:table-cell table:style-name="Default" office:value-type="string">
            <text:p>OnlineComponents</text:p>
          </table:table-cell>
          <table:table-cell office:value-type="string">
            <text:p>MF60151VX-1000U-A99</text:p>
          </table:table-cell>
          <table:table-cell table:style-name="ce12"/>
          <table:table-cell/>
          <table:table-cell table:style-name="ce9" office:value-type="string">
            <text:p>hand</text:p>
          </table:table-cell>
          <table:table-cell office:value-type="float" office:value="3">
            <text:p>3</text:p>
          </table:table-cell>
          <table:table-cell table:style-name="ce26" office:value-type="currency" office:currency="USD" office:value="3.4">
            <text:p>$3.400</text:p>
          </table:table-cell>
          <table:table-cell table:style-name="ce32" table:formula="of:=[.I71]*[.H71]" office:value-type="currency" office:currency="USD" office:value="10.2">
            <text:p>$10.20</text:p>
          </table:table-cell>
          <table:table-cell table:style-name="ce32" table:formula="of:=[.J71]*[.K$1]" office:value-type="currency" office:currency="USD" office:value="102">
            <text:p>$102.00</text:p>
          </table:table-cell>
          <table:table-cell table:formula="of:=[.H71]*[.$K$1]" office:value-type="float" office:value="30">
            <text:p>30</text:p>
          </table:table-cell>
          <table:table-cell office:value-type="float" office:value="128">
            <text:p>128</text:p>
          </table:table-cell>
          <table:table-cell table:formula="of:=MAX(0;([.L71]-[.M71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6">
          <table:table-cell office:value-type="string">
            <text:p>Electronics</text:p>
          </table:table-cell>
          <table:table-cell office:value-type="string">
            <text:p>Fuse AC &amp; DC</text:p>
          </table:table-cell>
          <table:table-cell office:value-type="string">
            <text:p>Digikey</text:p>
          </table:table-cell>
          <table:table-cell office:value-type="string">
            <text:p>486-1773-ND</text:p>
            <text:p><text:span text:style-name="T3">0ADKC8000-BE</text:span></text:p>
          </table:table-cell>
          <table:table-cell table:style-name="ce12"/>
          <table:table-cell/>
          <table:table-cell table:style-name="ce9" office:value-type="string">
            <text:p>hand</text:p>
          </table:table-cell>
          <table:table-cell office:value-type="float" office:value="2">
            <text:p>2</text:p>
          </table:table-cell>
          <table:table-cell table:style-name="ce26" office:value-type="currency" office:currency="USD" office:value="0.397">
            <text:p>$0.397</text:p>
          </table:table-cell>
          <table:table-cell table:style-name="ce32" table:formula="of:=[.I72]*[.H72]" office:value-type="currency" office:currency="USD" office:value="0.794">
            <text:p>$0.79</text:p>
          </table:table-cell>
          <table:table-cell table:style-name="ce32" table:formula="of:=[.J72]*[.K$1]" office:value-type="currency" office:currency="USD" office:value="7.94">
            <text:p>$7.94</text:p>
          </table:table-cell>
          <table:table-cell table:formula="of:=[.H72]*[.$K$1]"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MAX(0;([.L72]-[.M72]))" office:value-type="float" office:value="20">
            <text:p>20</text:p>
          </table:table-cell>
          <table:table-cell office:value-type="string">
            <text:p>yes</text:p>
          </table:table-cell>
          <table:table-cell table:number-columns-repeated="49"/>
        </table:table-row>
        <table:table-row table:style-name="ro5">
          <table:table-cell office:value-type="string">
            <text:p>Electronics</text:p>
          </table:table-cell>
          <table:table-cell office:value-type="string">
            <text:p>IEC cord</text:p>
          </table:table-cell>
          <table:table-cell office:value-type="string">
            <text:p>Digikey</text:p>
          </table:table-cell>
          <table:table-cell office:value-type="string">
            <text:p>Q106-ND</text:p>
          </table:table-cell>
          <table:table-cell table:style-name="ce12"/>
          <table:table-cell/>
          <table:table-cell table:style-name="ce9" office:value-type="string">
            <text:p>hand</text:p>
          </table:table-cell>
          <table:table-cell office:value-type="float" office:value="1">
            <text:p>1</text:p>
          </table:table-cell>
          <table:table-cell table:style-name="ce26" office:value-type="currency" office:currency="USD" office:value="3.5851">
            <text:p>$3.585</text:p>
          </table:table-cell>
          <table:table-cell table:style-name="ce32" table:formula="of:=[.I73]*[.H73]" office:value-type="currency" office:currency="USD" office:value="3.5851">
            <text:p>$3.59</text:p>
          </table:table-cell>
          <table:table-cell table:style-name="ce32" table:formula="of:=[.J73]*[.K$1]" office:value-type="currency" office:currency="USD" office:value="35.851">
            <text:p>$35.85</text:p>
          </table:table-cell>
          <table:table-cell table:formula="of:=[.H73]*[.$K$1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f:=MAX(0;([.L73]-[.M73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7">
          <table:table-cell office:value-type="string">
            <text:p>Electronics</text:p>
          </table:table-cell>
          <table:table-cell office:value-type="string">
            <text:p>Grid Charger</text:p>
          </table:table-cell>
          <table:table-cell office:value-type="string">
            <text:p>Digikey</text:p>
          </table:table-cell>
          <table:table-cell office:value-type="string">
            <text:p><text:span text:style-name="T1">PLED96W-213-C0450-D</text:span></text:p>
            <text:p><text:span text:style-name="T3">PLED96W-274-C0350-D</text:span></text:p>
            <text:p><text:span text:style-name="T3">PLED75W-214-C0350-D</text:span></text:p>
          </table:table-cell>
          <table:table-cell table:style-name="ce12"/>
          <table:table-cell/>
          <table:table-cell table:style-name="ce9" office:value-type="string">
            <text:p>hand</text:p>
          </table:table-cell>
          <table:table-cell office:value-type="float" office:value="1">
            <text:p>1</text:p>
          </table:table-cell>
          <table:table-cell table:style-name="ce26" office:value-type="currency" office:currency="USD" office:value="34.31">
            <text:p>$34.310</text:p>
          </table:table-cell>
          <table:table-cell table:style-name="ce32" table:formula="of:=[.I74]*[.H74]" office:value-type="currency" office:currency="USD" office:value="34.31">
            <text:p>$34.31</text:p>
          </table:table-cell>
          <table:table-cell table:style-name="ce32" table:formula="of:=[.J74]*[.K$1]" office:value-type="currency" office:currency="USD" office:value="343.1">
            <text:p>$343.10</text:p>
          </table:table-cell>
          <table:table-cell table:formula="of:=[.H74]*[.$K$1]" office:value-type="float" office:value="10">
            <text:p>10</text:p>
          </table:table-cell>
          <table:table-cell office:value-type="float" office:value="101">
            <text:p>101</text:p>
          </table:table-cell>
          <table:table-cell table:formula="of:=MAX(0;([.L74]-[.M74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office:value-type="string">
            <text:p>Electronics</text:p>
          </table:table-cell>
          <table:table-cell office:value-type="string">
            <text:p>Grid Charger</text:p>
          </table:table-cell>
          <table:table-cell office:value-type="string">
            <text:p>Powerwerx</text:p>
          </table:table-cell>
          <table:table-cell office:value-type="string">
            <text:p>Anderson – 15A</text:p>
          </table:table-cell>
          <table:table-cell table:style-name="ce12"/>
          <table:table-cell/>
          <table:table-cell table:style-name="ce9" office:value-type="string">
            <text:p>hand</text:p>
          </table:table-cell>
          <table:table-cell office:value-type="float" office:value="8">
            <text:p>8</text:p>
          </table:table-cell>
          <table:table-cell table:style-name="ce26" office:value-type="currency" office:currency="USD" office:value="0.14">
            <text:p>$0.140</text:p>
          </table:table-cell>
          <table:table-cell table:style-name="ce32" table:formula="of:=[.I75]*[.H75]" office:value-type="currency" office:currency="USD" office:value="1.12">
            <text:p>$1.12</text:p>
          </table:table-cell>
          <table:table-cell table:style-name="ce32" table:formula="of:=[.J75]*[.K$1]" office:value-type="currency" office:currency="USD" office:value="11.2">
            <text:p>$11.20</text:p>
          </table:table-cell>
          <table:table-cell table:formula="of:=[.H75]*[.$K$1]" office:value-type="float" office:value="80">
            <text:p>80</text:p>
          </table:table-cell>
          <table:table-cell office:value-type="float" office:value="250">
            <text:p>250</text:p>
          </table:table-cell>
          <table:table-cell table:formula="of:=MAX(0;([.L75]-[.M75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office:value-type="string">
            <text:p>Electronics</text:p>
          </table:table-cell>
          <table:table-cell office:value-type="string">
            <text:p>Grid Charger</text:p>
          </table:table-cell>
          <table:table-cell office:value-type="string">
            <text:p>Powerwerx</text:p>
          </table:table-cell>
          <table:table-cell office:value-type="string">
            <text:p>Anderson – GRN</text:p>
          </table:table-cell>
          <table:table-cell table:style-name="ce12"/>
          <table:table-cell/>
          <table:table-cell table:style-name="ce9" office:value-type="string">
            <text:p>hand</text:p>
          </table:table-cell>
          <table:table-cell office:value-type="float" office:value="2">
            <text:p>2</text:p>
          </table:table-cell>
          <table:table-cell table:style-name="ce26" office:value-type="currency" office:currency="USD" office:value="0.31">
            <text:p>$0.310</text:p>
          </table:table-cell>
          <table:table-cell table:style-name="ce32" table:formula="of:=[.I76]*[.H76]" office:value-type="currency" office:currency="USD" office:value="0.62">
            <text:p>$0.62</text:p>
          </table:table-cell>
          <table:table-cell table:style-name="ce32" table:formula="of:=[.J76]*[.K$1]" office:value-type="currency" office:currency="USD" office:value="6.2">
            <text:p>$6.20</text:p>
          </table:table-cell>
          <table:table-cell table:formula="of:=[.H76]*[.$K$1]"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MAX(0;([.L76]-[.M76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office:value-type="string">
            <text:p>Electronics</text:p>
          </table:table-cell>
          <table:table-cell office:value-type="string">
            <text:p>Grid Charger</text:p>
          </table:table-cell>
          <table:table-cell office:value-type="string">
            <text:p>Powerwerx</text:p>
          </table:table-cell>
          <table:table-cell office:value-type="string">
            <text:p>Anderson – WHT</text:p>
          </table:table-cell>
          <table:table-cell table:style-name="ce12"/>
          <table:table-cell/>
          <table:table-cell table:style-name="ce9" office:value-type="string">
            <text:p>hand</text:p>
          </table:table-cell>
          <table:table-cell office:value-type="float" office:value="2">
            <text:p>2</text:p>
          </table:table-cell>
          <table:table-cell table:style-name="ce26" office:value-type="currency" office:currency="USD" office:value="0.31">
            <text:p>$0.310</text:p>
          </table:table-cell>
          <table:table-cell table:style-name="ce32" table:formula="of:=[.I77]*[.H77]" office:value-type="currency" office:currency="USD" office:value="0.62">
            <text:p>$0.62</text:p>
          </table:table-cell>
          <table:table-cell table:style-name="ce32" table:formula="of:=[.J77]*[.K$1]" office:value-type="currency" office:currency="USD" office:value="6.2">
            <text:p>$6.20</text:p>
          </table:table-cell>
          <table:table-cell table:formula="of:=[.H77]*[.$K$1]"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MAX(0;([.L77]-[.M77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office:value-type="string">
            <text:p>Electronics</text:p>
          </table:table-cell>
          <table:table-cell office:value-type="string">
            <text:p>Grid Charger</text:p>
          </table:table-cell>
          <table:table-cell office:value-type="string">
            <text:p>Powerwerx</text:p>
          </table:table-cell>
          <table:table-cell office:value-type="string">
            <text:p>Anderson – BLK</text:p>
          </table:table-cell>
          <table:table-cell table:style-name="ce12"/>
          <table:table-cell/>
          <table:table-cell table:style-name="ce9" office:value-type="string">
            <text:p>hand</text:p>
          </table:table-cell>
          <table:table-cell office:value-type="float" office:value="2">
            <text:p>2</text:p>
          </table:table-cell>
          <table:table-cell table:style-name="ce26" office:value-type="currency" office:currency="USD" office:value="0.31">
            <text:p>$0.310</text:p>
          </table:table-cell>
          <table:table-cell table:style-name="ce32" table:formula="of:=[.I78]*[.H78]" office:value-type="currency" office:currency="USD" office:value="0.62">
            <text:p>$0.62</text:p>
          </table:table-cell>
          <table:table-cell table:style-name="ce32" table:formula="of:=[.J78]*[.K$1]" office:value-type="currency" office:currency="USD" office:value="6.2">
            <text:p>$6.20</text:p>
          </table:table-cell>
          <table:table-cell table:formula="of:=[.H78]*[.$K$1]" office:value-type="float" office:value="20">
            <text:p>20</text:p>
          </table:table-cell>
          <table:table-cell office:value-type="float" office:value="200">
            <text:p>200</text:p>
          </table:table-cell>
          <table:table-cell table:formula="of:=MAX(0;([.L78]-[.M78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office:value-type="string">
            <text:p>Electronics</text:p>
          </table:table-cell>
          <table:table-cell office:value-type="string">
            <text:p>Grid Charger</text:p>
          </table:table-cell>
          <table:table-cell office:value-type="string">
            <text:p>Powerwerx</text:p>
          </table:table-cell>
          <table:table-cell office:value-type="string">
            <text:p>Anderson – ORG</text:p>
          </table:table-cell>
          <table:table-cell table:style-name="ce12"/>
          <table:table-cell/>
          <table:table-cell table:style-name="ce9" office:value-type="string">
            <text:p>hand</text:p>
          </table:table-cell>
          <table:table-cell office:value-type="float" office:value="2">
            <text:p>2</text:p>
          </table:table-cell>
          <table:table-cell table:style-name="ce26" office:value-type="currency" office:currency="USD" office:value="0.31">
            <text:p>$0.310</text:p>
          </table:table-cell>
          <table:table-cell table:style-name="ce32" table:formula="of:=[.I79]*[.H79]" office:value-type="currency" office:currency="USD" office:value="0.62">
            <text:p>$0.62</text:p>
          </table:table-cell>
          <table:table-cell table:style-name="ce32" table:formula="of:=[.J79]*[.K$1]" office:value-type="currency" office:currency="USD" office:value="6.2">
            <text:p>$6.20</text:p>
          </table:table-cell>
          <table:table-cell table:formula="of:=[.H79]*[.$K$1]"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MAX(0;([.L79]-[.M79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office:value-type="string">
            <text:p>Electronics</text:p>
          </table:table-cell>
          <table:table-cell office:value-type="string">
            <text:p>Arduino Mega</text:p>
          </table:table-cell>
          <table:table-cell office:value-type="string">
            <text:p>Amazon</text:p>
          </table:table-cell>
          <table:table-cell office:value-type="string">
            <text:p>Clone</text:p>
          </table:table-cell>
          <table:table-cell table:style-name="ce12"/>
          <table:table-cell/>
          <table:table-cell table:style-name="ce9" office:value-type="string">
            <text:p>hand</text:p>
          </table:table-cell>
          <table:table-cell office:value-type="float" office:value="1">
            <text:p>1</text:p>
          </table:table-cell>
          <table:table-cell table:style-name="ce26" office:value-type="currency" office:currency="USD" office:value="14.39">
            <text:p>$14.390</text:p>
          </table:table-cell>
          <table:table-cell table:style-name="ce32" table:formula="of:=[.I80]*[.H80]" office:value-type="currency" office:currency="USD" office:value="14.39">
            <text:p>$14.39</text:p>
          </table:table-cell>
          <table:table-cell table:style-name="ce32" table:formula="of:=[.J80]*[.K$1]" office:value-type="currency" office:currency="USD" office:value="143.9">
            <text:p>$143.90</text:p>
          </table:table-cell>
          <table:table-cell table:formula="of:=[.H80]*[.$K$1]"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MAX(0;([.L80]-[.M80]))" office:value-type="float" office:value="3">
            <text:p>3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office:value-type="string">
            <text:p>Hardware</text:p>
          </table:table-cell>
          <table:table-cell office:value-type="string">
            <text:p>M6x1 Nut (Battery)</text:p>
          </table:table-cell>
          <table:table-cell office:value-type="string">
            <text:p>Amazon</text:p>
          </table:table-cell>
          <table:table-cell/>
          <table:table-cell table:style-name="ce12"/>
          <table:table-cell/>
          <table:table-cell table:style-name="ce9" office:value-type="string">
            <text:p>hand</text:p>
          </table:table-cell>
          <table:table-cell office:value-type="float" office:value="6">
            <text:p>6</text:p>
          </table:table-cell>
          <table:table-cell table:style-name="ce26" office:value-type="currency" office:currency="USD" office:value="0.18">
            <text:p>$0.180</text:p>
          </table:table-cell>
          <table:table-cell table:style-name="ce32" table:formula="of:=[.I81]*[.H81]" office:value-type="currency" office:currency="USD" office:value="1.08">
            <text:p>$1.08</text:p>
          </table:table-cell>
          <table:table-cell table:style-name="ce32" table:formula="of:=[.J81]*[.K$1]" office:value-type="currency" office:currency="USD" office:value="10.8">
            <text:p>$10.80</text:p>
          </table:table-cell>
          <table:table-cell table:formula="of:=[.H81]*[.$K$1]" office:value-type="float" office:value="60">
            <text:p>60</text:p>
          </table:table-cell>
          <table:table-cell office:value-type="float" office:value="50">
            <text:p>50</text:p>
          </table:table-cell>
          <table:table-cell table:formula="of:=MAX(0;([.L81]-[.M81]))" office:value-type="float" office:value="10">
            <text:p>1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office:value-type="string">
            <text:p>Hardware</text:p>
          </table:table-cell>
          <table:table-cell office:value-type="string">
            <text:p>M8 Washer</text:p>
          </table:table-cell>
          <table:table-cell office:value-type="string">
            <text:p>Amazon</text:p>
          </table:table-cell>
          <table:table-cell/>
          <table:table-cell table:style-name="ce12"/>
          <table:table-cell/>
          <table:table-cell table:style-name="ce9" office:value-type="string">
            <text:p>hand</text:p>
          </table:table-cell>
          <table:table-cell office:value-type="float" office:value="6">
            <text:p>6</text:p>
          </table:table-cell>
          <table:table-cell table:style-name="ce26" office:value-type="currency" office:currency="USD" office:value="0.05">
            <text:p>$0.050</text:p>
          </table:table-cell>
          <table:table-cell table:style-name="ce32" table:formula="of:=[.I82]*[.H82]" office:value-type="currency" office:currency="USD" office:value="0.3">
            <text:p>$0.30</text:p>
          </table:table-cell>
          <table:table-cell table:style-name="ce32" table:formula="of:=[.J82]*[.K$1]" office:value-type="currency" office:currency="USD" office:value="3">
            <text:p>$3.00</text:p>
          </table:table-cell>
          <table:table-cell table:formula="of:=[.H82]*[.$K$1]" office:value-type="float" office:value="60">
            <text:p>60</text:p>
          </table:table-cell>
          <table:table-cell office:value-type="float" office:value="100">
            <text:p>100</text:p>
          </table:table-cell>
          <table:table-cell table:formula="of:=MAX(0;([.L82]-[.M82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office:value-type="string">
            <text:p>Hardware</text:p>
          </table:table-cell>
          <table:table-cell office:value-type="string">
            <text:p>M8x1.25x40 Standoff</text:p>
          </table:table-cell>
          <table:table-cell office:value-type="string">
            <text:p>Amazon</text:p>
          </table:table-cell>
          <table:table-cell/>
          <table:table-cell table:style-name="ce12"/>
          <table:table-cell/>
          <table:table-cell table:style-name="ce9" office:value-type="string">
            <text:p>hand</text:p>
          </table:table-cell>
          <table:table-cell office:value-type="float" office:value="2">
            <text:p>2</text:p>
          </table:table-cell>
          <table:table-cell table:style-name="ce26" office:value-type="currency" office:currency="USD" office:value="2.4">
            <text:p>$2.400</text:p>
          </table:table-cell>
          <table:table-cell table:style-name="ce32" table:formula="of:=[.I83]*[.H83]" office:value-type="currency" office:currency="USD" office:value="4.8">
            <text:p>$4.80</text:p>
          </table:table-cell>
          <table:table-cell table:style-name="ce32" table:formula="of:=[.J83]*[.K$1]" office:value-type="currency" office:currency="USD" office:value="48">
            <text:p>$48.00</text:p>
          </table:table-cell>
          <table:table-cell table:formula="of:=[.H83]*[.$K$1]"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MAX(0;([.L83]-[.M83]))" office:value-type="float" office:value="7">
            <text:p>7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office:value-type="string">
            <text:p>Hardware</text:p>
          </table:table-cell>
          <table:table-cell office:value-type="string">
            <text:p>M8x1.25 Nut</text:p>
          </table:table-cell>
          <table:table-cell office:value-type="string">
            <text:p>Amazon</text:p>
          </table:table-cell>
          <table:table-cell/>
          <table:table-cell table:style-name="ce12"/>
          <table:table-cell/>
          <table:table-cell table:style-name="ce9" office:value-type="string">
            <text:p>hand</text:p>
          </table:table-cell>
          <table:table-cell office:value-type="float" office:value="4">
            <text:p>4</text:p>
          </table:table-cell>
          <table:table-cell table:style-name="ce26" office:value-type="currency" office:currency="USD" office:value="0.2">
            <text:p>$0.200</text:p>
          </table:table-cell>
          <table:table-cell table:style-name="ce32" table:formula="of:=[.I84]*[.H84]" office:value-type="currency" office:currency="USD" office:value="0.8">
            <text:p>$0.80</text:p>
          </table:table-cell>
          <table:table-cell table:style-name="ce32" table:formula="of:=[.J84]*[.K$1]" office:value-type="currency" office:currency="USD" office:value="8">
            <text:p>$8.00</text:p>
          </table:table-cell>
          <table:table-cell table:formula="of:=[.H84]*[.$K$1]" office:value-type="float" office:value="40">
            <text:p>40</text:p>
          </table:table-cell>
          <table:table-cell office:value-type="float" office:value="50">
            <text:p>50</text:p>
          </table:table-cell>
          <table:table-cell table:formula="of:=MAX(0;([.L84]-[.M84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office:value-type="string">
            <text:p>Hardware</text:p>
          </table:table-cell>
          <table:table-cell office:value-type="string">
            <text:p>M8x1.25x12 mm Bolt</text:p>
          </table:table-cell>
          <table:table-cell office:value-type="string">
            <text:p>Amazon</text:p>
          </table:table-cell>
          <table:table-cell/>
          <table:table-cell table:style-name="ce12"/>
          <table:table-cell/>
          <table:table-cell table:style-name="ce9" office:value-type="string">
            <text:p>hand</text:p>
          </table:table-cell>
          <table:table-cell office:value-type="float" office:value="2">
            <text:p>2</text:p>
          </table:table-cell>
          <table:table-cell table:style-name="ce26" office:value-type="currency" office:currency="USD" office:value="0.36">
            <text:p>$0.360</text:p>
          </table:table-cell>
          <table:table-cell table:style-name="ce32" table:formula="of:=[.I85]*[.H85]" office:value-type="currency" office:currency="USD" office:value="0.72">
            <text:p>$0.72</text:p>
          </table:table-cell>
          <table:table-cell table:style-name="ce32" table:formula="of:=[.J85]*[.K$1]" office:value-type="currency" office:currency="USD" office:value="7.2">
            <text:p>$7.20</text:p>
          </table:table-cell>
          <table:table-cell table:formula="of:=[.H85]*[.$K$1]" office:value-type="float" office:value="20">
            <text:p>20</text:p>
          </table:table-cell>
          <table:table-cell office:value-type="float" office:value="25">
            <text:p>25</text:p>
          </table:table-cell>
          <table:table-cell table:formula="of:=MAX(0;([.L85]-[.M85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office:value-type="string">
            <text:p>Hardware</text:p>
          </table:table-cell>
          <table:table-cell office:value-type="string">
            <office:annotation draw:style-name="gr2" draw:text-style-name="P1" svg:width="1.711in" svg:height="0.9701in" svg:x="2.9256in" svg:y="17.4276in" draw:caption-point-x="-0.25in" draw:caption-point-y="0.5295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office:value-type="string">
            <text:p>McMaster</text:p>
          </table:table-cell>
          <table:table-cell office:value-type="string">
            <text:p>90380A347</text:p>
          </table:table-cell>
          <table:table-cell table:style-name="ce12"/>
          <table:table-cell/>
          <table:table-cell table:style-name="ce9" office:value-type="string">
            <text:p>hand</text:p>
          </table:table-cell>
          <table:table-cell office:value-type="float" office:value="3">
            <text:p>3</text:p>
          </table:table-cell>
          <table:table-cell table:style-name="ce29" office:value-type="currency" office:currency="USD" office:value="0.067">
            <text:p>$0.067</text:p>
          </table:table-cell>
          <table:table-cell table:style-name="ce32" table:formula="of:=[.I86]*[.H86]" office:value-type="currency" office:currency="USD" office:value="0.201">
            <text:p>$0.20</text:p>
          </table:table-cell>
          <table:table-cell table:style-name="ce32" table:formula="of:=[.J86]*[.K$1]" office:value-type="currency" office:currency="USD" office:value="2.01">
            <text:p>$2.01</text:p>
          </table:table-cell>
          <table:table-cell table:formula="of:=[.H86]*[.$K$1]" office:value-type="float" office:value="30">
            <text:p>30</text:p>
          </table:table-cell>
          <table:table-cell office:value-type="float" office:value="600">
            <text:p>600</text:p>
          </table:table-cell>
          <table:table-cell table:formula="of:=MAX(0;([.L86]-[.M86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office:value-type="string">
            <text:p>Hardware</text:p>
          </table:table-cell>
          <table:table-cell office:value-type="string">
            <text:p>M4x10 bolt</text:p>
          </table:table-cell>
          <table:table-cell office:value-type="string">
            <text:p>Amazon</text:p>
          </table:table-cell>
          <table:table-cell/>
          <table:table-cell table:style-name="ce12" office:value-type="string">
            <text:p>Cover</text:p>
          </table:table-cell>
          <table:table-cell/>
          <table:table-cell table:style-name="ce9" office:value-type="string">
            <text:p>hand</text:p>
          </table:table-cell>
          <table:table-cell office:value-type="float" office:value="5">
            <text:p>5</text:p>
          </table:table-cell>
          <table:table-cell table:style-name="ce26" office:value-type="currency" office:currency="USD" office:value="0.0899">
            <text:p>$0.090</text:p>
          </table:table-cell>
          <table:table-cell table:style-name="ce32" table:formula="of:=[.I87]*[.H87]" office:value-type="currency" office:currency="USD" office:value="0.4495">
            <text:p>$0.45</text:p>
          </table:table-cell>
          <table:table-cell table:style-name="ce32" table:formula="of:=[.J87]*[.K$1]" office:value-type="currency" office:currency="USD" office:value="4.495">
            <text:p>$4.50</text:p>
          </table:table-cell>
          <table:table-cell table:formula="of:=[.H87]*[.$K$1]" office:value-type="float" office:value="50">
            <text:p>50</text:p>
          </table:table-cell>
          <table:table-cell office:value-type="float" office:value="100">
            <text:p>100</text:p>
          </table:table-cell>
          <table:table-cell table:formula="of:=MAX(0;([.L87]-[.M87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office:value-type="string">
            <text:p>Hardware</text:p>
          </table:table-cell>
          <table:table-cell office:value-type="string">
            <text:p>M4x25 bolt</text:p>
          </table:table-cell>
          <table:table-cell office:value-type="string">
            <text:p>Amazon</text:p>
          </table:table-cell>
          <table:table-cell/>
          <table:table-cell table:style-name="ce12" office:value-type="string">
            <text:p>Fans</text:p>
          </table:table-cell>
          <table:table-cell/>
          <table:table-cell table:style-name="ce9" office:value-type="string">
            <text:p>hand</text:p>
          </table:table-cell>
          <table:table-cell office:value-type="float" office:value="12">
            <text:p>12</text:p>
          </table:table-cell>
          <table:table-cell table:style-name="ce26" office:value-type="currency" office:currency="USD" office:value="0.1049">
            <text:p>$0.105</text:p>
          </table:table-cell>
          <table:table-cell table:style-name="ce32" table:formula="of:=[.I88]*[.H88]" office:value-type="currency" office:currency="USD" office:value="1.2588">
            <text:p>$1.26</text:p>
          </table:table-cell>
          <table:table-cell table:style-name="ce32" table:formula="of:=[.J88]*[.K$1]" office:value-type="currency" office:currency="USD" office:value="12.588">
            <text:p>$12.59</text:p>
          </table:table-cell>
          <table:table-cell table:formula="of:=[.H88]*[.$K$1]" office:value-type="float" office:value="120">
            <text:p>120</text:p>
          </table:table-cell>
          <table:table-cell office:value-type="float" office:value="100">
            <text:p>100</text:p>
          </table:table-cell>
          <table:table-cell table:formula="of:=MAX(0;([.L88]-[.M88]))" office:value-type="float" office:value="20">
            <text:p>2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office:value-type="string">
            <text:p>Hardware</text:p>
          </table:table-cell>
          <table:table-cell office:value-type="string">
            <text:p>M4 washer</text:p>
          </table:table-cell>
          <table:table-cell office:value-type="string">
            <text:p>Amazon</text:p>
          </table:table-cell>
          <table:table-cell/>
          <table:table-cell table:style-name="ce12"/>
          <table:table-cell/>
          <table:table-cell table:style-name="ce9" office:value-type="string">
            <text:p>hand</text:p>
          </table:table-cell>
          <table:table-cell office:value-type="float" office:value="24">
            <text:p>24</text:p>
          </table:table-cell>
          <table:table-cell table:style-name="ce26" office:value-type="currency" office:currency="USD" office:value="0.01">
            <text:p>$0.010</text:p>
          </table:table-cell>
          <table:table-cell table:style-name="ce32" table:formula="of:=[.I89]*[.H89]" office:value-type="currency" office:currency="USD" office:value="0.24">
            <text:p>$0.24</text:p>
          </table:table-cell>
          <table:table-cell table:style-name="ce32" table:formula="of:=[.J89]*[.K$1]" office:value-type="currency" office:currency="USD" office:value="2.4">
            <text:p>$2.40</text:p>
          </table:table-cell>
          <table:table-cell table:formula="of:=[.H89]*[.$K$1]" office:value-type="float" office:value="240">
            <text:p>240</text:p>
          </table:table-cell>
          <table:table-cell office:value-type="float" office:value="150">
            <text:p>150</text:p>
          </table:table-cell>
          <table:table-cell table:formula="of:=MAX(0;([.L89]-[.M89]))" office:value-type="float" office:value="90">
            <text:p>9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office:value-type="string">
            <text:p>Hardware</text:p>
          </table:table-cell>
          <table:table-cell office:value-type="string">
            <text:p>Plastic M4 Washer</text:p>
          </table:table-cell>
          <table:table-cell office:value-type="string">
            <text:p>Digikey</text:p>
          </table:table-cell>
          <table:table-cell office:value-type="string">
            <text:p>RPC3441-ND</text:p>
          </table:table-cell>
          <table:table-cell table:style-name="ce12"/>
          <table:table-cell/>
          <table:table-cell table:style-name="ce9" office:value-type="string">
            <text:p>hand</text:p>
          </table:table-cell>
          <table:table-cell office:value-type="float" office:value="10">
            <text:p>10</text:p>
          </table:table-cell>
          <table:table-cell table:style-name="ce26" office:value-type="currency" office:currency="USD" office:value="0.06098">
            <text:p>$0.061</text:p>
          </table:table-cell>
          <table:table-cell table:style-name="ce32" table:formula="of:=[.I90]*[.H90]" office:value-type="currency" office:currency="USD" office:value="0.6098">
            <text:p>$0.61</text:p>
          </table:table-cell>
          <table:table-cell table:style-name="ce32" table:formula="of:=[.J90]*[.K$1]" office:value-type="currency" office:currency="USD" office:value="6.098">
            <text:p>$6.10</text:p>
          </table:table-cell>
          <table:table-cell table:formula="of:=[.H90]*[.$K$1]" office:value-type="float" office:value="100">
            <text:p>100</text:p>
          </table:table-cell>
          <table:table-cell office:value-type="float" office:value="1000">
            <text:p>1000</text:p>
          </table:table-cell>
          <table:table-cell table:formula="of:=MAX(0;([.L90]-[.M90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office:value-type="string">
            <text:p>Hardware</text:p>
          </table:table-cell>
          <table:table-cell table:style-name="ce9" office:value-type="string">
            <text:p>M4 Nut</text:p>
          </table:table-cell>
          <table:table-cell table:style-name="ce13" office:value-type="string">
            <text:p>Amazon</text:p>
          </table:table-cell>
          <table:table-cell table:style-name="ce9"/>
          <table:table-cell table:style-name="ce13"/>
          <table:table-cell table:style-name="ce9"/>
          <table:table-cell table:style-name="ce9" office:value-type="string">
            <text:p>hand</text:p>
          </table:table-cell>
          <table:table-cell table:style-name="ce9" office:value-type="float" office:value="7">
            <text:p>7</text:p>
          </table:table-cell>
          <table:table-cell table:style-name="ce26" office:value-type="currency" office:currency="USD" office:value="0.05">
            <text:p>$0.050</text:p>
          </table:table-cell>
          <table:table-cell table:style-name="ce32" table:formula="of:=[.I91]*[.H91]" office:value-type="currency" office:currency="USD" office:value="0.35">
            <text:p>$0.35</text:p>
          </table:table-cell>
          <table:table-cell table:style-name="ce32" table:formula="of:=[.J91]*[.K$1]" office:value-type="currency" office:currency="USD" office:value="3.5">
            <text:p>$3.50</text:p>
          </table:table-cell>
          <table:table-cell table:formula="of:=[.H91]*[.$K$1]" office:value-type="float" office:value="70">
            <text:p>70</text:p>
          </table:table-cell>
          <table:table-cell table:style-name="ce9" office:value-type="float" office:value="100">
            <text:p>100</text:p>
          </table:table-cell>
          <table:table-cell table:formula="of:=MAX(0;([.L91]-[.M91]))" office:value-type="float" office:value="0">
            <text:p>0</text:p>
          </table:table-cell>
          <table:table-cell table:style-name="ce9" office:value-type="string">
            <text:p>-</text:p>
          </table:table-cell>
          <table:table-cell table:style-name="ce9" table:number-columns-repeated="39"/>
          <table:table-cell table:number-columns-repeated="10"/>
        </table:table-row>
        <table:table-row table:style-name="ro5">
          <table:table-cell office:value-type="string">
            <text:p>Hardware</text:p>
          </table:table-cell>
          <table:table-cell office:value-type="string">
            <text:p>M4 Standoff for Cover</text:p>
          </table:table-cell>
          <table:table-cell office:value-type="string">
            <text:p>Digikey</text:p>
          </table:table-cell>
          <table:table-cell office:value-type="string">
            <text:p>952-1542-ND</text:p>
          </table:table-cell>
          <table:table-cell table:style-name="ce12" office:value-type="string">
            <text:p>20mm</text:p>
          </table:table-cell>
          <table:table-cell/>
          <table:table-cell table:style-name="ce9" office:value-type="string">
            <text:p>hand</text:p>
          </table:table-cell>
          <table:table-cell office:value-type="float" office:value="5">
            <text:p>5</text:p>
          </table:table-cell>
          <table:table-cell table:style-name="ce26" office:value-type="currency" office:currency="USD" office:value="0.4142">
            <text:p>$0.414</text:p>
          </table:table-cell>
          <table:table-cell table:style-name="ce32" table:formula="of:=[.I92]*[.H92]" office:value-type="currency" office:currency="USD" office:value="2.071">
            <text:p>$2.07</text:p>
          </table:table-cell>
          <table:table-cell table:style-name="ce32" table:formula="of:=[.J92]*[.K$1]" office:value-type="currency" office:currency="USD" office:value="20.71">
            <text:p>$20.71</text:p>
          </table:table-cell>
          <table:table-cell table:formula="of:=[.H92]*[.$K$1]" office:value-type="float" office:value="50">
            <text:p>50</text:p>
          </table:table-cell>
          <table:table-cell office:value-type="float" office:value="250">
            <text:p>250</text:p>
          </table:table-cell>
          <table:table-cell table:formula="of:=MAX(0;([.L92]-[.M92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office:value-type="string">
            <text:p>Mechanicals</text:p>
          </table:table-cell>
          <table:table-cell office:value-type="string">
            <text:p>Safety Acrylic</text:p>
          </table:table-cell>
          <table:table-cell table:number-columns-repeated="2"/>
          <table:table-cell table:style-name="ce12"/>
          <table:table-cell/>
          <table:table-cell table:style-name="ce9" office:value-type="string">
            <text:p>hand</text:p>
          </table:table-cell>
          <table:table-cell office:value-type="float" office:value="1">
            <text:p>1</text:p>
          </table:table-cell>
          <table:table-cell table:style-name="ce26" office:value-type="currency" office:currency="USD" office:value="6">
            <text:p>$6.000</text:p>
          </table:table-cell>
          <table:table-cell table:style-name="ce32" table:formula="of:=[.I93]*[.H93]" office:value-type="currency" office:currency="USD" office:value="6">
            <text:p>$6.00</text:p>
          </table:table-cell>
          <table:table-cell table:style-name="ce32" table:formula="of:=[.J93]*[.K$1]" office:value-type="currency" office:currency="USD" office:value="60">
            <text:p>$60.00</text:p>
          </table:table-cell>
          <table:table-cell table:formula="of:=[.H93]*[.$K$1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MAX(0;([.L93]-[.M93]))" office:value-type="float" office:value="9">
            <text:p>9</text:p>
          </table:table-cell>
          <table:table-cell office:value-type="string">
            <text:p>yes</text:p>
          </table:table-cell>
          <table:table-cell table:number-columns-repeated="49"/>
        </table:table-row>
        <table:table-row table:style-name="ro5">
          <table:table-cell office:value-type="string">
            <text:p>Mechanicals</text:p>
          </table:table-cell>
          <table:table-cell office:value-type="string">
            <text:p>Aluminum Plate</text:p>
          </table:table-cell>
          <table:table-cell office:value-type="string">
            <text:p>EVS</text:p>
          </table:table-cell>
          <table:table-cell office:value-type="string">
            <text:p>JTS-LiBCM-001</text:p>
          </table:table-cell>
          <table:table-cell table:style-name="ce12"/>
          <table:table-cell/>
          <table:table-cell table:style-name="ce9" office:value-type="string">
            <text:p>hand</text:p>
          </table:table-cell>
          <table:table-cell office:value-type="float" office:value="3">
            <text:p>3</text:p>
          </table:table-cell>
          <table:table-cell table:style-name="ce26" office:value-type="currency" office:currency="USD" office:value="9.05">
            <text:p>$9.050</text:p>
          </table:table-cell>
          <table:table-cell table:style-name="ce32" table:formula="of:=[.I94]*[.H94]" office:value-type="currency" office:currency="USD" office:value="27.15">
            <text:p>$27.15</text:p>
          </table:table-cell>
          <table:table-cell table:style-name="ce32" table:formula="of:=[.J94]*[.K$1]" office:value-type="currency" office:currency="USD" office:value="271.5">
            <text:p>$271.50</text:p>
          </table:table-cell>
          <table:table-cell table:formula="of:=[.H94]*[.$K$1]" office:value-type="float" office:value="30">
            <text:p>30</text:p>
          </table:table-cell>
          <table:table-cell office:value-type="float" office:value="152">
            <text:p>152</text:p>
          </table:table-cell>
          <table:table-cell table:formula="of:=MAX(0;([.L94]-[.M94]))" office:value-type="float" office:value="0">
            <text:p>0</text:p>
          </table:table-cell>
          <table:table-cell table:style-name="ce9" office:value-type="string">
            <text:p>-</text:p>
          </table:table-cell>
          <table:table-cell table:number-columns-repeated="49"/>
        </table:table-row>
        <table:table-row table:style-name="ro9">
          <table:table-cell table:style-name="ce6" office:value-type="string">
            <text:p>Current Cables</text:p>
          </table:table-cell>
          <table:table-cell office:value-type="string">
            <text:p>Ring – Batteries</text:p>
          </table:table-cell>
          <table:table-cell office:value-type="string">
            <text:p>Digikey</text:p>
          </table:table-cell>
          <table:table-cell office:value-type="string">
            <office:annotation draw:style-name="gr3" draw:text-style-name="P1" svg:width="1.1413in" svg:height="0.8567in" svg:x="6.3083in" svg:y="18.8134in" draw:caption-point-x="-0.2402in" draw:caption-point-y="0.5949in">
              <dc:creator>J</dc:creator>
              <dc:date>2021-06-28T00:00:00</dc:date>
              <text:p text:style-name="P1">I actually prefer the other ring terminals, even with their smaller wire opening</text:p>
            </office:annotation>
            <text:p>A27083-ND (Not ideal)</text:p>
            <text:p><text:span text:style-name="T3">277-11172-ND</text:span></text:p>
          </table:table-cell>
          <table:table-cell table:style-name="ce12"/>
          <table:table-cell/>
          <table:table-cell table:style-name="ce9" office:value-type="string">
            <text:p>hand</text:p>
          </table:table-cell>
          <table:table-cell office:value-type="float" office:value="6">
            <text:p>6</text:p>
          </table:table-cell>
          <table:table-cell table:style-name="ce26" office:value-type="currency" office:currency="USD" office:value="0.65716">
            <text:p>$0.657</text:p>
          </table:table-cell>
          <table:table-cell table:style-name="ce32" table:formula="of:=[.I95]*[.H95]" office:value-type="currency" office:currency="USD" office:value="3.94296">
            <text:p>$3.94</text:p>
          </table:table-cell>
          <table:table-cell table:style-name="ce32" table:formula="of:=[.J95]*[.K$1]" office:value-type="currency" office:currency="USD" office:value="39.4296">
            <text:p>$39.43</text:p>
          </table:table-cell>
          <table:table-cell table:formula="of:=[.H95]*[.$K$1]" office:value-type="float" office:value="60">
            <text:p>60</text:p>
          </table:table-cell>
          <table:table-cell office:value-type="float" office:value="60">
            <text:p>60</text:p>
          </table:table-cell>
          <table:table-cell table:formula="of:=MAX(0;([.L95]-[.M95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table:style-name="ce6" office:value-type="string">
            <text:p>Current Cables</text:p>
          </table:table-cell>
          <table:table-cell office:value-type="string">
            <text:p>Ring – Fuse/Switch</text:p>
          </table:table-cell>
          <table:table-cell office:value-type="string">
            <text:p>Digikey</text:p>
          </table:table-cell>
          <table:table-cell office:value-type="string">
            <text:p>277-11168-ND</text:p>
          </table:table-cell>
          <table:table-cell table:style-name="ce12"/>
          <table:table-cell/>
          <table:table-cell table:style-name="ce9" office:value-type="string">
            <text:p>hand</text:p>
          </table:table-cell>
          <table:table-cell office:value-type="float" office:value="2">
            <text:p>2</text:p>
          </table:table-cell>
          <table:table-cell table:style-name="ce26" office:value-type="currency" office:currency="USD" office:value="0.5244">
            <text:p>$0.524</text:p>
          </table:table-cell>
          <table:table-cell table:style-name="ce32" table:formula="of:=[.I96]*[.H96]" office:value-type="currency" office:currency="USD" office:value="1.0488">
            <text:p>$1.05</text:p>
          </table:table-cell>
          <table:table-cell table:style-name="ce32" table:formula="of:=[.J96]*[.K$1]" office:value-type="currency" office:currency="USD" office:value="10.488">
            <text:p>$10.49</text:p>
          </table:table-cell>
          <table:table-cell table:formula="of:=[.H96]*[.$K$1]" office:value-type="float" office:value="20">
            <text:p>20</text:p>
          </table:table-cell>
          <table:table-cell office:value-type="float" office:value="110">
            <text:p>110</text:p>
          </table:table-cell>
          <table:table-cell table:formula="of:=MAX(0;([.L96]-[.M96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table:style-name="ce6" office:value-type="string">
            <text:p>Current Cables</text:p>
          </table:table-cell>
          <table:table-cell office:value-type="string">
            <text:p>Ring – Relay/HVDC-</text:p>
          </table:table-cell>
          <table:table-cell office:value-type="string">
            <text:p>Digikey</text:p>
          </table:table-cell>
          <table:table-cell office:value-type="string">
            <text:p>A112030-ND</text:p>
          </table:table-cell>
          <table:table-cell table:style-name="ce12"/>
          <table:table-cell/>
          <table:table-cell table:style-name="ce9" office:value-type="string">
            <text:p>hand</text:p>
          </table:table-cell>
          <table:table-cell office:value-type="float" office:value="2">
            <text:p>2</text:p>
          </table:table-cell>
          <table:table-cell table:style-name="ce26" office:value-type="currency" office:currency="USD" office:value="1.0744">
            <text:p>$1.074</text:p>
          </table:table-cell>
          <table:table-cell table:style-name="ce32" table:formula="of:=[.I97]*[.H97]" office:value-type="currency" office:currency="USD" office:value="2.1488">
            <text:p>$2.15</text:p>
          </table:table-cell>
          <table:table-cell table:style-name="ce32" table:formula="of:=[.J97]*[.K$1]" office:value-type="currency" office:currency="USD" office:value="21.488">
            <text:p>$21.49</text:p>
          </table:table-cell>
          <table:table-cell table:formula="of:=[.H97]*[.$K$1]" office:value-type="float" office:value="20">
            <text:p>20</text:p>
          </table:table-cell>
          <table:table-cell office:value-type="float" office:value="110">
            <text:p>110</text:p>
          </table:table-cell>
          <table:table-cell table:formula="of:=MAX(0;([.L97]-[.M97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table:style-name="ce6" office:value-type="string">
            <text:p>Current Cables</text:p>
          </table:table-cell>
          <table:table-cell office:value-type="string">
            <text:p>Current Conduit</text:p>
          </table:table-cell>
          <table:table-cell office:value-type="string">
            <text:p>Amazon</text:p>
          </table:table-cell>
          <table:table-cell office:value-type="string">
            <text:p>½" conduit nonslit – 25’ length</text:p>
          </table:table-cell>
          <table:table-cell table:style-name="ce12"/>
          <table:table-cell/>
          <table:table-cell table:style-name="ce9" office:value-type="string">
            <text:p>hand</text:p>
          </table:table-cell>
          <table:table-cell table:formula="of:=1/(25*12/73)" office:value-type="float" office:value="0.243333333333333">
            <office:annotation draw:style-name="gr1" draw:text-style-name="P1" svg:width="1.1413in" svg:height="0.7083in" svg:x="8.752in" svg:y="19.5256in" draw:caption-point-x="-0.272in" draw:caption-point-y="0.5209in">
              <dc:date>2021-06-11T00:00:00</dc:date>
              <text:p text:style-name="P1"><text:span text:style-name="T1">Num(73” sections)/reel</text:span></text:p>
              <text:p text:style-name="P1"><text:span text:style-name="T1"/></text:p>
            </office:annotation>
            <text:p>0.24</text:p>
          </table:table-cell>
          <table:table-cell table:style-name="ce26" office:value-type="currency" office:currency="USD" office:value="14.99">
            <text:p>$14.990</text:p>
          </table:table-cell>
          <table:table-cell table:style-name="ce32" table:formula="of:=[.I98]*[.H98]" office:value-type="currency" office:currency="USD" office:value="3.64756666666667">
            <text:p>$3.65</text:p>
          </table:table-cell>
          <table:table-cell table:style-name="ce32" table:formula="of:=[.J98]*[.K$1]" office:value-type="currency" office:currency="USD" office:value="36.4756666666667">
            <text:p>$36.48</text:p>
          </table:table-cell>
          <table:table-cell table:formula="of:=[.H98]*[.$K$1]" office:value-type="float" office:value="2.43333333333333">
            <text:p>2.43</text:p>
          </table:table-cell>
          <table:table-cell office:value-type="float" office:value="2">
            <text:p>2</text:p>
          </table:table-cell>
          <table:table-cell table:formula="of:=MAX(0;([.L98]-[.M98]))" office:value-type="float" office:value="0.433333333333333">
            <text:p>0.43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4">
          <table:table-cell table:style-name="ce6" office:value-type="string">
            <text:p>Current Cables</text:p>
          </table:table-cell>
          <table:table-cell office:value-type="string">
            <office:annotation draw:style-name="gr1" draw:text-style-name="P1" svg:width="1.1413in" svg:height="0.7083in" svg:x="2.9256in" svg:y="19.676in" draw:caption-point-x="-0.25in" draw:caption-point-y="0.5319in">
              <dc:date>2021-04-24T00:00:00</dc:date>
              <text:p text:style-name="P1"><text:span text:style-name="T1">42S is 84”</text:span></text:p>
              <text:p text:style-name="P1"><text:span text:style-name="T1"/></text:p>
            </office:annotation>
            <text:p>Current Cables</text:p>
          </table:table-cell>
          <table:table-cell office:value-type="string">
            <text:p>Ebay seller</text:p>
            <text:p>Acdcwireandsupply</text:p>
            <text:p>Search:</text:p>
            <text:p>“excelene #4 500”</text:p>
          </table:table-cell>
          <table:table-cell office:value-type="string">
            <text:p>Southwire Royal Excelene #4 – 500’</text:p>
            <text:p><text:span text:style-name="T4">Radnor #4 FP4167</text:span></text:p>
            <text:p><text:span text:style-name="T4">Direct #4 Flex-A-Prene FP0951</text:span></text:p>
            <text:p><text:span text:style-name="T4">Direct #4 Flex-A-Prene FP4-B50RD</text:span></text:p>
          </table:table-cell>
          <table:table-cell table:style-name="ce12" office:value-type="string">
            <text:p>4 AWG</text:p>
          </table:table-cell>
          <table:table-cell/>
          <table:table-cell table:style-name="ce9" office:value-type="string">
            <text:p>hand</text:p>
          </table:table-cell>
          <table:table-cell table:formula="of:=1/(500*12/86)" office:value-type="float" office:value="0.0143333333333333">
            <office:annotation draw:style-name="gr1" draw:text-style-name="P1" svg:width="1.1413in" svg:height="0.7083in" svg:x="8.752in" svg:y="19.6878in" draw:caption-point-x="-0.272in" draw:caption-point-y="0.5201in">
              <dc:date>2021-06-11T00:00:00</dc:date>
              <text:p text:style-name="P1"><text:span text:style-name="T1">Num(86” sections) per reel</text:span></text:p>
            </office:annotation>
            <text:p>0.01</text:p>
          </table:table-cell>
          <table:table-cell table:style-name="ce26" office:value-type="currency" office:currency="USD" office:value="572.88">
            <text:p>$572.880</text:p>
          </table:table-cell>
          <table:table-cell table:style-name="ce32" table:formula="of:=[.I99]*[.H99]" office:value-type="currency" office:currency="USD" office:value="8.21128">
            <text:p>$8.21</text:p>
          </table:table-cell>
          <table:table-cell table:style-name="ce32" table:formula="of:=[.J99]*[.K$1]" office:value-type="currency" office:currency="USD" office:value="82.1128">
            <text:p>$82.11</text:p>
          </table:table-cell>
          <table:table-cell table:formula="of:=[.H99]*[.$K$1]" office:value-type="float" office:value="0.143333333333333">
            <text:p>0.14</text:p>
          </table:table-cell>
          <table:table-cell table:formula="of:=50/500" office:value-type="float" office:value="0.1">
            <text:p>0.1</text:p>
          </table:table-cell>
          <table:table-cell table:formula="of:=MAX(0;([.L99]-[.M99]))" office:value-type="float" office:value="0.0433333333333333">
            <text:p>0.04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table:style-name="ce6" office:value-type="string">
            <text:p>Other Cables</text:p>
          </table:table-cell>
          <table:table-cell office:value-type="string">
            <text:p>18S Connector</text:p>
          </table:table-cell>
          <table:table-cell office:value-type="string">
            <text:p>AliExpress</text:p>
          </table:table-cell>
          <table:table-cell office:value-type="string">
            <office:annotation draw:style-name="gr4" draw:text-style-name="P1" svg:width="1.1413in" svg:height="1.4787in" svg:x="6.3311in" svg:y="20.3205in" draw:caption-point-x="-0.263in" draw:caption-point-y="0.5106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</text:p>
          </table:table-cell>
          <table:table-cell table:style-name="ce12"/>
          <table:table-cell/>
          <table:table-cell table:style-name="ce9" office:value-type="string">
            <text:p>hand</text:p>
          </table:table-cell>
          <table:table-cell office:value-type="float" office:value="2">
            <text:p>2</text:p>
          </table:table-cell>
          <table:table-cell table:style-name="ce26" table:formula="of:=2.12" office:value-type="currency" office:currency="USD" office:value="2.12">
            <text:p>$2.120</text:p>
          </table:table-cell>
          <table:table-cell table:style-name="ce32" table:formula="of:=[.I100]*[.H100]" office:value-type="currency" office:currency="USD" office:value="4.24">
            <text:p>$4.24</text:p>
          </table:table-cell>
          <table:table-cell table:style-name="ce32" table:formula="of:=[.J100]*[.K$1]" office:value-type="currency" office:currency="USD" office:value="42.4">
            <text:p>$42.40</text:p>
          </table:table-cell>
          <table:table-cell table:formula="of:=[.H100]*[.$K$1]"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MAX(0;([.L100]-[.M100]))" office:value-type="float" office:value="0">
            <text:p>0</text:p>
          </table:table-cell>
          <table:table-cell table:number-columns-repeated="50"/>
        </table:table-row>
        <table:table-row table:style-name="ro5">
          <table:table-cell table:style-name="ce6" office:value-type="string">
            <text:p>Other Cables</text:p>
          </table:table-cell>
          <table:table-cell office:value-type="string">
            <text:p>12S Connector</text:p>
          </table:table-cell>
          <table:table-cell office:value-type="string">
            <text:p>AliExpress</text:p>
          </table:table-cell>
          <table:table-cell office:value-type="string">
            <office:annotation draw:style-name="gr5" draw:text-style-name="P1" svg:width="1.1413in" svg:height="1.3232in" svg:x="6.3311in" svg:y="20.4823in" draw:caption-point-x="-0.263in" draw:caption-point-y="0.5102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 (6098-4595)</text:p>
          </table:table-cell>
          <table:table-cell table:style-name="ce12"/>
          <table:table-cell/>
          <table:table-cell table:style-name="ce9" office:value-type="string">
            <text:p>hand</text:p>
          </table:table-cell>
          <table:table-cell office:value-type="float" office:value="2">
            <text:p>2</text:p>
          </table:table-cell>
          <table:table-cell table:style-name="ce26" table:formula="of:=2.26" office:value-type="currency" office:currency="USD" office:value="2.26">
            <text:p>$2.260</text:p>
          </table:table-cell>
          <table:table-cell table:style-name="ce32" table:formula="of:=[.I101]*[.H101]" office:value-type="currency" office:currency="USD" office:value="4.52">
            <text:p>$4.52</text:p>
          </table:table-cell>
          <table:table-cell table:style-name="ce32" table:formula="of:=[.J101]*[.K$1]" office:value-type="currency" office:currency="USD" office:value="45.2">
            <text:p>$45.20</text:p>
          </table:table-cell>
          <table:table-cell table:formula="of:=[.H101]*[.$K$1]" office:value-type="float" office:value="20">
            <text:p>20</text:p>
          </table:table-cell>
          <table:table-cell office:value-type="float" office:value="50">
            <text:p>50</text:p>
          </table:table-cell>
          <table:table-cell table:formula="of:=MAX(0;([.L101]-[.M101]))" office:value-type="float" office:value="0">
            <text:p>0</text:p>
          </table:table-cell>
          <table:table-cell table:number-columns-repeated="50"/>
        </table:table-row>
        <table:table-row table:style-name="ro5">
          <table:table-cell table:style-name="ce6" office:value-type="string">
            <text:p>Other Cables</text:p>
          </table:table-cell>
          <table:table-cell office:value-type="string">
            <text:p>20P Ribbon Cable</text:p>
          </table:table-cell>
          <table:table-cell office:value-type="string">
            <text:p>Digikey</text:p>
          </table:table-cell>
          <table:table-cell office:value-type="string">
            <text:p>MC20M-25-ND</text:p>
          </table:table-cell>
          <table:table-cell table:style-name="ce12"/>
          <table:table-cell/>
          <table:table-cell table:style-name="ce9" office:value-type="string">
            <text:p>hand</text:p>
          </table:table-cell>
          <table:table-cell table:formula="of:=0.5/25" office:value-type="float" office:value="0.02">
            <text:p>0.02</text:p>
          </table:table-cell>
          <table:table-cell table:style-name="ce26" office:value-type="currency" office:currency="USD" office:value="33.27">
            <text:p>$33.270</text:p>
          </table:table-cell>
          <table:table-cell table:style-name="ce32" table:formula="of:=[.I102]*[.H102]" office:value-type="currency" office:currency="USD" office:value="0.6654">
            <text:p>$0.67</text:p>
          </table:table-cell>
          <table:table-cell table:style-name="ce32" table:formula="of:=[.J102]*[.K$1]" office:value-type="currency" office:currency="USD" office:value="6.654">
            <text:p>$6.65</text:p>
          </table:table-cell>
          <table:table-cell table:formula="of:=[.H102]*[.$K$1]" office:value-type="float" office:value="0.2">
            <text:p>0.2</text:p>
          </table:table-cell>
          <table:table-cell office:value-type="float" office:value="1">
            <text:p>1</text:p>
          </table:table-cell>
          <table:table-cell table:formula="of:=MAX(0;([.L102]-[.M102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table:style-name="ce6" office:value-type="string">
            <text:p>Other Cables</text:p>
          </table:table-cell>
          <table:table-cell office:value-type="string">
            <text:p>14P Ribbon Cable</text:p>
          </table:table-cell>
          <table:table-cell office:value-type="string">
            <text:p>Digikey</text:p>
          </table:table-cell>
          <table:table-cell office:value-type="string">
            <text:p>MC14M-25-ND</text:p>
          </table:table-cell>
          <table:table-cell table:style-name="ce12"/>
          <table:table-cell/>
          <table:table-cell table:style-name="ce9" office:value-type="string">
            <text:p>hand</text:p>
          </table:table-cell>
          <table:table-cell table:formula="of:=0.5/25" office:value-type="float" office:value="0.02">
            <text:p>0.02</text:p>
          </table:table-cell>
          <table:table-cell table:style-name="ce26" office:value-type="currency" office:currency="USD" office:value="24.71">
            <text:p>$24.710</text:p>
          </table:table-cell>
          <table:table-cell table:style-name="ce32" table:formula="of:=[.I103]*[.H103]" office:value-type="currency" office:currency="USD" office:value="0.4942">
            <text:p>$0.49</text:p>
          </table:table-cell>
          <table:table-cell table:style-name="ce32" table:formula="of:=[.J103]*[.K$1]" office:value-type="currency" office:currency="USD" office:value="4.942">
            <text:p>$4.94</text:p>
          </table:table-cell>
          <table:table-cell table:formula="of:=[.H103]*[.$K$1]" office:value-type="float" office:value="0.2">
            <text:p>0.2</text:p>
          </table:table-cell>
          <table:table-cell office:value-type="float" office:value="1">
            <text:p>1</text:p>
          </table:table-cell>
          <table:table-cell table:formula="of:=MAX(0;([.L103]-[.M103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6">
          <table:table-cell table:style-name="ce6" office:value-type="string">
            <text:p>Other Cables</text:p>
          </table:table-cell>
          <table:table-cell office:value-type="string">
            <text:p>20P Ribbon Connector</text:p>
          </table:table-cell>
          <table:table-cell office:value-type="string">
            <text:p>Digikey</text:p>
          </table:table-cell>
          <table:table-cell office:value-type="string">
            <text:p>SFH213-PPPC-D07-ID-BK</text:p>
            <text:p><text:span text:style-name="T3">71600-020LF</text:span></text:p>
          </table:table-cell>
          <table:table-cell table:style-name="ce12"/>
          <table:table-cell/>
          <table:table-cell table:style-name="ce9" office:value-type="string">
            <text:p>hand</text:p>
          </table:table-cell>
          <table:table-cell office:value-type="float" office:value="2">
            <text:p>2</text:p>
          </table:table-cell>
          <table:table-cell table:style-name="ce26" office:value-type="currency" office:currency="USD" office:value="0.52926">
            <text:p>$0.529</text:p>
          </table:table-cell>
          <table:table-cell table:style-name="ce32" table:formula="of:=[.I104]*[.H104]" office:value-type="currency" office:currency="USD" office:value="1.05852">
            <text:p>$1.06</text:p>
          </table:table-cell>
          <table:table-cell table:style-name="ce32" table:formula="of:=[.J104]*[.K$1]" office:value-type="currency" office:currency="USD" office:value="10.5852">
            <text:p>$10.59</text:p>
          </table:table-cell>
          <table:table-cell table:formula="of:=[.H104]*[.$K$1]" office:value-type="float" office:value="20">
            <text:p>20</text:p>
          </table:table-cell>
          <table:table-cell office:value-type="float" office:value="90">
            <text:p>90</text:p>
          </table:table-cell>
          <table:table-cell table:formula="of:=MAX(0;([.L104]-[.M104]))" office:value-type="float" office:value="0">
            <text:p>0</text:p>
          </table:table-cell>
          <table:table-cell table:style-name="ce9" office:value-type="string">
            <text:p>-</text:p>
          </table:table-cell>
          <table:table-cell table:number-columns-repeated="49"/>
        </table:table-row>
        <table:table-row table:style-name="ro6">
          <table:table-cell table:style-name="ce6" office:value-type="string">
            <text:p>Other Cables</text:p>
          </table:table-cell>
          <table:table-cell office:value-type="string">
            <text:p>14P Ribbon Connector</text:p>
          </table:table-cell>
          <table:table-cell office:value-type="string">
            <text:p>Digikey</text:p>
          </table:table-cell>
          <table:table-cell office:value-type="string">
            <text:p>SFH213-PPPC-D10-ID-BK</text:p>
            <text:p><text:span text:style-name="T3">71600-014LF</text:span></text:p>
          </table:table-cell>
          <table:table-cell table:style-name="ce12"/>
          <table:table-cell/>
          <table:table-cell table:style-name="ce9" office:value-type="string">
            <text:p>hand</text:p>
          </table:table-cell>
          <table:table-cell office:value-type="float" office:value="2">
            <text:p>2</text:p>
          </table:table-cell>
          <table:table-cell table:style-name="ce26" office:value-type="currency" office:currency="USD" office:value="0.6363">
            <text:p>$0.636</text:p>
          </table:table-cell>
          <table:table-cell table:style-name="ce32" table:formula="of:=[.I105]*[.H105]" office:value-type="currency" office:currency="USD" office:value="1.2726">
            <text:p>$1.27</text:p>
          </table:table-cell>
          <table:table-cell table:style-name="ce32" table:formula="of:=[.J105]*[.K$1]" office:value-type="currency" office:currency="USD" office:value="12.726">
            <text:p>$12.73</text:p>
          </table:table-cell>
          <table:table-cell table:formula="of:=[.H105]*[.$K$1]" office:value-type="float" office:value="20">
            <text:p>20</text:p>
          </table:table-cell>
          <table:table-cell office:value-type="float" office:value="90">
            <text:p>90</text:p>
          </table:table-cell>
          <table:table-cell table:formula="of:=MAX(0;([.L105]-[.M105]))" office:value-type="float" office:value="0">
            <text:p>0</text:p>
          </table:table-cell>
          <table:table-cell table:style-name="ce9" office:value-type="string">
            <text:p>-</text:p>
          </table:table-cell>
          <table:table-cell table:number-columns-repeated="49"/>
        </table:table-row>
        <table:table-row table:style-name="ro5">
          <table:table-cell table:style-name="ce6" office:value-type="string">
            <text:p>Other Cables</text:p>
          </table:table-cell>
          <table:table-cell office:value-type="string">
            <text:p>Jcn2PCB eyelet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53"/>
        </table:table-row>
        <table:table-row table:style-name="ro5">
          <table:table-cell table:style-name="ce6" office:value-type="string">
            <text:p>Other Cables</text:p>
          </table:table-cell>
          <table:table-cell office:value-type="string">
            <text:p>Jcn2PCB RED cable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53"/>
        </table:table-row>
        <table:table-row table:style-name="ro5">
          <table:table-cell table:style-name="ce6" office:value-type="string">
            <text:p>Other Cables</text:p>
          </table:table-cell>
          <table:table-cell office:value-type="string">
            <text:p>Jcn2PCB BLK cable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53"/>
        </table:table-row>
        <table:table-row table:style-name="ro5">
          <table:table-cell table:style-name="ce6" office:value-type="string">
            <text:p>Other Cables</text:p>
          </table:table-cell>
          <table:table-cell office:value-type="string">
            <text:p>Jcn2PCB conduit</text:p>
          </table:table-cell>
          <table:table-cell office:value-type="string">
            <text:p>Amazon</text:p>
          </table:table-cell>
          <table:table-cell office:value-type="string">
            <text:p>1/8" conduit – 100’ length</text:p>
          </table:table-cell>
          <table:table-cell table:number-columns-repeated="2"/>
          <table:table-cell table:style-name="ce9" office:value-type="string">
            <text:p>hand</text:p>
          </table:table-cell>
          <table:table-cell table:formula="of:=1/(100*12/33)" office:value-type="float" office:value="0.0275">
            <office:annotation draw:style-name="gr1" draw:text-style-name="P1" svg:width="1.1413in" svg:height="0.7083in" svg:x="8.752in" svg:y="22.0992in" draw:caption-point-x="-0.272in" draw:caption-point-y="0.5106in">
              <dc:date>2021-06-11T00:00:00</dc:date>
              <text:p text:style-name="P1"><text:span text:style-name="T1">Num(36” sections)/reel</text:span></text:p>
            </office:annotation>
            <text:p>0.03</text:p>
          </table:table-cell>
          <table:table-cell table:style-name="ce26" table:formula="of:=8.99" office:value-type="currency" office:currency="USD" office:value="8.99">
            <text:p>$8.990</text:p>
          </table:table-cell>
          <table:table-cell table:style-name="ce32" table:formula="of:=[.I109]*[.H109]" office:value-type="currency" office:currency="USD" office:value="0.247225">
            <text:p>$0.25</text:p>
          </table:table-cell>
          <table:table-cell table:style-name="ce32" table:formula="of:=[.J109]*[.K$1]" office:value-type="currency" office:currency="USD" office:value="2.47225">
            <text:p>$2.47</text:p>
          </table:table-cell>
          <table:table-cell table:formula="of:=[.H109]*[.$K$1]" office:value-type="float" office:value="0.275">
            <text:p>0.28</text:p>
          </table:table-cell>
          <table:table-cell office:value-type="float" office:value="2">
            <text:p>2</text:p>
          </table:table-cell>
          <table:table-cell table:formula="of:=MAX(0;([.L109]-[.M109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table:style-name="ce6" office:value-type="string">
            <text:p>Other Cables</text:p>
          </table:table-cell>
          <table:table-cell office:value-type="string">
            <text:p>MCM'E' conduit</text:p>
          </table:table-cell>
          <table:table-cell office:value-type="string">
            <text:p>Amazon</text:p>
          </table:table-cell>
          <table:table-cell office:value-type="string">
            <text:p>¼" conduit nonslit – 25’ length</text:p>
          </table:table-cell>
          <table:table-cell table:style-name="ce12"/>
          <table:table-cell/>
          <table:table-cell table:style-name="ce9" office:value-type="string">
            <text:p>hand</text:p>
          </table:table-cell>
          <table:table-cell table:formula="of:=1/(25*12/17)" office:value-type="float" office:value="0.0566666666666667">
            <office:annotation draw:style-name="gr1" draw:text-style-name="P1" svg:width="1.1413in" svg:height="0.7083in" svg:x="8.752in" svg:y="22.2614in" draw:caption-point-x="-0.272in" draw:caption-point-y="0.5098in">
              <dc:date>2021-06-11T00:00:00</dc:date>
              <text:p text:style-name="P1"><text:span text:style-name="T1">num(17” Sections)/reel</text:span></text:p>
              <text:p text:style-name="P1"><text:span text:style-name="T1"/></text:p>
            </office:annotation>
            <text:p>0.06</text:p>
          </table:table-cell>
          <table:table-cell table:style-name="ce26" office:value-type="currency" office:currency="USD" office:value="11">
            <text:p>$11.000</text:p>
          </table:table-cell>
          <table:table-cell table:style-name="ce32" table:formula="of:=[.I110]*[.H110]" office:value-type="currency" office:currency="USD" office:value="0.623333333333333">
            <text:p>$0.62</text:p>
          </table:table-cell>
          <table:table-cell table:style-name="ce32" table:formula="of:=[.J110]*[.K$1]" office:value-type="currency" office:currency="USD" office:value="6.23333333333333">
            <text:p>$6.23</text:p>
          </table:table-cell>
          <table:table-cell table:formula="of:=[.H110]*[.$K$1]" office:value-type="float" office:value="0.566666666666667">
            <text:p>0.57</text:p>
          </table:table-cell>
          <table:table-cell office:value-type="float" office:value="1">
            <text:p>1</text:p>
          </table:table-cell>
          <table:table-cell table:formula="of:=MAX(0;([.L110]-[.M110]))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9"/>
        </table:table-row>
        <table:table-row table:style-name="ro5">
          <table:table-cell table:style-name="ce6"/>
          <table:table-cell table:number-columns-repeated="3"/>
          <table:table-cell table:style-name="ce12"/>
          <table:table-cell/>
          <table:table-cell table:style-name="ce9"/>
          <table:table-cell/>
          <table:table-cell table:style-name="ce26"/>
          <table:table-cell table:style-name="ce32" table:number-columns-repeated="2"/>
          <table:table-cell table:number-columns-repeated="53"/>
        </table:table-row>
        <table:table-row table:style-name="ro7">
          <table:table-cell table:style-name="ce6"/>
          <table:table-cell table:number-columns-repeated="3"/>
          <table:table-cell table:style-name="ce12"/>
          <table:table-cell/>
          <table:table-cell table:style-name="ce9"/>
          <table:table-cell/>
          <table:table-cell table:style-name="ce36" office:value-type="string">
            <text:p>Subtotal</text:p>
            <text:p>To This</text:p>
            <text:p>Line</text:p>
          </table:table-cell>
          <table:table-cell table:style-name="ce32" table:formula="of:=SUM([.J71:.J110])+[.J68]" office:value-type="currency" office:currency="USD" office:value="306.625945">
            <text:p>$306.63</text:p>
          </table:table-cell>
          <table:table-cell table:style-name="ce32"/>
          <table:table-cell table:number-columns-repeated="53"/>
        </table:table-row>
        <table:table-row table:style-name="ro5">
          <table:table-cell table:style-name="ce6"/>
          <table:table-cell table:number-columns-repeated="3"/>
          <table:table-cell table:style-name="ce12"/>
          <table:table-cell/>
          <table:table-cell table:style-name="ce9"/>
          <table:table-cell/>
          <table:table-cell table:style-name="ce26"/>
          <table:table-cell table:style-name="ce32" table:number-columns-repeated="2"/>
          <table:table-cell table:number-columns-repeated="53"/>
        </table:table-row>
        <table:table-row table:style-name="ro5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53"/>
        </table:table-row>
        <table:table-row table:style-name="ro5">
          <table:table-cell table:number-columns-repeated="8"/>
          <table:table-cell table:style-name="ce36" office:value-type="string">
            <text:p>$/LiBCM:</text:p>
          </table:table-cell>
          <table:table-cell table:style-name="Default" table:number-columns-repeated="2"/>
          <table:table-cell table:number-columns-repeated="53"/>
        </table:table-row>
        <table:table-row table:style-name="ro5">
          <table:table-cell table:number-columns-repeated="8"/>
          <table:table-cell table:style-name="ce9" office:value-type="string">
            <text:p>BOM</text:p>
          </table:table-cell>
          <table:table-cell table:style-name="ce33" table:formula="of:=[.J112]" office:value-type="currency" office:currency="USD" office:value="306.625945">
            <text:p>$306.63</text:p>
          </table:table-cell>
          <table:table-cell table:style-name="ce33"/>
          <table:table-cell table:number-columns-repeated="53"/>
        </table:table-row>
        <table:table-row table:style-name="ro6">
          <table:table-cell table:number-columns-repeated="8"/>
          <table:table-cell table:style-name="Default" office:value-type="string">
            <text:p>BOM</text:p>
            <text:p>(Overhead)</text:p>
          </table:table-cell>
          <table:table-cell table:style-name="ce33" table:formula="of:=[.J116]*(0.0925+0.111)" office:value-type="currency" office:currency="USD" office:value="62.3983798075">
            <text:p>$62.40</text:p>
          </table:table-cell>
          <table:table-cell table:style-name="Default" office:value-type="string">
            <text:p>Assumes 10% failure rate</text:p>
          </table:table-cell>
          <table:table-cell table:number-columns-repeated="53"/>
        </table:table-row>
        <table:table-row table:style-name="ro6">
          <table:table-cell table:number-columns-repeated="8"/>
          <table:table-cell table:style-name="Default" office:value-type="string">
            <text:p>Labor</text:p>
            <text:p>(ATX)</text:p>
          </table:table-cell>
          <table:table-cell table:style-name="Default" table:formula="of:=25*4" office:value-type="float" office:value="100">
            <text:p>100</text:p>
          </table:table-cell>
          <table:table-cell table:style-name="Default"/>
          <table:table-cell table:number-columns-repeated="53"/>
        </table:table-row>
        <table:table-row table:style-name="ro5">
          <table:table-cell table:number-columns-repeated="8"/>
          <table:table-cell table:style-name="ce29" office:value-type="string">
            <text:p>NRE</text:p>
          </table:table-cell>
          <table:table-cell table:style-name="ce33" table:formula="of:=[.E148]" office:value-type="currency" office:currency="USD" office:value="30.073275">
            <text:p>$30.07</text:p>
          </table:table-cell>
          <table:table-cell table:style-name="Default"/>
          <table:table-cell table:number-columns-repeated="53"/>
        </table:table-row>
        <table:table-row table:style-name="ro5">
          <table:table-cell table:number-columns-repeated="7"/>
          <table:table-cell table:style-name="ce36"/>
          <table:table-cell table:style-name="ce36" office:value-type="string">
            <text:p>Total COGs</text:p>
          </table:table-cell>
          <table:table-cell table:style-name="ce33" table:formula="of:=SUM([.J116:.J119])" office:value-type="currency" office:currency="USD" office:value="499.0975998075">
            <text:p>$499.10</text:p>
          </table:table-cell>
          <table:table-cell table:style-name="ce6" office:value-type="string">
            <text:p>Does not include my labor</text:p>
          </table:table-cell>
          <table:table-cell table:number-columns-repeated="53"/>
        </table:table-row>
        <table:table-row table:style-name="ro5">
          <table:table-cell table:number-columns-repeated="3"/>
          <table:table-cell table:style-name="ce36" office:value-type="string">
            <text:p>One-time costs NRE</text:p>
          </table:table-cell>
          <table:table-cell table:number-columns-repeated="6"/>
          <table:table-cell table:style-name="ce33"/>
          <table:table-cell table:number-columns-repeated="53"/>
        </table:table-row>
        <table:table-row table:style-name="ro5">
          <table:table-cell table:number-columns-repeated="2"/>
          <table:table-cell table:style-name="Default"/>
          <table:table-cell office:value-type="string">
            <text:p>Description</text:p>
          </table:table-cell>
          <table:table-cell table:style-name="ce12" office:value-type="string">
            <text:p>Amount</text:p>
          </table:table-cell>
          <table:table-cell table:number-columns-repeated="3"/>
          <table:table-cell table:style-name="ce28" office:value-type="string">
            <text:p>Sale Price</text:p>
          </table:table-cell>
          <table:table-cell table:style-name="ce32" office:value-type="currency" office:currency="USD" office:value="975">
            <text:p>$975.00</text:p>
          </table:table-cell>
          <table:table-cell table:style-name="ce33"/>
          <table:table-cell table:number-columns-repeated="53"/>
        </table:table-row>
        <table:table-row table:style-name="ro5">
          <table:table-cell table:number-columns-repeated="2"/>
          <table:table-cell table:style-name="Default"/>
          <table:table-cell office:value-type="string">
            <text:p>Digikey HVDCDC Noise Parts</text:p>
          </table:table-cell>
          <table:table-cell table:style-name="ce20" office:value-type="currency" office:currency="USD" office:value="28.24">
            <text:p>$28.24</text:p>
          </table:table-cell>
          <table:table-cell table:number-columns-repeated="5"/>
          <table:table-cell table:style-name="ce33"/>
          <table:table-cell table:number-columns-repeated="53"/>
        </table:table-row>
        <table:table-row table:style-name="ro5">
          <table:table-cell table:number-columns-repeated="2"/>
          <table:table-cell table:style-name="Default"/>
          <table:table-cell office:value-type="string">
            <text:p>Digikey Proto Fan</text:p>
          </table:table-cell>
          <table:table-cell table:style-name="ce20" table:formula="of:=3.89*1.0925" office:value-type="currency" office:currency="USD" office:value="4.249825">
            <text:p>$4.25</text:p>
          </table:table-cell>
          <table:table-cell table:number-columns-repeated="3"/>
          <table:table-cell table:style-name="Default" office:value-type="string">
            <text:p>Net profit</text:p>
          </table:table-cell>
          <table:table-cell table:style-name="ce33" table:formula="of:=[.J122]-[.J120]" office:value-type="currency" office:currency="USD" office:value="475.9024001925">
            <text:p>$475.90</text:p>
          </table:table-cell>
          <table:table-cell table:style-name="ce6" office:value-type="string">
            <text:p>Does not include my labor</text:p>
          </table:table-cell>
          <table:table-cell table:number-columns-repeated="53"/>
        </table:table-row>
        <table:table-row table:style-name="ro5">
          <table:table-cell table:number-columns-repeated="2"/>
          <table:table-cell table:style-name="Default"/>
          <table:table-cell office:value-type="string">
            <text:p>grid charger</text:p>
          </table:table-cell>
          <table:table-cell table:style-name="ce20" table:formula="of:=86.37*1.0925" office:value-type="currency" office:currency="USD" office:value="94.359225">
            <text:p>$94.36</text:p>
          </table:table-cell>
          <table:table-cell table:number-columns-repeated="5"/>
          <table:table-cell table:style-name="ce33"/>
          <table:table-cell table:number-columns-repeated="53"/>
        </table:table-row>
        <table:table-row table:style-name="ro5">
          <table:table-cell table:number-columns-repeated="2"/>
          <table:table-cell table:style-name="Default"/>
          <table:table-cell office:value-type="string">
            <text:p>2 nF capacitors</text:p>
          </table:table-cell>
          <table:table-cell table:style-name="ce20" table:formula="of:=21.24*1.0925" office:value-type="currency" office:currency="USD" office:value="23.2047">
            <text:p>$23.20</text:p>
          </table:table-cell>
          <table:table-cell table:number-columns-repeated="5"/>
          <table:table-cell table:style-name="ce33"/>
          <table:table-cell table:number-columns-repeated="53"/>
        </table:table-row>
        <table:table-row table:style-name="ro5">
          <table:table-cell table:number-columns-repeated="2"/>
          <table:table-cell table:style-name="Default"/>
          <table:table-cell office:value-type="string">
            <text:p>RevA PCB</text:p>
          </table:table-cell>
          <table:table-cell table:style-name="ce20" office:value-type="currency" office:currency="USD" office:value="201.56">
            <text:p>$201.56</text:p>
          </table:table-cell>
          <table:table-cell table:number-columns-repeated="59"/>
        </table:table-row>
        <table:table-row table:style-name="ro5">
          <table:table-cell table:number-columns-repeated="2"/>
          <table:table-cell table:style-name="Default"/>
          <table:table-cell office:value-type="string">
            <text:p>Crimping Tools</text:p>
          </table:table-cell>
          <table:table-cell table:style-name="ce20" office:value-type="currency" office:currency="USD" office:value="34.83">
            <text:p>$34.83</text:p>
          </table:table-cell>
          <table:table-cell table:number-columns-repeated="59"/>
        </table:table-row>
        <table:table-row table:style-name="ro5">
          <table:table-cell table:number-columns-repeated="2"/>
          <table:table-cell table:style-name="Default"/>
          <table:table-cell office:value-type="string">
            <text:p>QTY4 IMA harnesses</text:p>
          </table:table-cell>
          <table:table-cell table:style-name="ce20" table:formula="of:=105+62.45" office:value-type="currency" office:currency="USD" office:value="167.45">
            <text:p>$167.45</text:p>
          </table:table-cell>
          <table:table-cell table:number-columns-repeated="59"/>
        </table:table-row>
        <table:table-row table:style-name="ro5">
          <table:table-cell table:number-columns-repeated="2"/>
          <table:table-cell table:style-name="Default"/>
          <table:table-cell office:value-type="string">
            <text:p>Arduino Mega</text:p>
          </table:table-cell>
          <table:table-cell table:style-name="ce20" office:value-type="currency" office:currency="USD" office:value="50">
            <text:p>$50.00</text:p>
          </table:table-cell>
          <table:table-cell table:number-columns-repeated="59"/>
        </table:table-row>
        <table:table-row table:style-name="ro5">
          <table:table-cell table:number-columns-repeated="2"/>
          <table:table-cell table:style-name="Default"/>
          <table:table-cell office:value-type="string">
            <text:p>Atmel Debugger</text:p>
          </table:table-cell>
          <table:table-cell table:style-name="ce20" office:value-type="currency" office:currency="USD" office:value="92.94">
            <text:p>$92.94</text:p>
          </table:table-cell>
          <table:table-cell table:number-columns-repeated="59"/>
        </table:table-row>
        <table:table-row table:style-name="ro5">
          <table:table-cell table:number-columns-repeated="2"/>
          <table:table-cell table:style-name="Default"/>
          <table:table-cell office:value-type="string">
            <text:p>grid charger</text:p>
          </table:table-cell>
          <table:table-cell table:style-name="ce20" office:value-type="currency" office:currency="USD" office:value="140">
            <text:p>$140.00</text:p>
          </table:table-cell>
          <table:table-cell table:number-columns-repeated="59"/>
        </table:table-row>
        <table:table-row table:style-name="ro5">
          <table:table-cell table:number-columns-repeated="2"/>
          <table:table-cell table:style-name="Default"/>
          <table:table-cell office:value-type="string">
            <text:p>Junction Board</text:p>
          </table:table-cell>
          <table:table-cell table:style-name="ce20" office:value-type="currency" office:currency="USD" office:value="150">
            <text:p>$150.00</text:p>
          </table:table-cell>
          <table:table-cell table:number-columns-repeated="59"/>
        </table:table-row>
        <table:table-row table:style-name="ro5">
          <table:table-cell table:number-columns-repeated="2"/>
          <table:table-cell table:style-name="Default"/>
          <table:table-cell office:value-type="string">
            <text:p>McMaster Battery Hardware</text:p>
          </table:table-cell>
          <table:table-cell table:style-name="ce20" office:value-type="currency" office:currency="USD" office:value="133.73">
            <text:p>$133.73</text:p>
          </table:table-cell>
          <table:table-cell table:number-columns-repeated="59"/>
        </table:table-row>
        <table:table-row table:style-name="ro5">
          <table:table-cell table:number-columns-repeated="2"/>
          <table:table-cell table:style-name="Default"/>
          <table:table-cell office:value-type="string">
            <text:p>Linsight.org</text:p>
          </table:table-cell>
          <table:table-cell table:style-name="ce20" table:formula="of:=12+8.17+12" office:value-type="currency" office:currency="USD" office:value="32.17">
            <text:p>$32.17</text:p>
          </table:table-cell>
          <table:table-cell table:number-columns-repeated="59"/>
        </table:table-row>
        <table:table-row table:style-name="ro5">
          <table:table-cell table:number-columns-repeated="2"/>
          <table:table-cell table:style-name="Default"/>
          <table:table-cell office:value-type="string">
            <text:p>Digikey HMI switches</text:p>
          </table:table-cell>
          <table:table-cell table:style-name="ce20" office:value-type="currency" office:currency="USD" office:value="78.56">
            <text:p>$78.56</text:p>
          </table:table-cell>
          <table:table-cell table:number-columns-repeated="59"/>
        </table:table-row>
        <table:table-row table:style-name="ro5">
          <table:table-cell table:number-columns-repeated="2"/>
          <table:table-cell table:style-name="Default"/>
          <table:table-cell office:value-type="string">
            <text:p>Heat Former Parts</text:p>
          </table:table-cell>
          <table:table-cell table:style-name="ce20" office:value-type="currency" office:currency="USD" office:value="81.37">
            <text:p>$81.37</text:p>
          </table:table-cell>
          <table:table-cell table:number-columns-repeated="59"/>
        </table:table-row>
        <table:table-row table:style-name="ro5">
          <table:table-cell table:number-columns-repeated="2"/>
          <table:table-cell table:style-name="Default"/>
          <table:table-cell office:value-type="string">
            <text:p>RevB PCB (net increase)</text:p>
          </table:table-cell>
          <table:table-cell table:style-name="ce20" table:formula="of:=310.3-10*[.J4]" office:value-type="currency" office:currency="USD" office:value="191">
            <text:p>$191.00</text:p>
          </table:table-cell>
          <table:table-cell table:number-columns-repeated="59"/>
        </table:table-row>
        <table:table-row table:style-name="ro5" table:number-rows-repeated="7">
          <table:table-cell table:number-columns-repeated="2"/>
          <table:table-cell table:style-name="Default"/>
          <table:table-cell/>
          <table:table-cell table:style-name="ce20"/>
          <table:table-cell table:number-columns-repeated="59"/>
        </table:table-row>
        <table:table-row table:style-name="ro5">
          <table:table-cell table:number-columns-repeated="2"/>
          <table:table-cell table:style-name="Default"/>
          <table:table-cell office:value-type="string">
            <text:p>Prototyping NRE</text:p>
          </table:table-cell>
          <table:table-cell table:style-name="ce20" table:formula="of:=SUM([.E123:.E145])" office:value-type="currency" office:currency="USD" office:value="1503.66375">
            <text:p>$1,503.66</text:p>
          </table:table-cell>
          <table:table-cell table:number-columns-repeated="59"/>
        </table:table-row>
        <table:table-row table:style-name="ro5">
          <table:table-cell table:number-columns-repeated="2"/>
          <table:table-cell table:style-name="Default"/>
          <table:table-cell/>
          <table:table-cell table:style-name="ce20"/>
          <table:table-cell table:number-columns-repeated="59"/>
        </table:table-row>
        <table:table-row table:style-name="ro5">
          <table:table-cell table:number-columns-repeated="2"/>
          <table:table-cell table:style-name="Default"/>
          <table:table-cell office:value-type="string">
            <text:p>NRE $/Unit</text:p>
          </table:table-cell>
          <table:table-cell table:style-name="ce20" table:formula="of:=[.E146]/50" office:value-type="currency" office:currency="USD" office:value="30.073275">
            <text:p>$30.07</text:p>
          </table:table-cell>
          <table:table-cell table:number-columns-repeated="59"/>
        </table:table-row>
        <table:table-row table:style-name="ro5" table:number-rows-repeated="104842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PCB@SMT" table:style-name="ta1">
        <table:table-column table:style-name="co16" table:number-columns-repeated="55" table:default-cell-style-name="Default"/>
        <table:table-row table:style-name="ro3">
          <table:table-cell/>
          <table:table-cell table:style-name="ce35"/>
          <table:table-cell table:style-name="ce27"/>
          <table:table-cell table:style-name="ce35" table:number-columns-repeated="3"/>
          <table:table-cell table:style-name="ce52" table:number-columns-repeated="2"/>
          <table:table-cell/>
          <table:table-cell table:style-name="ce52" table:number-columns-repeated="2"/>
          <table:table-cell table:style-name="ce35"/>
          <table:table-cell table:style-name="ce52"/>
          <table:table-cell table:style-name="ce35" table:number-columns-repeated="2"/>
          <table:table-cell table:style-name="ce52"/>
          <table:table-cell table:style-name="ce35"/>
          <table:table-cell table:style-name="ce52"/>
          <table:table-cell table:style-name="ce35" table:number-columns-repeated="2"/>
          <table:table-cell table:style-name="ce67" table:number-columns-repeated="2"/>
          <table:table-cell table:style-name="ce35" table:number-columns-repeated="33"/>
        </table:table-row>
        <table:table-row table:style-name="ro3">
          <table:table-cell table:number-columns-repeated="55"/>
        </table:table-row>
        <table:table-row table:style-name="ro3">
          <table:table-cell table:style-name="ce36" office:value-type="string" calcext:value-type="string">
            <text:p>Resistors</text:p>
          </table:table-cell>
          <table:table-cell table:number-columns-repeated="54"/>
        </table:table-row>
        <table:table-row table:style-name="ro3" table:number-rows-repeated="19">
          <table:table-cell table:number-columns-repeated="55"/>
        </table:table-row>
        <table:table-row table:style-name="ro3">
          <table:table-cell table:style-name="ce36" office:value-type="string" calcext:value-type="string">
            <text:p>Capacitors</text:p>
          </table:table-cell>
          <table:table-cell table:number-columns-repeated="54"/>
        </table:table-row>
      </table:table>
      <table:table table:name="PCB@TH" table:style-name="ta1">
        <table:table-column table:style-name="co16" table:default-cell-style-name="Default"/>
        <table:table-row table:style-name="ro3">
          <table:table-cell/>
        </table:table-row>
      </table:table>
      <table:table table:name="PCB@Sale" table:style-name="ta1">
        <table:table-column table:style-name="co16" table:default-cell-style-name="Default"/>
        <table:table-row table:style-name="ro3">
          <table:table-cell/>
        </table:table-row>
      </table:table>
      <table:table table:name="Kit@Sale" table:style-name="ta1">
        <table:table-column table:style-name="co16" table:default-cell-style-name="Default"/>
        <table:table-row table:style-name="ro3">
          <table:table-cell/>
        </table:table-row>
      </table:table>
      <table:database-ranges>
        <table:database-range table:name="__Anonymous_Sheet_DB__0" table:target-range-address="BOM.C2:BOM.F74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4" number:min-integer-digits="1"/>
    </number:number-style>
    <number:number-style style:name="N118" number:title="User-defined">
      <number:number number:decimal-places="3" number:min-integer-digits="1"/>
    </number:number-style>
    <number:currency-style style:name="N12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0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8">06/28/2021</text:date>, <text:time>02:2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28T02:25:30</dc:date>
    <meta:generator>OpenOffice/4.1.5$Unix OpenOffice.org_project/415m1$Build-9789</meta:generator>
    <meta:editing-duration>P2DT7H27M1S</meta:editing-duration>
    <meta:editing-cycles>129</meta:editing-cycles>
    <dc:creator>John </dc:creator>
    <meta:document-statistic meta:table-count="5" meta:cell-count="1299" meta:object-count="0"/>
  </office:meta>
</office:document-meta>
</file>